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ter tight" svg:font-family="'inter tight', apple-system, BlinkMacSystemFont, 'Segoe UI', Roboto, 'Helvetica Neue', Arial, 'Noto Sans', 'Liberation Sans', sans-serif, 'Apple Color Emoji', 'Segoe UI Emoji', 'Segoe UI Symbol', 'Noto Color Emoji'"/>
  </office:font-face-decls>
  <office:automatic-styles>
    <style:style style:name="Tabelle1" style:family="table">
      <style:table-properties style:width="14.691cm" table:align="left"/>
    </style:style>
    <style:style style:name="Tabelle1.A" style:family="table-column">
      <style:table-column-properties style:column-width="3.216cm"/>
    </style:style>
    <style:style style:name="Tabelle1.B" style:family="table-column">
      <style:table-column-properties style:column-width="4.757cm"/>
    </style:style>
    <style:style style:name="Tabelle1.C" style:family="table-column">
      <style:table-column-properties style:column-width="1.009cm"/>
    </style:style>
    <style:style style:name="Tabelle1.D" style:family="table-column">
      <style:table-column-properties style:column-width="5.71cm"/>
    </style:style>
    <style:style style:name="Tabelle1.A1" style:family="table-cell">
      <style:table-cell-properties style:vertical-align="middle" fo:padding-left="0cm" fo:padding-right="0.049cm" fo:padding-top="0cm" fo:padding-bottom="0.049cm" fo:border-left="none" fo:border-right="0.75pt solid #000000" fo:border-top="none" fo:border-bottom="0.75pt solid #000000"/>
    </style:style>
    <style:style style:name="Tabelle2" style:family="table">
      <style:table-properties style:width="10.735cm" table:align="left"/>
    </style:style>
    <style:style style:name="Tabelle2.A" style:family="table-column">
      <style:table-column-properties style:column-width="2.499cm"/>
    </style:style>
    <style:style style:name="Tabelle2.B" style:family="table-column">
      <style:table-column-properties style:column-width="2.35cm"/>
    </style:style>
    <style:style style:name="Tabelle2.C" style:family="table-column">
      <style:table-column-properties style:column-width="5.886cm"/>
    </style:style>
    <style:style style:name="Tabelle2.A1" style:family="table-cell">
      <style:table-cell-properties style:vertical-align="middle" fo:padding-left="0cm" fo:padding-right="0.049cm" fo:padding-top="0cm" fo:padding-bottom="0.049cm" fo:border-left="none" fo:border-right="0.75pt solid #000000" fo:border-top="none" fo:border-bottom="0.75pt solid #000000"/>
    </style:style>
    <style:style style:name="P1" style:family="paragraph" style:parent-style-name="Standard">
      <style:text-properties style:font-name="Calibri" fo:font-size="10pt" fo:font-weight="bold" officeooo:rsid="0004d36e" officeooo:paragraph-rsid="0004d36e" style:font-size-asian="10pt" style:font-weight-asian="bold" style:font-size-complex="10pt" style:font-weight-complex="bold"/>
    </style:style>
    <style:style style:name="P2" style:family="paragraph" style:parent-style-name="Standard">
      <style:text-properties style:font-name="Calibri" fo:font-size="10pt" style:font-size-asian="10pt" style:font-size-complex="10pt"/>
    </style:style>
    <style:style style:name="P3" style:family="paragraph" style:parent-style-name="Standard">
      <style:text-properties style:font-name="Calibri" fo:font-size="10pt" fo:font-weight="bold" officeooo:rsid="0006b779" officeooo:paragraph-rsid="0006b779" style:font-size-asian="10pt" style:font-weight-asian="bold" style:font-size-complex="10pt" style:font-weight-complex="bold"/>
    </style:style>
    <style:style style:name="P4" style:family="paragraph" style:parent-style-name="Standard">
      <style:text-properties style:font-name="Calibri" fo:font-size="10pt" officeooo:rsid="0006b779" officeooo:paragraph-rsid="0006b779" style:font-size-asian="10pt" style:font-size-complex="10pt"/>
    </style:style>
    <style:style style:name="P5" style:family="paragraph" style:parent-style-name="Heading_20_2">
      <style:text-properties officeooo:rsid="0006b779" officeooo:paragraph-rsid="0006b779"/>
    </style:style>
    <style:style style:name="P6" style:family="paragraph" style:parent-style-name="Heading_20_2">
      <style:paragraph-properties fo:margin-left="0cm" fo:margin-right="0cm" fo:text-indent="0cm" style:auto-text-indent="false" fo:padding="0cm" fo:border="none"/>
      <style:text-properties officeooo:rsid="0006b779"/>
    </style:style>
    <style:style style:name="P7" style:family="paragraph" style:parent-style-name="Text_20_body" style:list-style-name="L1">
      <style:paragraph-properties fo:margin-left="0cm" fo:margin-right="0cm" fo:text-indent="0cm" style:auto-text-indent="false" fo:padding="0cm" fo:border="none"/>
      <style:text-properties style:font-name="Calibri" fo:font-size="10pt" officeooo:rsid="0006b779" style:font-size-asian="10pt" style:font-size-complex="10pt"/>
    </style:style>
    <style:style style:name="P8" style:family="paragraph" style:parent-style-name="Text_20_body" style:list-style-name="L2">
      <style:paragraph-properties fo:margin-left="0cm" fo:margin-right="0cm" fo:text-indent="0cm" style:auto-text-indent="false" fo:padding="0cm" fo:border="none"/>
      <style:text-properties officeooo:rsid="0006b779"/>
    </style:style>
    <style:style style:name="P9" style:family="paragraph" style:parent-style-name="Text_20_body" style:list-style-name="L2">
      <style:paragraph-properties fo:margin-left="0cm" fo:margin-right="0cm" fo:text-indent="0cm" style:auto-text-indent="false" fo:padding="0cm" fo:border="none"/>
      <style:text-properties style:font-name="Calibri" fo:font-size="10pt" officeooo:rsid="0006b779" style:font-size-asian="10pt" style:font-size-complex="10pt"/>
    </style:style>
    <style:style style:name="P10" style:family="paragraph" style:parent-style-name="Text_20_body" style:list-style-name="L3">
      <style:paragraph-properties fo:margin-left="0cm" fo:margin-right="0cm" fo:text-indent="0cm" style:auto-text-indent="false" fo:padding="0cm" fo:border="none"/>
      <style:text-properties style:font-name="Calibri" fo:font-size="10pt" officeooo:rsid="0006b779" style:font-size-asian="10pt" style:font-size-complex="10pt"/>
    </style:style>
    <style:style style:name="P11" style:family="paragraph" style:parent-style-name="Text_20_body" style:list-style-name="L3">
      <style:paragraph-properties fo:margin-left="0cm" fo:margin-right="0cm" fo:text-indent="0cm" style:auto-text-indent="false" fo:padding="0cm" fo:border="none"/>
      <style:text-properties officeooo:rsid="0006b779"/>
    </style:style>
    <style:style style:name="P12" style:family="paragraph" style:parent-style-name="Text_20_body" style:list-style-name="L4">
      <style:paragraph-properties fo:margin-left="0cm" fo:margin-right="0cm" fo:text-indent="0cm" style:auto-text-indent="false" fo:padding="0cm" fo:border="none"/>
      <style:text-properties officeooo:rsid="0006b779"/>
    </style:style>
    <style:style style:name="P13" style:family="paragraph" style:parent-style-name="Text_20_body" style:list-style-name="L4">
      <style:paragraph-properties fo:margin-left="0cm" fo:margin-right="0cm" fo:text-indent="0cm" style:auto-text-indent="false" fo:padding="0cm" fo:border="none"/>
      <style:text-properties style:font-name="Calibri" fo:font-size="10pt" officeooo:rsid="0006b779" style:font-size-asian="10pt" style:font-size-complex="10pt"/>
    </style:style>
    <style:style style:name="P14" style:family="paragraph" style:parent-style-name="Text_20_body" style:list-style-name="L5">
      <style:paragraph-properties fo:margin-left="0cm" fo:margin-right="0cm" fo:text-indent="0cm" style:auto-text-indent="false" fo:padding="0cm" fo:border="none"/>
      <style:text-properties style:font-name="Calibri" fo:font-size="10pt" officeooo:rsid="0006b779" style:font-size-asian="10pt" style:font-size-complex="10pt"/>
    </style:style>
    <style:style style:name="P15" style:family="paragraph" style:parent-style-name="Preformatted_20_Text">
      <style:paragraph-properties fo:margin-left="0cm" fo:margin-right="0cm" fo:text-indent="0cm" style:auto-text-indent="false" fo:padding="0cm" fo:border="none"/>
      <style:text-properties style:font-name="Calibri" fo:font-size="10pt" officeooo:rsid="0006b779" style:font-size-asian="10pt" style:font-size-complex="10pt" loext:padding="0cm" loext:border="none"/>
    </style:style>
    <style:style style:name="P16" style:family="paragraph" style:parent-style-name="Preformatted_20_Text">
      <style:paragraph-properties fo:margin-left="0cm" fo:margin-right="0cm" fo:text-indent="0cm" style:auto-text-indent="false" fo:padding="0cm" fo:border="none"/>
      <style:text-properties officeooo:rsid="0006b779"/>
    </style:style>
    <style:style style:name="P17" style:family="paragraph" style:parent-style-name="Preformatted_20_Text">
      <style:paragraph-properties fo:margin-left="0cm" fo:margin-right="0cm" fo:margin-top="0cm" fo:margin-bottom="0.499cm" style:contextual-spacing="false" fo:text-indent="0cm" style:auto-text-indent="false" fo:padding="0cm" fo:border="none"/>
      <style:text-properties officeooo:rsid="0006b779"/>
    </style:style>
    <style:style style:name="P18" style:family="paragraph" style:parent-style-name="Text_20_body" style:list-style-name="L6">
      <style:paragraph-properties fo:margin-left="0cm" fo:margin-right="0cm" fo:text-indent="0cm" style:auto-text-indent="false" fo:padding="0cm" fo:border="none"/>
      <style:text-properties style:font-name="Calibri" fo:font-size="10pt" officeooo:rsid="0006b779" style:font-size-asian="10pt" style:font-size-complex="10pt"/>
    </style:style>
    <style:style style:name="P19" style:family="paragraph" style:parent-style-name="Text_20_body" style:list-style-name="L7">
      <style:paragraph-properties fo:margin-left="0cm" fo:margin-right="0cm" fo:text-indent="0cm" style:auto-text-indent="false" fo:padding="0cm" fo:border="none"/>
      <style:text-properties style:font-name="Calibri" fo:font-size="10pt" officeooo:rsid="0006b779" style:font-size-asian="10pt" style:font-size-complex="10pt"/>
    </style:style>
    <style:style style:name="P20" style:family="paragraph" style:parent-style-name="Text_20_body" style:list-style-name="L7">
      <style:paragraph-properties fo:margin-left="0cm" fo:margin-right="0cm" fo:text-indent="0cm" style:auto-text-indent="false" fo:padding="0cm" fo:border="none"/>
      <style:text-properties officeooo:rsid="0006b779"/>
    </style:style>
    <style:style style:name="P21" style:family="paragraph" style:parent-style-name="Text_20_body" style:list-style-name="L8">
      <style:paragraph-properties fo:margin-left="0cm" fo:margin-right="0cm" fo:text-indent="0cm" style:auto-text-indent="false" fo:padding="0cm" fo:border="none"/>
      <style:text-properties officeooo:rsid="0006b779"/>
    </style:style>
    <style:style style:name="P22" style:family="paragraph" style:parent-style-name="Text_20_body" style:list-style-name="L8">
      <style:paragraph-properties fo:margin-left="0cm" fo:margin-right="0cm" fo:text-indent="0cm" style:auto-text-indent="false" fo:padding="0cm" fo:border="none"/>
      <style:text-properties style:font-name="Calibri" fo:font-size="10pt" officeooo:rsid="0006b779" style:font-size-asian="10pt" style:font-size-complex="10pt"/>
    </style:style>
    <style:style style:name="P23" style:family="paragraph" style:parent-style-name="Text_20_body" style:list-style-name="L9">
      <style:paragraph-properties fo:margin-left="0cm" fo:margin-right="0cm" fo:text-indent="0cm" style:auto-text-indent="false" fo:padding="0cm" fo:border="none"/>
      <style:text-properties officeooo:rsid="0006b779"/>
    </style:style>
    <style:style style:name="P24" style:family="paragraph" style:parent-style-name="Text_20_body" style:list-style-name="L9">
      <style:paragraph-properties fo:margin-left="0cm" fo:margin-right="0cm" fo:text-indent="0cm" style:auto-text-indent="false" fo:padding="0cm" fo:border="none"/>
      <style:text-properties style:font-name="Calibri" fo:font-size="10pt" officeooo:rsid="0006b779" style:font-size-asian="10pt" style:font-size-complex="10pt"/>
    </style:style>
    <style:style style:name="P25" style:family="paragraph" style:parent-style-name="Text_20_body" style:list-style-name="L10">
      <style:paragraph-properties fo:margin-left="0cm" fo:margin-right="0cm" fo:text-indent="0cm" style:auto-text-indent="false" fo:padding="0cm" fo:border="none"/>
      <style:text-properties officeooo:rsid="0006b779"/>
    </style:style>
    <style:style style:name="P26" style:family="paragraph" style:parent-style-name="Text_20_body" style:list-style-name="L10">
      <style:paragraph-properties fo:margin-left="0cm" fo:margin-right="0cm" fo:text-indent="0cm" style:auto-text-indent="false" fo:padding="0cm" fo:border="none"/>
      <style:text-properties style:font-name="Calibri" fo:font-size="10pt" officeooo:rsid="0006b779" style:font-size-asian="10pt" style:font-size-complex="10pt"/>
    </style:style>
    <style:style style:name="P27" style:family="paragraph" style:parent-style-name="Text_20_body" style:list-style-name="L11">
      <style:paragraph-properties fo:margin-left="0cm" fo:margin-right="0cm" fo:text-indent="0cm" style:auto-text-indent="false" fo:padding="0cm" fo:border="none"/>
      <style:text-properties officeooo:rsid="0006b779"/>
    </style:style>
    <style:style style:name="P28" style:family="paragraph" style:parent-style-name="Text_20_body" style:list-style-name="L12">
      <style:paragraph-properties fo:margin-left="0cm" fo:margin-right="0cm" fo:text-indent="0cm" style:auto-text-indent="false" fo:padding="0cm" fo:border="none"/>
      <style:text-properties style:font-name="Calibri" fo:font-size="10pt" officeooo:rsid="0006b779" style:font-size-asian="10pt" style:font-size-complex="10pt"/>
    </style:style>
    <style:style style:name="P29" style:family="paragraph" style:parent-style-name="Text_20_body" style:list-style-name="L13">
      <style:paragraph-properties fo:margin-left="0cm" fo:margin-right="0cm" fo:text-indent="0cm" style:auto-text-indent="false" fo:padding="0cm" fo:border="none"/>
      <style:text-properties officeooo:rsid="0006b779"/>
    </style:style>
    <style:style style:name="P30" style:family="paragraph" style:parent-style-name="Text_20_body" style:list-style-name="L13">
      <style:paragraph-properties fo:margin-left="0cm" fo:margin-right="0cm" fo:text-indent="0cm" style:auto-text-indent="false" fo:padding="0cm" fo:border="none"/>
      <style:text-properties style:font-name="Calibri" fo:font-size="10pt" officeooo:rsid="0006b779" style:font-size-asian="10pt" style:font-size-complex="10pt"/>
    </style:style>
    <style:style style:name="P31" style:family="paragraph" style:parent-style-name="Text_20_body" style:list-style-name="L14">
      <style:paragraph-properties fo:margin-left="0cm" fo:margin-right="0cm" fo:text-indent="0cm" style:auto-text-indent="false" fo:padding="0cm" fo:border="none"/>
      <style:text-properties officeooo:rsid="0006b779"/>
    </style:style>
    <style:style style:name="P32" style:family="paragraph" style:parent-style-name="Text_20_body" style:list-style-name="L14">
      <style:paragraph-properties fo:margin-left="0cm" fo:margin-right="0cm" fo:text-indent="0cm" style:auto-text-indent="false" fo:padding="0cm" fo:border="none"/>
      <style:text-properties style:font-name="Calibri" fo:font-size="10pt" officeooo:rsid="0006b779" style:font-size-asian="10pt" style:font-size-complex="10pt"/>
    </style:style>
    <style:style style:name="P33" style:family="paragraph" style:parent-style-name="Text_20_body" style:list-style-name="L15">
      <style:paragraph-properties fo:margin-left="0cm" fo:margin-right="0cm" fo:text-indent="0cm" style:auto-text-indent="false" fo:padding="0cm" fo:border="none"/>
      <style:text-properties style:font-name="Calibri" fo:font-size="10pt" officeooo:rsid="0006b779" style:font-size-asian="10pt" style:font-size-complex="10pt"/>
    </style:style>
    <style:style style:name="P34" style:family="paragraph" style:parent-style-name="Text_20_body" style:list-style-name="L15">
      <style:paragraph-properties fo:margin-left="0cm" fo:margin-right="0cm" fo:text-indent="0cm" style:auto-text-indent="false" fo:padding="0cm" fo:border="none"/>
      <style:text-properties officeooo:rsid="0006b779"/>
    </style:style>
    <style:style style:name="P35" style:family="paragraph" style:parent-style-name="Text_20_body" style:list-style-name="L16">
      <style:paragraph-properties fo:margin-left="0cm" fo:margin-right="0cm" fo:text-indent="0cm" style:auto-text-indent="false" fo:padding="0cm" fo:border="none"/>
      <style:text-properties style:font-name="Calibri" fo:font-size="10pt" officeooo:rsid="0006b779" style:font-size-asian="10pt" style:font-size-complex="10pt"/>
    </style:style>
    <style:style style:name="P36" style:family="paragraph" style:parent-style-name="Text_20_body" style:list-style-name="L17">
      <style:paragraph-properties fo:margin-left="0cm" fo:margin-right="0cm" fo:text-indent="0cm" style:auto-text-indent="false" fo:padding="0cm" fo:border="none"/>
      <style:text-properties officeooo:rsid="0006b779"/>
    </style:style>
    <style:style style:name="P37" style:family="paragraph" style:parent-style-name="Text_20_body" style:list-style-name="L17">
      <style:paragraph-properties fo:margin-left="0cm" fo:margin-right="0cm" fo:text-indent="0cm" style:auto-text-indent="false" fo:padding="0cm" fo:border="none"/>
      <style:text-properties style:font-name="Calibri" fo:font-size="10pt" officeooo:rsid="0006b779" style:font-size-asian="10pt" style:font-size-complex="10pt"/>
    </style:style>
    <style:style style:name="P38" style:family="paragraph" style:parent-style-name="Text_20_body" style:list-style-name="L18">
      <style:paragraph-properties fo:margin-left="0cm" fo:margin-right="0cm" fo:text-indent="0cm" style:auto-text-indent="false" fo:padding="0cm" fo:border="none"/>
      <style:text-properties officeooo:rsid="0006b779"/>
    </style:style>
    <style:style style:name="P39" style:family="paragraph" style:parent-style-name="Text_20_body" style:list-style-name="L19">
      <style:paragraph-properties fo:margin-left="0cm" fo:margin-right="0cm" fo:text-indent="0cm" style:auto-text-indent="false" fo:padding="0cm" fo:border="none"/>
      <style:text-properties officeooo:rsid="0006b779"/>
    </style:style>
    <style:style style:name="P40" style:family="paragraph" style:parent-style-name="Text_20_body" style:list-style-name="L19">
      <style:paragraph-properties fo:margin-left="0cm" fo:margin-right="0cm" fo:text-indent="0cm" style:auto-text-indent="false" fo:padding="0cm" fo:border="none"/>
      <style:text-properties style:font-name="Calibri" fo:font-size="10pt" officeooo:rsid="0006b779" style:font-size-asian="10pt" style:font-size-complex="10pt"/>
    </style:style>
    <style:style style:name="P41" style:family="paragraph" style:parent-style-name="Text_20_body" style:list-style-name="L20">
      <style:paragraph-properties fo:margin-left="0cm" fo:margin-right="0cm" fo:text-indent="0cm" style:auto-text-indent="false" fo:padding="0cm" fo:border="none"/>
      <style:text-properties officeooo:rsid="0006b779"/>
    </style:style>
    <style:style style:name="P42" style:family="paragraph" style:parent-style-name="Text_20_body" style:list-style-name="L20">
      <style:paragraph-properties fo:margin-left="0cm" fo:margin-right="0cm" fo:text-indent="0cm" style:auto-text-indent="false" fo:padding="0cm" fo:border="none"/>
      <style:text-properties style:font-name="Calibri" fo:font-size="10pt" officeooo:rsid="0006b779" style:font-size-asian="10pt" style:font-size-complex="10pt"/>
    </style:style>
    <style:style style:name="P43" style:family="paragraph" style:parent-style-name="Text_20_body" style:list-style-name="L21">
      <style:paragraph-properties fo:margin-left="0cm" fo:margin-right="0cm" fo:text-indent="0cm" style:auto-text-indent="false" fo:padding="0cm" fo:border="none"/>
      <style:text-properties officeooo:rsid="0006b779"/>
    </style:style>
    <style:style style:name="P44" style:family="paragraph" style:parent-style-name="Text_20_body" style:list-style-name="L21">
      <style:paragraph-properties fo:margin-left="0cm" fo:margin-right="0cm" fo:text-indent="0cm" style:auto-text-indent="false" fo:padding="0cm" fo:border="none"/>
      <style:text-properties style:font-name="Calibri" fo:font-size="10pt" officeooo:rsid="0006b779" style:font-size-asian="10pt" style:font-size-complex="10pt"/>
    </style:style>
    <style:style style:name="P45" style:family="paragraph" style:parent-style-name="Text_20_body" style:list-style-name="L22">
      <style:paragraph-properties fo:margin-left="0cm" fo:margin-right="0cm" fo:text-indent="0cm" style:auto-text-indent="false" fo:padding="0cm" fo:border="none"/>
      <style:text-properties officeooo:rsid="0006b779"/>
    </style:style>
    <style:style style:name="P46" style:family="paragraph" style:parent-style-name="Text_20_body" style:list-style-name="L22">
      <style:paragraph-properties fo:margin-left="0cm" fo:margin-right="0cm" fo:text-indent="0cm" style:auto-text-indent="false" fo:padding="0cm" fo:border="none"/>
      <style:text-properties style:font-name="Calibri" fo:font-size="10pt" officeooo:rsid="0006b779" style:font-size-asian="10pt" style:font-size-complex="10pt"/>
    </style:style>
    <style:style style:name="P47" style:family="paragraph" style:parent-style-name="Text_20_body" style:list-style-name="L23">
      <style:paragraph-properties fo:margin-left="0cm" fo:margin-right="0cm" fo:text-indent="0cm" style:auto-text-indent="false" fo:padding="0cm" fo:border="none"/>
      <style:text-properties style:font-name="Calibri" fo:font-size="10pt" officeooo:rsid="0006b779" style:font-size-asian="10pt" style:font-size-complex="10pt"/>
    </style:style>
    <style:style style:name="P48" style:family="paragraph" style:parent-style-name="Text_20_body" style:list-style-name="L23">
      <style:paragraph-properties fo:margin-left="0cm" fo:margin-right="0cm" fo:text-indent="0cm" style:auto-text-indent="false" fo:padding="0cm" fo:border="none"/>
      <style:text-properties officeooo:rsid="0006b779"/>
    </style:style>
    <style:style style:name="P49" style:family="paragraph" style:parent-style-name="Text_20_body" style:list-style-name="L24">
      <style:paragraph-properties fo:margin-left="0cm" fo:margin-right="0cm" fo:text-indent="0cm" style:auto-text-indent="false" fo:padding="0cm" fo:border="none"/>
      <style:text-properties officeooo:rsid="0006b779"/>
    </style:style>
    <style:style style:name="P50" style:family="paragraph" style:parent-style-name="Text_20_body" style:list-style-name="L24">
      <style:paragraph-properties fo:margin-left="0cm" fo:margin-right="0cm" fo:text-indent="0cm" style:auto-text-indent="false" fo:padding="0cm" fo:border="none"/>
      <style:text-properties style:font-name="Calibri" fo:font-size="10pt" officeooo:rsid="0006b779" style:font-size-asian="10pt" style:font-size-complex="10pt"/>
    </style:style>
    <style:style style:name="P51" style:family="paragraph" style:parent-style-name="Text_20_body" style:list-style-name="L25">
      <style:paragraph-properties fo:margin-left="0cm" fo:margin-right="0cm" fo:text-indent="0cm" style:auto-text-indent="false" fo:padding="0cm" fo:border="none"/>
      <style:text-properties officeooo:rsid="0006b779"/>
    </style:style>
    <style:style style:name="P52" style:family="paragraph" style:parent-style-name="Text_20_body" style:list-style-name="L26">
      <style:paragraph-properties fo:margin-left="0cm" fo:margin-right="0cm" fo:text-indent="0cm" style:auto-text-indent="false" fo:padding="0cm" fo:border="none"/>
      <style:text-properties officeooo:rsid="0006b779"/>
    </style:style>
    <style:style style:name="P53" style:family="paragraph" style:parent-style-name="Text_20_body" style:list-style-name="L27">
      <style:paragraph-properties fo:margin-left="0cm" fo:margin-right="0cm" fo:text-indent="0cm" style:auto-text-indent="false" fo:padding="0cm" fo:border="none"/>
      <style:text-properties style:font-name="Calibri" fo:font-size="10pt" officeooo:rsid="0006b779" style:font-size-asian="10pt" style:font-size-complex="10pt"/>
    </style:style>
    <style:style style:name="P54" style:family="paragraph" style:parent-style-name="Horizontal_20_Line">
      <style:text-properties style:font-name="Calibri" fo:font-size="10pt" officeooo:rsid="0006b779" style:font-size-asian="10pt" style:font-size-complex="10pt"/>
    </style:style>
    <style:style style:name="P55" style:family="paragraph" style:parent-style-name="Text_20_body">
      <style:paragraph-properties fo:margin-left="0cm" fo:margin-right="0cm" fo:text-indent="0cm" style:auto-text-indent="false" fo:padding="0cm" fo:border="none"/>
      <style:text-properties officeooo:rsid="0006b779"/>
    </style:style>
    <style:style style:name="P56" style:family="paragraph" style:parent-style-name="Text_20_body" style:list-style-name="L28">
      <style:paragraph-properties fo:margin-left="0cm" fo:margin-right="0cm" fo:text-indent="0cm" style:auto-text-indent="false" fo:padding="0cm" fo:border="none"/>
      <style:text-properties style:font-name="Calibri" fo:font-size="10pt" officeooo:rsid="0006b779" style:font-size-asian="10pt" style:font-size-complex="10pt"/>
    </style:style>
    <style:style style:name="P57" style:family="paragraph" style:parent-style-name="Standard">
      <style:text-properties style:font-name="Calibri" fo:font-size="10pt" officeooo:rsid="00079f59" officeooo:paragraph-rsid="00079f59" style:font-size-asian="10pt" style:font-size-complex="10pt"/>
    </style:style>
    <style:style style:name="P58" style:family="paragraph" style:parent-style-name="Preformatted_20_Text">
      <style:text-properties style:font-name="Liberation Serif" fo:font-size="12pt" officeooo:rsid="00079f59" officeooo:paragraph-rsid="00079f59" style:font-size-asian="12pt" style:font-size-complex="12pt"/>
    </style:style>
    <style:style style:name="P59" style:family="paragraph" style:parent-style-name="Preformatted_20_Text">
      <style:paragraph-properties fo:margin-top="0cm" fo:margin-bottom="0.247cm" style:contextual-spacing="false" fo:text-align="start" style:justify-single-word="false" fo:orphans="2" fo:widows="2" fo:text-indent="0cm" style:auto-text-indent="false"/>
      <style:text-properties fo:font-variant="normal" fo:text-transform="none" fo:color="#1d2125" loext:opacity="100%" style:font-name="Calibri" fo:font-size="10pt" fo:letter-spacing="normal" fo:font-style="normal" fo:font-weight="normal" officeooo:rsid="00079f59" style:font-size-asian="10pt" style:font-size-complex="10pt"/>
    </style:style>
    <style:style style:name="P60" style:family="paragraph" style:parent-style-name="Preformatted_20_Text">
      <style:paragraph-properties fo:margin-left="0cm" fo:margin-right="0cm" fo:margin-top="0cm" fo:margin-bottom="0.247cm" style:contextual-spacing="false" fo:text-align="start" style:justify-single-word="false" fo:orphans="2" fo:widows="2" fo:text-indent="0cm" style:auto-text-indent="false"/>
      <style:text-properties style:font-name="Liberation Serif" fo:font-size="12pt" officeooo:rsid="00079f59" style:font-size-asian="12pt" style:font-size-complex="12pt"/>
    </style:style>
    <style:style style:name="P61" style:family="paragraph" style:parent-style-name="Preformatted_20_Text">
      <style:paragraph-properties fo:margin-left="0cm" fo:margin-right="0cm" fo:margin-top="0cm" fo:margin-bottom="0.247cm" style:contextual-spacing="false" fo:text-align="start" style:justify-single-word="false" fo:orphans="2" fo:widows="2" fo:text-indent="0cm" style:auto-text-indent="false"/>
      <style:text-properties style:font-name="Calibri" fo:font-size="10pt" officeooo:rsid="00079f59" style:font-size-asian="10pt" style:font-size-complex="10pt"/>
    </style:style>
    <style:style style:name="P62" style:family="paragraph" style:parent-style-name="Preformatted_20_Text">
      <style:paragraph-properties fo:margin-top="0cm" fo:margin-bottom="0.247cm" style:contextual-spacing="false" fo:text-align="start" style:justify-single-word="false" fo:orphans="2" fo:widows="2" fo:text-indent="0cm" style:auto-text-indent="false"/>
      <style:text-properties style:font-name="Liberation Serif" fo:font-size="12pt" officeooo:rsid="00079f59" style:font-size-asian="12pt" style:font-size-complex="12pt"/>
    </style:style>
    <style:style style:name="P63" style:family="paragraph" style:parent-style-name="Preformatted_20_Text">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1d2125" loext:opacity="100%" style:font-name="Calibri" fo:font-size="10pt" fo:letter-spacing="normal" fo:font-style="normal" fo:font-weight="normal" officeooo:rsid="00079f59" style:font-size-asian="10pt" style:font-size-complex="10pt"/>
    </style:style>
    <style:style style:name="P64" style:family="paragraph" style:parent-style-name="Preformatted_20_Text">
      <style:paragraph-properties fo:margin-top="0cm" fo:margin-bottom="0.247cm" style:contextual-spacing="false" fo:text-align="start" style:justify-single-word="false" fo:orphans="2" fo:widows="2" fo:text-indent="0cm" style:auto-text-indent="false"/>
      <style:text-properties fo:font-variant="normal" fo:text-transform="none" fo:color="#1d2125" loext:opacity="100%" style:font-name="Calibri" fo:font-size="10pt" fo:letter-spacing="normal" officeooo:rsid="00079f59" style:font-size-asian="10pt" style:font-size-complex="10pt"/>
    </style:style>
    <style:style style:name="P65" style:family="paragraph" style:parent-style-name="Preformatted_20_Text">
      <style:paragraph-properties fo:margin-top="0cm" fo:margin-bottom="0.247cm" style:contextual-spacing="false" fo:text-align="start" style:justify-single-word="false" fo:orphans="2" fo:widows="2" fo:text-indent="0cm" style:auto-text-indent="false"/>
      <style:text-properties style:font-name="Calibri" fo:font-size="10pt" officeooo:rsid="00079f59" style:font-size-asian="10pt" style:font-size-complex="10pt"/>
    </style:style>
    <style:style style:name="P66" style:family="paragraph" style:parent-style-name="Standard">
      <style:text-properties style:font-name="Calibri" fo:font-size="10pt" officeooo:rsid="000c9f24" officeooo:paragraph-rsid="000c9f24" style:font-size-asian="10pt" style:font-size-complex="10pt"/>
    </style:style>
    <style:style style:name="P67" style:family="paragraph" style:parent-style-name="Heading_20_2">
      <style:text-properties style:font-name="Liberation Serif" fo:font-size="12pt" officeooo:rsid="000c9f24" officeooo:paragraph-rsid="000c9f24" style:font-size-asian="12pt" style:font-size-complex="12pt"/>
    </style:style>
    <style:style style:name="P68" style:family="paragraph" style:parent-style-name="Text_20_body">
      <style:paragraph-properties fo:margin-left="0cm" fo:margin-right="0cm" fo:text-indent="0cm" style:auto-text-indent="false" fo:padding="0cm" fo:border="none"/>
      <style:text-properties style:font-name="Liberation Serif" officeooo:rsid="000c9f24" style:font-size-asian="12pt"/>
    </style:style>
    <style:style style:name="P69" style:family="paragraph" style:parent-style-name="Text_20_body" style:list-style-name="L29">
      <style:paragraph-properties fo:margin-left="0cm" fo:margin-right="0cm" fo:text-indent="0cm" style:auto-text-indent="false" fo:padding="0cm" fo:border="none"/>
      <style:text-properties style:font-name="Calibri" fo:font-size="10pt" officeooo:rsid="000c9f24" style:font-size-asian="10pt" style:font-size-complex="10pt"/>
    </style:style>
    <style:style style:name="P70" style:family="paragraph" style:parent-style-name="Text_20_body" style:list-style-name="L30">
      <style:paragraph-properties fo:margin-left="0cm" fo:margin-right="0cm" fo:text-indent="0cm" style:auto-text-indent="false" fo:padding="0cm" fo:border="none"/>
      <style:text-properties style:font-name="Liberation Serif" officeooo:rsid="000c9f24" style:font-size-asian="12pt"/>
    </style:style>
    <style:style style:name="P71" style:family="paragraph" style:parent-style-name="Text_20_body" style:list-style-name="L30">
      <style:paragraph-properties fo:margin-left="0cm" fo:margin-right="0cm" fo:text-indent="0cm" style:auto-text-indent="false" fo:padding="0cm" fo:border="none"/>
      <style:text-properties style:font-name="Calibri" fo:font-size="10pt" officeooo:rsid="000c9f24" style:font-size-asian="10pt" style:font-size-complex="10pt"/>
    </style:style>
    <style:style style:name="P72" style:family="paragraph" style:parent-style-name="Text_20_body" style:list-style-name="L31">
      <style:paragraph-properties fo:margin-left="0cm" fo:margin-right="0cm" fo:text-indent="0cm" style:auto-text-indent="false" fo:padding="0cm" fo:border="none"/>
      <style:text-properties style:font-name="Liberation Serif" officeooo:rsid="000c9f24" style:font-size-asian="12pt"/>
    </style:style>
    <style:style style:name="P73" style:family="paragraph" style:parent-style-name="Text_20_body" style:list-style-name="L31">
      <style:paragraph-properties fo:margin-left="0cm" fo:margin-right="0cm" fo:text-indent="0cm" style:auto-text-indent="false" fo:padding="0cm" fo:border="none"/>
      <style:text-properties style:font-name="Calibri" fo:font-size="10pt" officeooo:rsid="000c9f24" style:font-size-asian="10pt" style:font-size-complex="10pt"/>
    </style:style>
    <style:style style:name="P74" style:family="paragraph" style:parent-style-name="Text_20_body" style:list-style-name="L32">
      <style:paragraph-properties fo:margin-left="0cm" fo:margin-right="0cm" fo:text-indent="0cm" style:auto-text-indent="false" fo:padding="0cm" fo:border="none"/>
      <style:text-properties style:font-name="Liberation Serif" officeooo:rsid="000c9f24" style:font-size-asian="12pt"/>
    </style:style>
    <style:style style:name="P75" style:family="paragraph" style:parent-style-name="Text_20_body" style:list-style-name="L32">
      <style:paragraph-properties fo:margin-left="0cm" fo:margin-right="0cm" fo:text-indent="0cm" style:auto-text-indent="false" fo:padding="0cm" fo:border="none"/>
      <style:text-properties style:font-name="Calibri" fo:font-size="10pt" officeooo:rsid="000c9f24" style:font-size-asian="10pt" style:font-size-complex="10pt"/>
    </style:style>
    <style:style style:name="P76" style:family="paragraph" style:parent-style-name="Text_20_body" style:list-style-name="L33">
      <style:paragraph-properties fo:margin-left="0cm" fo:margin-right="0cm" fo:text-indent="0cm" style:auto-text-indent="false" fo:padding="0cm" fo:border="none"/>
      <style:text-properties style:font-name="Liberation Serif" officeooo:rsid="000c9f24" style:font-size-asian="12pt"/>
    </style:style>
    <style:style style:name="P77" style:family="paragraph" style:parent-style-name="Text_20_body" style:list-style-name="L34">
      <style:paragraph-properties fo:margin-left="0cm" fo:margin-right="0cm" fo:text-indent="0cm" style:auto-text-indent="false" fo:padding="0cm" fo:border="none"/>
      <style:text-properties style:font-name="Liberation Serif" officeooo:rsid="000c9f24" style:font-size-asian="12pt"/>
    </style:style>
    <style:style style:name="P78" style:family="paragraph" style:parent-style-name="Text_20_body" style:list-style-name="L34">
      <style:paragraph-properties fo:margin-left="0cm" fo:margin-right="0cm" fo:text-indent="0cm" style:auto-text-indent="false" fo:padding="0cm" fo:border="none"/>
      <style:text-properties style:font-name="Calibri" fo:font-size="10pt" officeooo:rsid="000c9f24" style:font-size-asian="10pt" style:font-size-complex="10pt"/>
    </style:style>
    <style:style style:name="P79" style:family="paragraph" style:parent-style-name="Text_20_body" style:list-style-name="L35">
      <style:paragraph-properties fo:margin-left="0cm" fo:margin-right="0cm" fo:text-indent="0cm" style:auto-text-indent="false" fo:padding="0cm" fo:border="none"/>
      <style:text-properties style:font-name="Liberation Serif" officeooo:rsid="000c9f24" style:font-size-asian="12pt"/>
    </style:style>
    <style:style style:name="P80" style:family="paragraph" style:parent-style-name="Text_20_body" style:list-style-name="L35">
      <style:paragraph-properties fo:margin-left="0cm" fo:margin-right="0cm" fo:text-indent="0cm" style:auto-text-indent="false" fo:padding="0cm" fo:border="none"/>
      <style:text-properties style:font-name="Calibri" fo:font-size="10pt" officeooo:rsid="000c9f24" style:font-size-asian="10pt" style:font-size-complex="10pt"/>
    </style:style>
    <style:style style:name="P81" style:family="paragraph" style:parent-style-name="Text_20_body" style:list-style-name="L36">
      <style:paragraph-properties fo:margin-left="0cm" fo:margin-right="0cm" fo:text-indent="0cm" style:auto-text-indent="false" fo:padding="0cm" fo:border="none"/>
      <style:text-properties style:font-name="Liberation Serif" officeooo:rsid="000c9f24" style:font-size-asian="12pt"/>
    </style:style>
    <style:style style:name="P82" style:family="paragraph" style:parent-style-name="Text_20_body" style:list-style-name="L36">
      <style:paragraph-properties fo:margin-left="0cm" fo:margin-right="0cm" fo:text-indent="0cm" style:auto-text-indent="false" fo:padding="0cm" fo:border="none"/>
      <style:text-properties style:font-name="Calibri" fo:font-size="10pt" officeooo:rsid="000c9f24" style:font-size-asian="10pt" style:font-size-complex="10pt"/>
    </style:style>
    <style:style style:name="P83" style:family="paragraph" style:parent-style-name="Text_20_body" style:list-style-name="L37">
      <style:paragraph-properties fo:margin-left="0cm" fo:margin-right="0cm" fo:text-indent="0cm" style:auto-text-indent="false" fo:padding="0cm" fo:border="none"/>
      <style:text-properties style:font-name="Liberation Serif" officeooo:rsid="000c9f24" style:font-size-asian="12pt"/>
    </style:style>
    <style:style style:name="P84" style:family="paragraph" style:parent-style-name="Text_20_body" style:list-style-name="L38">
      <style:paragraph-properties fo:margin-left="0cm" fo:margin-right="0cm" fo:text-indent="0cm" style:auto-text-indent="false" fo:padding="0cm" fo:border="none"/>
      <style:text-properties style:font-name="Liberation Serif" officeooo:rsid="000c9f24" style:font-size-asian="12pt"/>
    </style:style>
    <style:style style:name="P85" style:family="paragraph" style:parent-style-name="Text_20_body" style:list-style-name="L38">
      <style:paragraph-properties fo:margin-left="0cm" fo:margin-right="0cm" fo:text-indent="0cm" style:auto-text-indent="false" fo:padding="0cm" fo:border="none"/>
      <style:text-properties style:font-name="Calibri" fo:font-size="10pt" officeooo:rsid="000c9f24" style:font-size-asian="10pt" style:font-size-complex="10pt"/>
    </style:style>
    <style:style style:name="P86" style:family="paragraph" style:parent-style-name="Text_20_body" style:list-style-name="L39">
      <style:paragraph-properties fo:margin-left="0cm" fo:margin-right="0cm" fo:text-indent="0cm" style:auto-text-indent="false" fo:padding="0cm" fo:border="none"/>
      <style:text-properties style:font-name="Calibri" fo:font-size="10pt" officeooo:rsid="000c9f24" style:font-size-asian="10pt" style:font-size-complex="10pt"/>
    </style:style>
    <style:style style:name="P87" style:family="paragraph" style:parent-style-name="Text_20_body" style:list-style-name="L39">
      <style:paragraph-properties fo:margin-left="0cm" fo:margin-right="0cm" fo:text-indent="0cm" style:auto-text-indent="false" fo:padding="0cm" fo:border="none"/>
      <style:text-properties style:font-name="Liberation Serif" officeooo:rsid="000c9f24" style:font-size-asian="12pt"/>
    </style:style>
    <style:style style:name="P88" style:family="paragraph" style:parent-style-name="Text_20_body" style:list-style-name="L40">
      <style:paragraph-properties fo:margin-left="0cm" fo:margin-right="0cm" fo:text-indent="0cm" style:auto-text-indent="false" fo:padding="0cm" fo:border="none"/>
      <style:text-properties style:font-name="Calibri" fo:font-size="10pt" officeooo:rsid="000c9f24" style:font-size-asian="10pt" style:font-size-complex="10pt"/>
    </style:style>
    <style:style style:name="P89" style:family="paragraph" style:parent-style-name="Text_20_body" style:list-style-name="L41">
      <style:paragraph-properties fo:margin-left="0cm" fo:margin-right="0cm" fo:text-indent="0cm" style:auto-text-indent="false" fo:padding="0cm" fo:border="none"/>
      <style:text-properties style:font-name="Liberation Serif" officeooo:rsid="000c9f24" style:font-size-asian="12pt"/>
    </style:style>
    <style:style style:name="P90" style:family="paragraph" style:parent-style-name="Text_20_body" style:list-style-name="L41">
      <style:paragraph-properties fo:margin-left="0cm" fo:margin-right="0cm" fo:text-indent="0cm" style:auto-text-indent="false" fo:padding="0cm" fo:border="none"/>
      <style:text-properties style:font-name="Calibri" fo:font-size="10pt" officeooo:rsid="000c9f24" style:font-size-asian="10pt" style:font-size-complex="10pt"/>
    </style:style>
    <style:style style:name="P91" style:family="paragraph" style:parent-style-name="Standard">
      <style:text-properties style:font-name="Calibri" fo:font-size="10pt" officeooo:rsid="000ca33c" officeooo:paragraph-rsid="000ca33c" style:font-size-asian="10pt" style:font-size-complex="10pt"/>
    </style:style>
    <style:style style:name="P92" style:family="paragraph" style:parent-style-name="Heading_20_2">
      <style:text-properties style:font-name="Calibri" fo:font-size="10pt" officeooo:rsid="000ca33c" officeooo:paragraph-rsid="000ca33c" style:font-size-asian="10pt" style:font-size-complex="10pt"/>
    </style:style>
    <style:style style:name="P93" style:family="paragraph" style:parent-style-name="Text_20_body">
      <style:paragraph-properties fo:margin-left="0cm" fo:margin-right="0cm" fo:text-indent="0cm" style:auto-text-indent="false" fo:padding="0cm" fo:border="none"/>
      <style:text-properties style:font-name="Calibri" fo:font-size="10pt" officeooo:rsid="000ca33c" style:font-size-asian="10pt" style:font-size-complex="10pt"/>
    </style:style>
    <style:style style:name="P94" style:family="paragraph" style:parent-style-name="Text_20_body" style:list-style-name="L42">
      <style:paragraph-properties fo:margin-left="0cm" fo:margin-right="0cm" fo:text-indent="0cm" style:auto-text-indent="false" fo:padding="0cm" fo:border="none"/>
      <style:text-properties style:font-name="Calibri" fo:font-size="10pt" officeooo:rsid="000ca33c" style:font-size-asian="10pt" style:font-size-complex="10pt"/>
    </style:style>
    <style:style style:name="P95" style:family="paragraph" style:parent-style-name="Text_20_body" style:list-style-name="L43">
      <style:paragraph-properties fo:margin-left="0cm" fo:margin-right="0cm" fo:text-indent="0cm" style:auto-text-indent="false" fo:padding="0cm" fo:border="none"/>
      <style:text-properties style:font-name="Calibri" fo:font-size="10pt" officeooo:rsid="000ca33c" style:font-size-asian="10pt" style:font-size-complex="10pt"/>
    </style:style>
    <style:style style:name="P96" style:family="paragraph" style:parent-style-name="Text_20_body" style:list-style-name="L44">
      <style:paragraph-properties fo:margin-left="0cm" fo:margin-right="0cm" fo:text-indent="0cm" style:auto-text-indent="false" fo:padding="0cm" fo:border="none"/>
      <style:text-properties style:font-name="Calibri" fo:font-size="10pt" officeooo:rsid="000ca33c" style:font-size-asian="10pt" style:font-size-complex="10pt"/>
    </style:style>
    <style:style style:name="P97" style:family="paragraph" style:parent-style-name="Text_20_body" style:list-style-name="L45">
      <style:paragraph-properties fo:margin-left="0cm" fo:margin-right="0cm" fo:text-indent="0cm" style:auto-text-indent="false" fo:padding="0cm" fo:border="none"/>
      <style:text-properties style:font-name="Calibri" fo:font-size="10pt" officeooo:rsid="000ca33c" style:font-size-asian="10pt" style:font-size-complex="10pt"/>
    </style:style>
    <style:style style:name="P98" style:family="paragraph" style:parent-style-name="Text_20_body" style:list-style-name="L46">
      <style:paragraph-properties fo:margin-left="0cm" fo:margin-right="0cm" fo:text-indent="0cm" style:auto-text-indent="false" fo:padding="0cm" fo:border="none"/>
      <style:text-properties style:font-name="Calibri" fo:font-size="10pt" officeooo:rsid="000ca33c" style:font-size-asian="10pt" style:font-size-complex="10pt"/>
    </style:style>
    <style:style style:name="P99" style:family="paragraph" style:parent-style-name="Text_20_body" style:list-style-name="L47">
      <style:paragraph-properties fo:margin-left="0cm" fo:margin-right="0cm" fo:text-indent="0cm" style:auto-text-indent="false" fo:padding="0cm" fo:border="none"/>
      <style:text-properties style:font-name="Calibri" fo:font-size="10pt" officeooo:rsid="000ca33c" style:font-size-asian="10pt" style:font-size-complex="10pt"/>
    </style:style>
    <style:style style:name="P100" style:family="paragraph" style:parent-style-name="Text_20_body" style:list-style-name="L48">
      <style:paragraph-properties fo:margin-left="0cm" fo:margin-right="0cm" fo:text-indent="0cm" style:auto-text-indent="false" fo:padding="0cm" fo:border="none"/>
      <style:text-properties style:font-name="Calibri" fo:font-size="10pt" officeooo:rsid="000ca33c" style:font-size-asian="10pt" style:font-size-complex="10pt"/>
    </style:style>
    <style:style style:name="P101" style:family="paragraph" style:parent-style-name="Text_20_body">
      <style:text-properties style:font-name="Calibri" fo:font-size="10pt" officeooo:rsid="000ca33c" officeooo:paragraph-rsid="000e233f" style:font-size-asian="10pt" style:font-size-complex="10pt"/>
    </style:style>
    <style:style style:name="P102" style:family="paragraph" style:parent-style-name="Text_20_body">
      <style:text-properties style:font-name="Calibri" fo:font-size="10pt" officeooo:rsid="000e233f" officeooo:paragraph-rsid="000e233f" style:font-size-asian="10pt" style:font-size-complex="10pt"/>
    </style:style>
    <style:style style:name="P103" style:family="paragraph" style:parent-style-name="Heading_20_2">
      <style:text-properties style:font-name="Calibri" fo:font-size="10pt" officeooo:rsid="000ca33c" officeooo:paragraph-rsid="000e233f" style:font-size-asian="10pt" style:font-size-complex="10pt"/>
    </style:style>
    <style:style style:name="P104" style:family="paragraph" style:parent-style-name="Text_20_body" style:list-style-name="L49">
      <style:paragraph-properties fo:margin-left="0cm" fo:margin-right="0cm" fo:text-indent="0cm" style:auto-text-indent="false" fo:padding="0cm" fo:border="none"/>
      <style:text-properties style:font-name="Calibri" fo:font-size="10pt" officeooo:rsid="000ca33c" style:font-size-asian="10pt" style:font-size-complex="10pt"/>
    </style:style>
    <style:style style:name="P105" style:family="paragraph" style:parent-style-name="Heading_20_2">
      <style:paragraph-properties fo:margin-left="0cm" fo:margin-right="0cm" fo:margin-top="0cm" fo:margin-bottom="0.247cm" style:contextual-spacing="false" fo:line-height="115%" fo:text-indent="0cm" style:auto-text-indent="false" fo:padding="0cm" fo:border="none"/>
      <style:text-properties style:font-name="Calibri" fo:font-size="10pt" officeooo:rsid="000ca33c" style:font-size-asian="10pt" style:font-size-complex="10pt"/>
    </style:style>
    <style:style style:name="P106" style:family="paragraph" style:parent-style-name="Text_20_body" style:list-style-name="L50">
      <style:paragraph-properties fo:margin-left="0cm" fo:margin-right="0cm" fo:text-indent="0cm" style:auto-text-indent="false" fo:padding="0cm" fo:border="none"/>
      <style:text-properties style:font-name="Calibri" fo:font-size="10pt" officeooo:rsid="000ca33c" style:font-size-asian="10pt" style:font-size-complex="10pt"/>
    </style:style>
    <style:style style:name="P107" style:family="paragraph" style:parent-style-name="Text_20_body" style:list-style-name="L51">
      <style:paragraph-properties fo:margin-left="0cm" fo:margin-right="0cm" fo:text-indent="0cm" style:auto-text-indent="false" fo:padding="0cm" fo:border="none"/>
      <style:text-properties style:font-name="Calibri" fo:font-size="10pt" officeooo:rsid="000ca33c" style:font-size-asian="10pt" style:font-size-complex="10pt"/>
    </style:style>
    <style:style style:name="P108"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style:font-name="Calibri" fo:font-size="10pt" officeooo:rsid="000e233f" style:font-size-asian="10pt" style:font-size-complex="10pt"/>
    </style:style>
    <style:style style:name="P109" style:family="paragraph" style:parent-style-name="Text_20_body" style:list-style-name="L52">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495057" loext:opacity="100%" style:font-name="inter tight" fo:font-size="11.25pt" fo:letter-spacing="normal" fo:font-style="normal" fo:font-weight="normal" officeooo:rsid="000e233f" style:font-size-asian="10pt" style:font-size-complex="10pt"/>
    </style:style>
    <style:style style:name="P110" style:family="paragraph" style:parent-style-name="Horizontal_20_Line">
      <style:paragraph-properties fo:margin-top="0cm" fo:margin-bottom="0.247cm" style:contextual-spacing="false" fo:line-height="115%"/>
      <style:text-properties style:font-name="Calibri" fo:font-size="10pt" officeooo:rsid="000e233f" style:font-size-asian="10pt" style:font-size-complex="10pt"/>
    </style:style>
    <style:style style:name="P111" style:family="paragraph" style:parent-style-name="Text_20_body" style:list-style-name="L53">
      <style:paragraph-properties fo:margin-left="0cm" fo:margin-right="0cm" fo:margin-top="0cm" fo:margin-bottom="0.247cm" style:contextual-spacing="false" fo:text-align="start" style:justify-single-word="false" fo:orphans="2" fo:widows="2" fo:text-indent="0cm" style:auto-text-indent="false"/>
      <style:text-properties style:font-name="Calibri" fo:font-size="10pt" officeooo:rsid="000e233f" style:font-size-asian="10pt" style:font-size-complex="10pt"/>
    </style:style>
    <style:style style:name="P112" style:family="paragraph" style:parent-style-name="Text_20_body" style:list-style-name="L54">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495057" loext:opacity="100%" style:font-name="inter tight" fo:font-size="11.25pt" fo:letter-spacing="normal" fo:font-style="normal" fo:font-weight="normal" officeooo:rsid="000e233f" style:font-size-asian="10pt" style:font-size-complex="10pt"/>
    </style:style>
    <style:style style:name="P113" style:family="paragraph" style:parent-style-name="Text_20_body" style:list-style-name="L55">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495057" loext:opacity="100%" style:font-name="inter tight" fo:font-size="11.25pt" fo:letter-spacing="normal" fo:font-style="normal" fo:font-weight="normal" officeooo:rsid="000e233f" style:font-size-asian="10pt" style:font-size-complex="10pt"/>
    </style:style>
    <style:style style:name="P114" style:family="paragraph" style:parent-style-name="Text_20_body" style:list-style-name="L56">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495057" loext:opacity="100%" style:font-name="inter tight" fo:font-size="11.25pt" fo:letter-spacing="normal" fo:font-style="normal" fo:font-weight="normal" officeooo:rsid="000e233f" style:font-size-asian="10pt" style:font-size-complex="10pt"/>
    </style:style>
    <style:style style:name="P11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495057" loext:opacity="100%" style:font-name="inter tight" fo:font-size="11.25pt" fo:letter-spacing="normal" fo:font-style="normal" fo:font-weight="normal" officeooo:rsid="000e233f" style:font-size-asian="10pt" style:font-size-complex="10pt"/>
    </style:style>
    <style:style style:name="P116" style:family="paragraph" style:parent-style-name="Text_20_body">
      <style:text-properties style:font-name="Calibri" fo:font-size="10pt" officeooo:rsid="00136ae0" officeooo:paragraph-rsid="00136ae0" style:font-size-asian="10pt" style:font-size-complex="10pt"/>
    </style:style>
    <style:style style:name="P117" style:family="paragraph" style:parent-style-name="Heading_20_2">
      <style:text-properties style:font-name="Calibri" fo:font-size="10pt" officeooo:rsid="00136ae0" officeooo:paragraph-rsid="00136ae0" style:font-size-asian="10pt" style:font-size-complex="10pt"/>
    </style:style>
    <style:style style:name="P118" style:family="paragraph" style:parent-style-name="Text_20_body" style:list-style-name="L57">
      <style:paragraph-properties fo:margin-left="0cm" fo:margin-right="0cm" fo:text-indent="0cm" style:auto-text-indent="false" fo:padding="0cm" fo:border="none"/>
      <style:text-properties style:font-name="Calibri" fo:font-size="10pt" officeooo:rsid="00136ae0" style:font-size-asian="10pt" style:font-size-complex="10pt"/>
    </style:style>
    <style:style style:name="P119" style:family="paragraph" style:parent-style-name="Heading_20_2">
      <style:paragraph-properties fo:margin-left="0cm" fo:margin-right="0cm" fo:margin-top="0cm" fo:margin-bottom="0.247cm" style:contextual-spacing="false" fo:line-height="115%" fo:text-indent="0cm" style:auto-text-indent="false" fo:padding="0cm" fo:border="none"/>
      <style:text-properties style:font-name="Calibri" fo:font-size="10pt" officeooo:rsid="00136ae0" style:font-size-asian="10pt" style:font-size-complex="10pt"/>
    </style:style>
    <style:style style:name="P120" style:family="paragraph" style:parent-style-name="Text_20_body" style:list-style-name="L58">
      <style:paragraph-properties fo:margin-left="0cm" fo:margin-right="0cm" fo:text-indent="0cm" style:auto-text-indent="false" fo:padding="0cm" fo:border="none"/>
      <style:text-properties style:font-name="Calibri" fo:font-size="10pt" officeooo:rsid="00136ae0" style:font-size-asian="10pt" style:font-size-complex="10pt"/>
    </style:style>
    <style:style style:name="P121" style:family="paragraph" style:parent-style-name="Text_20_body" style:list-style-name="L59">
      <style:paragraph-properties fo:margin-left="0cm" fo:margin-right="0cm" fo:text-indent="0cm" style:auto-text-indent="false" fo:padding="0cm" fo:border="none"/>
      <style:text-properties style:font-name="Calibri" fo:font-size="10pt" officeooo:rsid="00136ae0" style:font-size-asian="10pt" style:font-size-complex="10pt"/>
    </style:style>
    <style:style style:name="P122" style:family="paragraph" style:parent-style-name="Horizontal_20_Line">
      <style:paragraph-properties fo:margin-top="0cm" fo:margin-bottom="0.247cm" style:contextual-spacing="false" fo:line-height="115%"/>
      <style:text-properties style:font-name="Calibri" fo:font-size="10pt" officeooo:rsid="00136ae0" style:font-size-asian="10pt" style:font-size-complex="10pt"/>
    </style:style>
    <style:style style:name="P123" style:family="paragraph" style:parent-style-name="Preformatted_20_Text">
      <style:paragraph-properties fo:margin-left="0cm" fo:margin-right="0cm" fo:line-height="115%" fo:text-indent="0cm" style:auto-text-indent="false" fo:padding="0cm" fo:border="none"/>
      <style:text-properties style:font-name="Calibri" officeooo:rsid="00136ae0" loext:padding="0cm" loext:border="none"/>
    </style:style>
    <style:style style:name="P124" style:family="paragraph" style:parent-style-name="Preformatted_20_Text">
      <style:paragraph-properties fo:margin-left="0cm" fo:margin-right="0cm" fo:line-height="115%" fo:text-indent="0cm" style:auto-text-indent="false" fo:padding="0cm" fo:border="none"/>
      <style:text-properties style:font-name="Calibri" officeooo:rsid="00136ae0"/>
    </style:style>
    <style:style style:name="P125" style:family="paragraph" style:parent-style-name="Preformatted_20_Text">
      <style:paragraph-properties fo:margin-left="0cm" fo:margin-right="0cm" fo:margin-top="0cm" fo:margin-bottom="0.247cm" style:contextual-spacing="false" fo:line-height="115%" fo:text-indent="0cm" style:auto-text-indent="false" fo:padding="0cm" fo:border="none"/>
      <style:text-properties style:font-name="Calibri" officeooo:rsid="00136ae0"/>
    </style:style>
    <style:style style:name="P126" style:family="paragraph" style:parent-style-name="Text_20_body">
      <style:paragraph-properties fo:margin-left="0cm" fo:margin-right="0cm" fo:text-indent="0cm" style:auto-text-indent="false"/>
      <style:text-properties style:font-name="Calibri" fo:font-size="10pt" officeooo:rsid="00136ae0" style:font-size-asian="10pt" style:font-size-complex="10pt"/>
    </style:style>
    <style:style style:name="P127" style:family="paragraph" style:parent-style-name="Standard">
      <style:paragraph-properties fo:margin-left="0cm" fo:margin-right="0cm" fo:text-indent="0cm" style:auto-text-indent="false"/>
      <style:text-properties style:font-name="Calibri" fo:font-size="10pt" officeooo:rsid="00136ae0" style:font-size-asian="10pt" style:font-size-complex="10pt"/>
    </style:style>
    <style:style style:name="P128"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style:font-name="Calibri" fo:font-size="10pt" officeooo:rsid="00136ae0" style:font-size-asian="10pt" style:font-size-complex="10pt"/>
    </style:style>
    <style:style style:name="P129"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1d2125" loext:opacity="100%" style:font-name="inter tight" fo:font-size="11.25pt" fo:letter-spacing="normal" fo:font-style="normal" fo:font-weight="normal" officeooo:rsid="00136ae0" style:font-size-asian="10pt" style:font-size-complex="10pt"/>
    </style:style>
    <style:style style:name="P130" style:family="paragraph" style:parent-style-name="Text_20_body">
      <style:paragraph-properties fo:margin-left="0cm" fo:margin-right="0cm" fo:text-indent="0cm" style:auto-text-indent="false"/>
      <style:text-properties style:font-name="Calibri" fo:font-size="10pt" officeooo:rsid="001419a1" officeooo:paragraph-rsid="001419a1" style:font-size-asian="10pt" style:font-size-complex="10pt"/>
    </style:style>
    <style:style style:name="P131" style:family="paragraph" style:parent-style-name="Text_20_body" style:list-style-name="L60">
      <style:paragraph-properties fo:margin-left="0cm" fo:margin-right="0cm" fo:text-indent="0cm" style:auto-text-indent="false" fo:padding="0cm" fo:border="none"/>
      <style:text-properties style:font-name="Calibri" fo:font-size="10pt" officeooo:rsid="001419a1" style:font-size-asian="10pt" style:font-size-complex="10pt"/>
    </style:style>
    <style:style style:name="P132" style:family="paragraph" style:parent-style-name="Text_20_body">
      <style:paragraph-properties fo:margin-left="0cm" fo:margin-right="0cm" fo:text-indent="0cm" style:auto-text-indent="false" fo:padding="0cm" fo:border="none"/>
      <style:text-properties style:font-name="Calibri" fo:font-size="10pt" officeooo:rsid="001419a1" style:font-size-asian="10pt" style:font-size-complex="10pt"/>
    </style:style>
    <style:style style:name="P133" style:family="paragraph" style:parent-style-name="Text_20_body" style:list-style-name="L61">
      <style:paragraph-properties fo:margin-left="0cm" fo:margin-right="0cm" fo:text-indent="0cm" style:auto-text-indent="false" fo:padding="0cm" fo:border="none"/>
      <style:text-properties style:font-name="Calibri" fo:font-size="10pt" officeooo:rsid="001419a1" style:font-size-asian="10pt" style:font-size-complex="10pt"/>
    </style:style>
    <style:style style:name="P134" style:family="paragraph" style:parent-style-name="Text_20_body" style:list-style-name="L62">
      <style:paragraph-properties fo:margin-left="0cm" fo:margin-right="0cm" fo:text-indent="0cm" style:auto-text-indent="false" fo:padding="0cm" fo:border="none"/>
      <style:text-properties style:font-name="Calibri" fo:font-size="10pt" officeooo:rsid="001419a1" style:font-size-asian="10pt" style:font-size-complex="10pt"/>
    </style:style>
    <style:style style:name="P135" style:family="paragraph" style:parent-style-name="Standard">
      <style:paragraph-properties fo:margin-left="0cm" fo:margin-right="0cm" fo:text-indent="0cm" style:auto-text-indent="false"/>
      <style:text-properties fo:color="#6a9955" loext:opacity="100%" style:font-name="Consolas" fo:font-size="10.5pt" fo:font-weight="normal" officeooo:rsid="00136ae0" officeooo:paragraph-rsid="001419a1" fo:background-color="#1f1f1f" style:font-size-asian="10pt" style:font-size-complex="10pt"/>
    </style:style>
    <style:style style:name="P136"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137" style:family="paragraph" style:parent-style-name="Standard">
      <style:paragraph-properties style:line-height-at-least="0.503cm"/>
    </style:style>
    <style:style style:name="P138" style:family="paragraph" style:parent-style-name="Standard">
      <style:paragraph-properties fo:margin-left="0cm" fo:margin-right="0cm" style:line-height-at-least="0.503cm" fo:text-indent="0cm" style:auto-text-indent="false"/>
      <style:text-properties fo:color="#6a9955" loext:opacity="100%" style:font-name="Consolas" fo:font-size="10.5pt" fo:font-weight="normal" fo:background-color="#1f1f1f"/>
    </style:style>
    <style:style style:name="P139"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140" style:family="paragraph" style:parent-style-name="Text_20_body">
      <style:paragraph-properties fo:margin-left="0cm" fo:margin-right="0cm" fo:text-indent="0cm" style:auto-text-indent="false"/>
      <style:text-properties style:font-name="Calibri" fo:font-size="10pt" officeooo:rsid="00136ae0" officeooo:paragraph-rsid="001419a1" style:font-size-asian="10pt" style:font-size-complex="10pt"/>
    </style:style>
    <style:style style:name="P141" style:family="paragraph" style:parent-style-name="Text_20_body">
      <style:paragraph-properties fo:margin-left="0cm" fo:margin-right="0cm" fo:text-indent="0cm" style:auto-text-indent="false"/>
      <style:text-properties style:font-name="Calibri" fo:font-size="10pt" officeooo:rsid="0015fe21" officeooo:paragraph-rsid="0015fe21" style:font-size-asian="10pt" style:font-size-complex="10pt"/>
    </style:style>
    <style:style style:name="P142" style:family="paragraph" style:parent-style-name="Text_20_body">
      <style:text-properties style:font-name="Calibri" fo:font-size="10pt" officeooo:rsid="0015fe21" style:font-size-asian="10pt" style:font-size-complex="10pt"/>
    </style:style>
    <style:style style:name="P143" style:family="paragraph" style:parent-style-name="Horizontal_20_Line">
      <style:paragraph-properties fo:margin-top="0cm" fo:margin-bottom="0.247cm" style:contextual-spacing="false" fo:line-height="115%"/>
      <style:text-properties style:font-name="Calibri" fo:font-size="10pt" officeooo:rsid="0015fe21" style:font-size-asian="10pt" style:font-size-complex="10pt"/>
    </style:style>
    <style:style style:name="P144" style:family="paragraph" style:parent-style-name="Heading_20_2">
      <style:paragraph-properties fo:margin-top="0cm" fo:margin-bottom="0.247cm" style:contextual-spacing="false" fo:line-height="115%"/>
      <style:text-properties style:font-name="Calibri" fo:font-size="10pt" officeooo:rsid="0015fe21" style:font-size-asian="10pt" style:font-size-complex="10pt"/>
    </style:style>
    <style:style style:name="P145" style:family="paragraph" style:parent-style-name="Text_20_body" style:list-style-name="L63">
      <style:text-properties style:font-name="Calibri" fo:font-size="10pt" officeooo:rsid="0015fe21" style:font-size-asian="10pt" style:font-size-complex="10pt"/>
    </style:style>
    <style:style style:name="P146" style:family="paragraph" style:parent-style-name="Text_20_body" style:list-style-name="L64">
      <style:text-properties style:font-name="Calibri" fo:font-size="10pt" officeooo:rsid="0015fe21" style:font-size-asian="10pt" style:font-size-complex="10pt"/>
    </style:style>
    <style:style style:name="P147" style:family="paragraph" style:parent-style-name="Text_20_body" style:list-style-name="L65">
      <style:text-properties style:font-name="Calibri" fo:font-size="10pt" officeooo:rsid="0015fe21" style:font-size-asian="10pt" style:font-size-complex="10pt"/>
    </style:style>
    <style:style style:name="P148" style:family="paragraph" style:parent-style-name="Text_20_body" style:list-style-name="L66">
      <style:text-properties style:font-name="Calibri" fo:font-size="10pt" officeooo:rsid="0015fe21" style:font-size-asian="10pt" style:font-size-complex="10pt"/>
    </style:style>
    <style:style style:name="P149" style:family="paragraph" style:parent-style-name="Text_20_body">
      <style:paragraph-properties fo:margin-left="0cm" fo:margin-right="0cm" fo:text-indent="0cm" style:auto-text-indent="false"/>
      <style:text-properties style:font-name="Calibri" fo:font-size="10pt" officeooo:rsid="0015fe21" style:font-size-asian="10pt" style:font-size-complex="10pt"/>
    </style:style>
    <style:style style:name="P150" style:family="paragraph" style:parent-style-name="Preformatted_20_Text">
      <style:paragraph-properties fo:margin-top="0cm" fo:margin-bottom="0.247cm" style:contextual-spacing="false" fo:line-height="115%"/>
      <style:text-properties style:font-name="Calibri" officeooo:rsid="0015fe21"/>
    </style:style>
    <style:style style:name="P151" style:family="paragraph" style:parent-style-name="Heading_20_3">
      <style:paragraph-properties fo:margin-top="0cm" fo:margin-bottom="0.247cm" style:contextual-spacing="false" fo:line-height="115%"/>
      <style:text-properties style:font-name="Calibri" fo:font-size="10pt" officeooo:rsid="0015fe21" style:font-size-asian="10pt" style:font-size-complex="10pt"/>
    </style:style>
    <style:style style:name="P152" style:family="paragraph" style:parent-style-name="Text_20_body" style:list-style-name="L67">
      <style:text-properties style:font-name="Calibri" fo:font-size="10pt" officeooo:rsid="0015fe21" style:font-size-asian="10pt" style:font-size-complex="10pt"/>
    </style:style>
    <style:style style:name="P153" style:family="paragraph" style:parent-style-name="Text_20_body">
      <style:paragraph-properties fo:margin-left="0cm" fo:margin-right="0cm" fo:text-indent="0cm" style:auto-text-indent="false"/>
      <style:text-properties style:font-name="Calibri" fo:font-size="10pt" officeooo:rsid="001735e2" officeooo:paragraph-rsid="001735e2" style:font-size-asian="10pt" style:font-size-complex="10pt"/>
    </style:style>
    <style:style style:name="P154" style:family="paragraph" style:parent-style-name="Text_20_body">
      <style:paragraph-properties fo:margin-left="0cm" fo:margin-right="0cm" fo:text-indent="0cm" style:auto-text-indent="false"/>
      <style:text-properties style:font-name="Calibri" fo:font-size="10pt" officeooo:rsid="001735e2" officeooo:paragraph-rsid="001735e2" style:font-size-asian="10pt" style:font-size-complex="10pt" loext:padding="0cm" loext:border="none"/>
    </style:style>
    <style:style style:name="P155" style:family="paragraph" style:parent-style-name="Text_20_body">
      <style:paragraph-properties fo:margin-left="0cm" fo:margin-right="0cm" fo:text-indent="0cm" style:auto-text-indent="false"/>
      <style:text-properties style:font-name="Calibri" fo:font-size="10pt" officeooo:rsid="0017b674" officeooo:paragraph-rsid="0017b674" style:font-size-asian="10pt" style:font-size-complex="10pt"/>
    </style:style>
    <style:style style:name="P156" style:family="paragraph" style:parent-style-name="Text_20_body" style:list-style-name="L68">
      <style:paragraph-properties fo:margin-left="0cm" fo:margin-right="0cm" fo:text-indent="0cm" style:auto-text-indent="false" fo:padding="0cm" fo:border="none"/>
      <style:text-properties style:font-name="Calibri" fo:font-size="10pt" officeooo:rsid="001735e2" style:font-size-asian="10pt" style:font-size-complex="10pt"/>
    </style:style>
    <style:style style:name="P157" style:family="paragraph" style:parent-style-name="Table_20_Heading">
      <style:paragraph-properties fo:margin-left="0cm" fo:margin-right="0cm" fo:text-indent="0cm" style:auto-text-indent="false"/>
    </style:style>
    <style:style style:name="P158" style:family="paragraph" style:parent-style-name="Table_20_Contents">
      <style:paragraph-properties fo:margin-left="0cm" fo:margin-right="0cm" fo:text-indent="0cm" style:auto-text-indent="false"/>
    </style:style>
    <style:style style:name="P159" style:family="paragraph" style:parent-style-name="Text_20_body" style:list-style-name="L69">
      <style:paragraph-properties fo:margin-left="0cm" fo:margin-right="0cm" fo:text-indent="0cm" style:auto-text-indent="false" fo:padding="0cm" fo:border="none"/>
      <style:text-properties style:font-name="Calibri" fo:font-size="10pt" officeooo:rsid="0017b674" style:font-size-asian="10pt" style:font-size-complex="10pt"/>
    </style:style>
    <style:style style:name="P160" style:family="paragraph" style:parent-style-name="Heading_20_2">
      <style:paragraph-properties fo:margin-left="0cm" fo:margin-right="0cm" fo:text-indent="0cm" style:auto-text-indent="false"/>
      <style:text-properties style:font-name="Calibri" fo:font-size="10pt" officeooo:rsid="0017b674" officeooo:paragraph-rsid="0017b674" style:font-size-asian="10pt" style:font-size-complex="10pt"/>
    </style:style>
    <style:style style:name="P161" style:family="paragraph" style:parent-style-name="Text_20_body">
      <style:paragraph-properties fo:margin-left="0cm" fo:margin-right="0cm" fo:text-indent="0cm" style:auto-text-indent="false" fo:padding="0cm" fo:border="none"/>
      <style:text-properties style:font-name="Calibri" fo:font-size="10pt" officeooo:rsid="0017b674" style:font-size-asian="10pt" style:font-size-complex="10pt"/>
    </style:style>
    <style:style style:name="P162" style:family="paragraph" style:parent-style-name="Text_20_body" style:list-style-name="L70">
      <style:paragraph-properties fo:margin-left="0cm" fo:margin-right="0cm" fo:text-indent="0cm" style:auto-text-indent="false" fo:padding="0cm" fo:border="none"/>
      <style:text-properties style:font-name="Calibri" fo:font-size="10pt" officeooo:rsid="0017b674" style:font-size-asian="10pt" style:font-size-complex="10pt"/>
    </style:style>
    <style:style style:name="P163" style:family="paragraph" style:parent-style-name="Standard">
      <style:paragraph-properties fo:margin-left="0cm" fo:margin-right="0cm" fo:text-indent="0cm" style:auto-text-indent="false"/>
      <style:text-properties style:font-name="Calibri" fo:font-size="10pt" officeooo:rsid="0017b674" officeooo:paragraph-rsid="0017b674" style:font-size-asian="10pt" style:font-size-complex="10pt"/>
    </style:style>
    <style:style style:name="P164" style:family="paragraph" style:parent-style-name="Text_20_body">
      <style:paragraph-properties fo:margin-left="0cm" fo:margin-right="0cm" fo:text-indent="0cm" style:auto-text-indent="false"/>
      <style:text-properties style:font-name="Calibri" fo:font-size="10pt" officeooo:rsid="001ae3f0" officeooo:paragraph-rsid="001ae3f0" style:font-size-asian="10pt" style:font-size-complex="10pt"/>
    </style:style>
    <style:style style:name="P165" style:family="paragraph" style:parent-style-name="Text_20_body">
      <style:paragraph-properties fo:margin-left="0cm" fo:margin-right="0cm" fo:text-indent="0cm" style:auto-text-indent="false"/>
      <style:text-properties fo:font-variant="normal" fo:text-transform="none" fo:color="#1d2125" loext:opacity="100%" style:font-name="inter tight" fo:font-size="11.25pt" fo:letter-spacing="normal" fo:font-style="normal" fo:font-weight="normal" officeooo:rsid="001ae3f0" officeooo:paragraph-rsid="001ae3f0" style:font-size-asian="10pt" style:font-size-complex="10pt"/>
    </style:style>
    <style:style style:name="P166"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fo:font-variant="normal" fo:text-transform="none" fo:color="#1d2125" loext:opacity="100%" style:font-name="inter tight" fo:font-size="11.25pt" fo:letter-spacing="normal" fo:font-style="normal" fo:font-weight="normal" officeooo:rsid="001ae3f0" style:font-size-asian="10pt" style:font-size-complex="10pt"/>
    </style:style>
    <style:style style:name="P167" style:family="paragraph" style:parent-style-name="Text_20_body" style:list-style-name="L71">
      <style:paragraph-properties fo:margin-left="0cm" fo:margin-right="0cm" fo:margin-top="0cm" fo:margin-bottom="0.247cm" style:contextual-spacing="false" fo:text-align="start" style:justify-single-word="false" fo:orphans="2" fo:widows="2" fo:text-indent="0cm" style:auto-text-indent="false"/>
      <style:text-properties style:font-name="Calibri" fo:font-size="10pt" officeooo:rsid="001ae3f0" style:font-size-asian="10pt" style:font-size-complex="10pt"/>
    </style:style>
    <style:style style:name="P168" style:family="paragraph" style:parent-style-name="Text_20_body" style:list-style-name="L7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1d2125" loext:opacity="100%" style:font-name="inter tight" fo:font-size="11.25pt" fo:letter-spacing="normal" fo:font-style="normal" fo:font-weight="normal" officeooo:rsid="001ae3f0" style:font-size-asian="10pt" style:font-size-complex="10pt"/>
    </style:style>
    <style:style style:name="P169" style:family="paragraph" style:parent-style-name="Heading_20_2">
      <style:paragraph-properties fo:margin-left="0cm" fo:margin-right="0cm" fo:text-indent="0cm" style:auto-text-indent="false"/>
      <style:text-properties style:font-name="Calibri" fo:font-size="10pt" officeooo:rsid="001ae3f0" officeooo:paragraph-rsid="001ae3f0" style:font-size-asian="10pt" style:font-size-complex="10pt"/>
    </style:style>
    <style:style style:name="P170" style:family="paragraph" style:parent-style-name="Text_20_body" style:list-style-name="L72">
      <style:paragraph-properties fo:margin-left="0cm" fo:margin-right="0cm" fo:text-indent="0cm" style:auto-text-indent="false" fo:padding="0cm" fo:border="none"/>
      <style:text-properties style:font-name="Calibri" fo:font-size="10pt" officeooo:rsid="001ae3f0" style:font-size-asian="10pt" style:font-size-complex="10pt"/>
    </style:style>
    <style:style style:name="P171" style:family="paragraph" style:parent-style-name="Horizontal_20_Line">
      <style:paragraph-properties fo:margin-top="0cm" fo:margin-bottom="0.247cm" style:contextual-spacing="false" fo:line-height="115%"/>
      <style:text-properties style:font-name="Calibri" fo:font-size="10pt" officeooo:rsid="001ae3f0" style:font-size-asian="10pt" style:font-size-complex="10pt"/>
    </style:style>
    <style:style style:name="P172" style:family="paragraph" style:parent-style-name="Heading_20_2">
      <style:paragraph-properties fo:margin-left="0cm" fo:margin-right="0cm" fo:margin-top="0cm" fo:margin-bottom="0.247cm" style:contextual-spacing="false" fo:line-height="115%" fo:text-indent="0cm" style:auto-text-indent="false" fo:padding="0cm" fo:border="none"/>
      <style:text-properties style:font-name="Calibri" fo:font-size="10pt" officeooo:rsid="001ae3f0" style:font-size-asian="10pt" style:font-size-complex="10pt"/>
    </style:style>
    <style:style style:name="P173" style:family="paragraph" style:parent-style-name="Text_20_body" style:list-style-name="L73">
      <style:paragraph-properties fo:margin-left="0cm" fo:margin-right="0cm" fo:text-indent="0cm" style:auto-text-indent="false" fo:padding="0cm" fo:border="none"/>
      <style:text-properties style:font-name="Calibri" fo:font-size="10pt" officeooo:rsid="001ae3f0" style:font-size-asian="10pt" style:font-size-complex="10pt"/>
    </style:style>
    <style:style style:name="P174" style:family="paragraph" style:parent-style-name="Text_20_body" style:list-style-name="L74">
      <style:paragraph-properties fo:margin-left="0cm" fo:margin-right="0cm" fo:text-indent="0cm" style:auto-text-indent="false" fo:padding="0cm" fo:border="none"/>
      <style:text-properties style:font-name="Calibri" fo:font-size="10pt" officeooo:rsid="001ae3f0" style:font-size-asian="10pt" style:font-size-complex="10pt"/>
    </style:style>
    <style:style style:name="P175" style:family="paragraph" style:parent-style-name="Text_20_body" style:list-style-name="L75">
      <style:paragraph-properties fo:margin-left="0cm" fo:margin-right="0cm" fo:text-indent="0cm" style:auto-text-indent="false" fo:padding="0cm" fo:border="none"/>
      <style:text-properties style:font-name="Calibri" fo:font-size="10pt" officeooo:rsid="001ae3f0" style:font-size-asian="10pt" style:font-size-complex="10pt"/>
    </style:style>
    <style:style style:name="P176" style:family="paragraph" style:parent-style-name="Text_20_body" style:list-style-name="L76">
      <style:paragraph-properties fo:margin-left="0cm" fo:margin-right="0cm" fo:text-indent="0cm" style:auto-text-indent="false" fo:padding="0cm" fo:border="none"/>
      <style:text-properties style:font-name="Calibri" fo:font-size="10pt" officeooo:rsid="001ae3f0" style:font-size-asian="10pt" style:font-size-complex="10pt"/>
    </style:style>
    <style:style style:name="P177" style:family="paragraph" style:parent-style-name="Text_20_body" style:list-style-name="L77">
      <style:paragraph-properties fo:margin-left="0cm" fo:margin-right="0cm" fo:text-indent="0cm" style:auto-text-indent="false" fo:padding="0cm" fo:border="none"/>
      <style:text-properties style:font-name="Calibri" fo:font-size="10pt" officeooo:rsid="001ae3f0" style:font-size-asian="10pt" style:font-size-complex="10pt"/>
    </style:style>
    <style:style style:name="P178" style:family="paragraph" style:parent-style-name="Text_20_body" style:list-style-name="L78">
      <style:paragraph-properties fo:margin-left="0cm" fo:margin-right="0cm" fo:text-indent="0cm" style:auto-text-indent="false" fo:padding="0cm" fo:border="none"/>
      <style:text-properties style:font-name="Calibri" fo:font-size="10pt" officeooo:rsid="001ae3f0" style:font-size-asian="10pt" style:font-size-complex="10pt"/>
    </style:style>
    <style:style style:name="P179" style:family="paragraph" style:parent-style-name="Text_20_body">
      <style:paragraph-properties fo:margin-left="0cm" fo:margin-right="0cm" fo:text-indent="0cm" style:auto-text-indent="false"/>
      <style:text-properties style:font-name="Calibri" fo:font-size="10pt" officeooo:rsid="001cea0e" officeooo:paragraph-rsid="001cea0e" style:font-size-asian="10pt" style:font-size-complex="10pt"/>
    </style:style>
    <style:style style:name="P180" style:family="paragraph" style:parent-style-name="Heading_20_2">
      <style:paragraph-properties fo:margin-left="0cm" fo:margin-right="0cm" fo:text-indent="0cm" style:auto-text-indent="false"/>
      <style:text-properties style:font-name="Calibri" fo:font-size="10pt" officeooo:rsid="001cea0e" officeooo:paragraph-rsid="001cea0e" style:font-size-asian="10pt" style:font-size-complex="10pt"/>
    </style:style>
    <style:style style:name="P181" style:family="paragraph" style:parent-style-name="Preformatted_20_Text">
      <style:paragraph-properties fo:margin-left="0cm" fo:margin-right="0cm" fo:line-height="115%" fo:text-indent="0cm" style:auto-text-indent="false" fo:padding="0cm" fo:border="none"/>
      <style:text-properties style:font-name="Calibri" officeooo:rsid="001cea0e" loext:padding="0cm" loext:border="none"/>
    </style:style>
    <style:style style:name="P182" style:family="paragraph" style:parent-style-name="Preformatted_20_Text">
      <style:paragraph-properties fo:margin-left="0cm" fo:margin-right="0cm" fo:line-height="115%" fo:text-indent="0cm" style:auto-text-indent="false" fo:padding="0cm" fo:border="none"/>
      <style:text-properties style:font-name="Calibri" officeooo:rsid="001cea0e"/>
    </style:style>
    <style:style style:name="P183" style:family="paragraph" style:parent-style-name="Preformatted_20_Text">
      <style:paragraph-properties fo:margin-left="0cm" fo:margin-right="0cm" fo:margin-top="0cm" fo:margin-bottom="0.247cm" style:contextual-spacing="false" fo:line-height="115%" fo:text-indent="0cm" style:auto-text-indent="false" fo:padding="0cm" fo:border="none"/>
      <style:text-properties style:font-name="Calibri" officeooo:rsid="001cea0e"/>
    </style:style>
    <style:style style:name="P184" style:family="paragraph" style:parent-style-name="Horizontal_20_Line">
      <style:paragraph-properties fo:margin-top="0cm" fo:margin-bottom="0.247cm" style:contextual-spacing="false" fo:line-height="115%"/>
      <style:text-properties style:font-name="Calibri" fo:font-size="10pt" officeooo:rsid="001cea0e" style:font-size-asian="10pt" style:font-size-complex="10pt"/>
    </style:style>
    <style:style style:name="P185" style:family="paragraph" style:parent-style-name="Heading_20_2">
      <style:paragraph-properties fo:margin-left="0cm" fo:margin-right="0cm" fo:margin-top="0cm" fo:margin-bottom="0.247cm" style:contextual-spacing="false" fo:line-height="115%" fo:text-indent="0cm" style:auto-text-indent="false" fo:padding="0cm" fo:border="none"/>
      <style:text-properties style:font-name="Calibri" fo:font-size="10pt" officeooo:rsid="001cea0e" style:font-size-asian="10pt" style:font-size-complex="10pt"/>
    </style:style>
    <style:style style:name="P186" style:family="paragraph" style:parent-style-name="Preformatted_20_Text">
      <style:paragraph-properties fo:margin-left="0cm" fo:margin-right="0cm" fo:margin-top="0cm" fo:margin-bottom="0.499cm" style:contextual-spacing="false" fo:line-height="115%" fo:text-indent="0cm" style:auto-text-indent="false" fo:padding="0cm" fo:border="none"/>
      <style:text-properties style:font-name="Calibri" officeooo:rsid="001cea0e"/>
    </style:style>
    <style:style style:name="P187" style:family="paragraph" style:parent-style-name="Text_20_body">
      <style:paragraph-properties fo:margin-left="0cm" fo:margin-right="0cm" fo:text-indent="0cm" style:auto-text-indent="false"/>
      <style:text-properties style:font-name="Calibri" fo:font-size="10pt" officeooo:rsid="0020c23d" officeooo:paragraph-rsid="0020c23d" style:font-size-asian="10pt" style:font-size-complex="10pt"/>
    </style:style>
    <style:style style:name="T1" style:family="text">
      <style:text-properties style:font-name="Calibri" fo:font-size="10pt" style:font-size-asian="10pt" style:font-size-complex="10pt" loext:padding="0cm" loext:border="none"/>
    </style:style>
    <style:style style:name="T2" style:family="text">
      <style:text-properties style:font-name="Calibri" fo:font-size="10pt" style:font-size-asian="10pt" style:font-size-complex="10pt"/>
    </style:style>
    <style:style style:name="T3" style:family="text">
      <style:text-properties fo:font-variant="normal" fo:text-transform="none" fo:color="#1d2125" loext:opacity="100%" style:font-name="Calibri" fo:font-size="10pt" fo:letter-spacing="normal" fo:font-style="normal" fo:font-weight="bold" style:font-size-asian="10pt" style:font-size-complex="10pt"/>
    </style:style>
    <style:style style:name="T4" style:family="text">
      <style:text-properties fo:font-style="normal" fo:font-weight="normal"/>
    </style:style>
    <style:style style:name="T5" style:family="text">
      <style:text-properties fo:font-variant="normal" fo:text-transform="none" fo:color="#1d2125" loext:opacity="100%" style:font-name="Calibri" fo:font-size="10pt" fo:letter-spacing="normal" fo:font-style="normal" fo:font-weight="normal" style:font-size-asian="10pt" style:font-size-complex="10pt"/>
    </style:style>
    <style:style style:name="T6" style:family="text">
      <style:text-properties loext:padding="0cm" loext:border="none"/>
    </style:style>
    <style:style style:name="T7" style:family="text">
      <style:text-properties officeooo:rsid="0010201a"/>
    </style:style>
    <style:style style:name="T8" style:family="text">
      <style:text-properties fo:font-variant="normal" fo:text-transform="none" fo:color="#495057" loext:opacity="100%" style:font-name="inter tight" fo:font-size="11.25pt" fo:letter-spacing="normal" fo:font-style="normal" fo:font-weight="bold"/>
    </style:style>
    <style:style style:name="T9" style:family="text">
      <style:text-properties fo:font-variant="normal" fo:text-transform="none" fo:color="#495057" loext:opacity="100%" style:font-name="inter tight" fo:font-size="11.25pt" fo:letter-spacing="normal" fo:font-style="normal" fo:font-weight="normal"/>
    </style:style>
    <style:style style:name="T10" style:family="text">
      <style:text-properties fo:font-variant="normal" fo:text-transform="none" fo:color="#495057" loext:opacity="100%" fo:letter-spacing="normal"/>
    </style:style>
    <style:style style:name="T11" style:family="text">
      <style:text-properties fo:font-variant="normal" fo:text-transform="none" fo:color="#1d2125" loext:opacity="100%" style:font-name="inter tight" fo:font-size="11.25pt" fo:letter-spacing="normal" fo:font-style="normal" fo:font-weight="normal"/>
    </style:style>
    <style:style style:name="T12" style:family="text">
      <style:text-properties fo:font-variant="normal" fo:text-transform="none" fo:color="#1d2125" loext:opacity="100%" fo:letter-spacing="normal"/>
    </style:style>
    <style:style style:name="T13" style:family="text">
      <style:text-properties fo:font-variant="normal" fo:text-transform="none" fo:color="#1d2125" loext:opacity="100%" style:font-name="inter tight" fo:font-size="11.25pt" fo:letter-spacing="normal" fo:font-style="normal" fo:font-weight="bold"/>
    </style:style>
    <style:style style:name="T14" style:family="text">
      <style:text-properties fo:font-variant="normal" fo:text-transform="none" fo:color="#e83e8c" loext:opacity="100%" fo:font-family="SFMono-Regular, Menlo, Monaco, Consolas, 'Liberation Mono', 'Courier New', monospace" fo:font-size="9.75pt" fo:letter-spacing="normal" fo:font-style="normal" fo:font-weight="normal"/>
    </style:style>
    <style:style style:name="T15" style:family="text">
      <style:text-properties fo:color="#569cd6" loext:opacity="100%"/>
    </style:style>
    <style:style style:name="T16" style:family="text">
      <style:text-properties fo:color="#9cdcfe" loext:opacity="100%"/>
    </style:style>
    <style:style style:name="T17" style:family="text">
      <style:text-properties fo:color="#d4d4d4" loext:opacity="100%"/>
    </style:style>
    <style:style style:name="T18" style:family="text">
      <style:text-properties fo:color="#b5cea8" loext:opacity="100%"/>
    </style:style>
    <style:style style:name="T19" style:family="text">
      <style:text-properties fo:color="#4fc1ff" loext:opacity="100%"/>
    </style:style>
    <style:style style:name="T20" style:family="text">
      <style:text-properties fo:color="#dcdcaa" loext:opacity="100%"/>
    </style:style>
    <style:style style:name="T21" style:family="text">
      <style:text-properties fo:color="#9cdcfe" loext:opacity="100%" style:font-name="Consolas" fo:font-size="10.5pt" fo:font-weight="normal"/>
    </style:style>
    <style:style style:name="T22" style:family="text">
      <style:text-properties style:font-name="Consolas" fo:font-size="10.5pt" fo:font-weight="normal"/>
    </style:style>
    <style:style style:name="T23" style:family="text">
      <style:text-properties fo:color="#d4d4d4" loext:opacity="100%" style:font-name="Consolas" fo:font-size="10.5pt" fo:font-weight="normal"/>
    </style:style>
    <style:style style:name="T24" style:family="text">
      <style:text-properties fo:color="#ce9178" loext:opacity="100%" style:font-name="Consolas" fo:font-size="10.5pt" fo:font-weight="normal"/>
    </style:style>
    <style:style style:name="T25" style:family="text">
      <style:text-properties fo:color="#569cd6" loext:opacity="100%" style:font-name="Consolas" fo:font-size="10.5pt" fo:font-weight="normal"/>
    </style:style>
    <style:style style:name="T26" style:family="text">
      <style:text-properties fo:color="#b5cea8" loext:opacity="100%" style:font-name="Consolas" fo:font-size="10.5pt" fo:font-weight="normal"/>
    </style:style>
    <style:style style:name="T27" style:family="text">
      <style:text-properties fo:color="#ce9178" loext:opacity="100%"/>
    </style:style>
    <style:style style:name="T28" style:family="text">
      <style:text-properties fo:color="#dcdcaa" loext:opacity="100%" style:font-name="Consolas" fo:font-size="10.5pt" fo:font-weight="normal"/>
    </style:style>
    <style:style style:name="T29" style:family="text">
      <style:text-properties fo:font-weight="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g 1 Projektarbeit Javascript</text:p>
      <text:p text:style-name="P2"/>
      <text:p text:style-name="P2">### Block 1: Planung &amp; Setup (Grundstruktur)</text:p>
      <text:p text:style-name="P2"/>
      <text:p text:style-name="P2">**Ausgangssituation analysiert**</text:p>
      <text:p text:style-name="P2">- Anforderung: Mitarbeiterverwaltung ohne Framework</text:p>
      <text:p text:style-name="P2">- 8 Datenfelder pro Mitarbeiter definiert (Bild, Vorname, Name, Email, Phone, Abteilung, Position, Bemerkung)</text:p>
      <text:p text:style-name="P2">- Entscheidung: Hartcodierte Daten für Meilenstein 1 (Fokus auf DOM-Manipulation)</text:p>
      <text:p text:style-name="P2"/>
      <text:p text:style-name="P2">**HTML-Struktur erstellt**</text:p>
      <text:p text:style-name="P2">- Semantische Tabelle mit `&lt;thead&gt;` und `&lt;tbody&gt;`</text:p>
      <text:p text:style-name="P2">- Modal-Container für Detailansicht</text:p>
      <text:p text:style-name="P2">- Suchfeld mit Eingabe-Validierung</text:p>
      <text:p text:style-name="P2">- Formular für späteres Hinzufügen (vorbereitet, noch nicht funktional)</text:p>
      <text:p text:style-name="P2"/>
      <text:p text:style-name="P2">**CSS Mobile-First konzipiert**</text:p>
      <text:p text:style-name="P2">- Basis: Smartphone-Ansicht (Kartenformat)</text:p>
      <text:p text:style-name="P2">- Media Queries für Tablet (768px+) und Desktop (1024px+)</text:p>
      <text:p text:style-name="P2">- `data-label`-Attribute für dynamische Mobile-Labels vorbereitet</text:p>
      <text:p text:style-name="P2"/>
      <text:p text:style-name="P2">**Testdaten erstellt**</text:p>
      <text:p text:style-name="P2">- 8 Mitarbeiter-Objekte als Array strukturiert</text:p>
      <text:p text:style-name="P2">- Profilbilder generiert (KI-Tool: nightcafe.studio, .webp-Format)</text:p>
      <text:p text:style-name="P2">- Realistische Daten (5 Abteilungen, Gehaltsspanne 3.800€-6.000€)</text:p>
      <text:p text:style-name="P2"/>
      <text:p text:style-name="P2">---</text:p>
      <text:p text:style-name="P2"/>
      <text:p text:style-name="P2">### Block 2: Implementierung &amp; Problemlösung</text:p>
      <text:p text:style-name="P2"/>
      <text:p text:style-name="P2">**JavaScript-Kernfunktionen entwickelt**</text:p>
      <text:p text:style-name="P2">- `renderTabelle()`: Dynamisches Rendering via `forEach()` und Template Literals</text:p>
      <text:p text:style-name="P2">- `zeigeDetails()`: Modal-Inhalt befüllen und anzeigen</text:p>
      <text:p text:style-name="P2">- Suchfunktion: `filter()` mit `toLowerCase()` für Case-Insensitive-Suche</text:p>
      <text:p text:style-name="P2">- Event-Handler: `DOMContentLoaded` für korrektes Timing</text:p>
      <text:p text:style-name="P2"/>
      <text:p text:style-name="P2">**Probleme erkannt &amp; gelöst**</text:p>
      <text:p text:style-name="P2">1. **Modal öffnete nicht**</text:p>
      <text:p text:style-name="P2"><text:s text:c="3"/>- Problem: Variable Shadowing (`const mitarbeiter = mitarbeiter.find(...)`)</text:p>
      <text:p text:style-name="P2"><text:s text:c="3"/>- Lösung: Eindeutiger Variablenname (`gefundeneMitarbeiter`)</text:p>
      <text:p text:style-name="P2"><text:s text:c="3"/>- Gelernt: Scope-Konflikte vermeiden</text:p>
      <text:p text:style-name="P2"/>
      <text:p text:style-name="P2">2. **Buttons reagierten nicht**</text:p>
      <text:p text:style-name="P2"><text:s text:c="3"/>- Problem: Event-Listener vor dynamisch erstellten Buttons</text:p>
      <text:p text:style-name="P2"><text:s text:c="3"/>- Lösung: Event Delegation auf `document`-Ebene</text:p>
      <text:p text:style-name="P2"><text:s text:c="3"/>- Gelernt: `event.target.classList.contains()` für dynamische Elemente</text:p>
      <text:p text:style-name="P2"/>
      <text:p text:style-name="P2">3. **Suche überschrieb Original-Daten**</text:p>
      <text:p text:style-name="P2"><text:s text:c="3"/>- Problem: `mitarbeiter`-Array direkt gefiltert</text:p>
      <text:p text:style-name="P2"><text:s text:c="3"/>- Lösung: Spread-Operator `[...mitarbeiter]` für Kopie</text:p>
      <text:p text:style-name="P2"><text:s text:c="3"/>- Gelernt: Immutabilität bei Array-Manipulation</text:p>
      <text:p text:style-name="P2"/>
      <text:p text:style-name="P2">**Responsive Design umgesetzt**</text:p>
      <text:p text:style-name="P2">- Mobile: `display: block` → Tabelle wird zu Karten</text:p>
      <text:p text:style-name="P2">- CSS `::before` mit `attr(data-label)` für Labels ohne extra HTML</text:p>
      <text:p text:style-name="P2">- Tablet/Desktop: Normale Tabellenansicht mit `display: table-cell`</text:p>
      <text:p text:style-name="P2"/>
      <text:p text:style-name="P2">---</text:p>
      <text:p text:style-name="P2"/>
      <text:p text:style-name="P2">### Block 3: Testing &amp; Dokumentation</text:p>
      <text:p text:style-name="P2"><text:soft-page-break/></text:p>
      <text:p text:style-name="P2">**Funktionalität getestet**</text:p>
      <text:p text:style-name="P2">- Tabellenansicht: 8 Mitarbeiter korrekt gerendert ✅</text:p>
      <text:p text:style-name="P2">- Suche: Filter nach "IT" zeigt 3 Ergebnisse (Jane, John, Anna) ✅</text:p>
      <text:p text:style-name="P2">- Detail-Modal: Klick auf "Details" öffnet Modal mit allen Infos ✅</text:p>
      <text:p text:style-name="P2">- Responsive: Mobile/Tablet/Desktop-Ansicht auf 3 Geräten geprüft ✅</text:p>
      <text:p text:style-name="P2"/>
      <text:p text:style-name="P2">**Code-Qualität sichergestellt**</text:p>
      <text:p text:style-name="P2">- Kommentare für komplexe Logik hinzugefügt</text:p>
      <text:p text:style-name="P2">- Konsistente Namenskonventionen (camelCase)</text:p>
      <text:p text:style-name="P2">- Event-Handler konsolidiert (kein doppelter Code)</text:p>
      <text:p text:style-name="P2">- Browser DevTools: Keine Console-Errors</text:p>
      <text:p text:style-name="P2"/>
      <text:p text:style-name="P2">**Dokumentation erstellt**</text:p>
      <text:p text:style-name="P2">- `README.md` mit vollständiger Code-Erklärung (Kernkonzepte, Datenfluss, Probleme)</text:p>
      <text:p text:style-name="P2">- Markdown-Format geprüft (https://markdownlivepreview.com/)</text:p>
      <text:p text:style-name="P2">- Dateistruktur dokumentiert</text:p>
      <text:p text:style-name="P2">- Roadmap für Meilensteine 2-5 definiert</text:p>
      <text:p text:style-name="P2"/>
      <text:p text:style-name="P2">**Ergebnis**</text:p>
      <text:p text:style-name="P2">- 4 Dateien: `index.html` (106 Zeilen), `style.css` (234 Zeilen), `script.js` (110 Zeilen), `README.md`</text:p>
      <text:p text:style-name="P2">- 8 Profilbilder (.webp, KI-generiert via nightcafe.studio)</text:p>
      <text:p text:style-name="P2">- Meilenstein 1 komplett abgeschlossen, Grundgerüst für Meilensteine 2-5 steht</text:p>
      <text:p text:style-name="P2"/>
      <text:p text:style-name="P2">**Kernkonzepte verinnerlicht**</text:p>
      <text:p text:style-name="P2">- Event Delegation für dynamische Elemente</text:p>
      <text:p text:style-name="P2">- Array-Methoden: `forEach`, `filter`, `find`</text:p>
      <text:p text:style-name="P2">- Template Literals für lesbares HTML</text:p>
      <text:p text:style-name="P2">- Spread-Operator für Array-Kopien</text:p>
      <text:p text:style-name="P2">- Mobile-First CSS mit Media Queries</text:p>
      <text:p text:style-name="P2"/>
      <text:p text:style-name="P3">Tag 2</text:p>
      <text:p text:style-name="P4"/>
      <text:p text:style-name="P4">Erster Block </text:p>
      <text:p text:style-name="P4">## Zwischenergebnis Meilenstein 2 - Lernprozess</text:p>
      <text:p text:style-name="P4"/>
      <text:p text:style-name="P4">### Block 1: Formular-Funktionalität &amp; Datenvalidierung</text:p>
      <text:p text:style-name="P4"/>
      <text:p text:style-name="P4">**Ausgangssituation**</text:p>
      <text:p text:style-name="P4">- Meilenstein 1 abgeschlossen: Statische Tabelle mit 8 Mitarbeitern, Suche und Detail-Modal funktional</text:p>
      <text:p text:style-name="P4">- Ziel Meilenstein 2: "Neuer Mitarbeiter"-Button aktivieren und Formular-Submit implementieren</text:p>
      <text:p text:style-name="P4">- Herausforderung: Daten aus Formular auslesen, validieren und dynamisch zur Tabelle hinzufügen</text:p>
      <text:p text:style-name="P4"/>
      <text:p text:style-name="P4">**Formular Ein-/Ausblenden implementiert**</text:p>
      <text:p text:style-name="P4">- Event-Listener für "Neuer Mitarbeiter"-Button: Entfernt `.hidden`-Klasse vom Formular</text:p>
      <text:p text:style-name="P4">- "Abbrechen"-Button schließt Formular und setzt Felder zurück (`form.reset()`)</text:p>
      <text:p text:style-name="P4">- Formular initial versteckt via CSS-Klasse `.hidden`</text:p>
      <text:p text:style-name="P4"/>
      <text:p text:style-name="P4">**Submit-Handler mit Datenverwaltung**</text:p>
      <text:p text:style-name="P4">- `e.preventDefault()` verhindert Page Reload beim Submit</text:p>
      <text:p text:style-name="P4">- Dynamische ID-Vergabe: `id: mitarbeiter.length + 1`</text:p>
      <text:p text:style-name="P4">- Formular-Daten via `form.elements.feldname.value` ausgelesen (eleganter als `document.getElementById()`)</text:p>
      <text:p text:style-name="P4">- Neues Mitarbeiter-Objekt mit 9 Feldern erstellt</text:p>
      <text:p text:style-name="P4">- Array-Manipulation: `mitarbeiter.push(neuerMitarbeiter)` speichert Daten</text:p>
      <text:p text:style-name="P4">- Tabelle automatisch aktualisiert via `renderTabelle(aktuelleDaten)`</text:p>
      <text:p text:style-name="P4">- Formular nach Speichern geleert und versteckt</text:p>
      <text:p text:style-name="P4"/>
      <text:p text:style-name="P4">**Dropdown-Menüs für Datenqualität**</text:p>
      <text:p text:style-name="P4">- Text-Inputs für Abteilung/Position durch `&lt;select&gt;`-Dropdowns ersetzt</text:p>
      <text:p text:style-name="P4"><text:soft-page-break/>- 5 Abteilungen definiert: Vertrieb, IT, HR, Marketing, Finanzen</text:p>
      <text:p text:style-name="P4">- Dynamische Position-Dropdowns: Optionen ändern sich abhängig von gewählter Abteilung</text:p>
      <text:p text:style-name="P4">- JavaScript-Objekt `positionen` mappt Abteilungen zu passenden Positionen (z.B. IT → Senior Developer, Frontend Developer, QA Tester)</text:p>
      <text:p text:style-name="P4">- Event-Listener auf Abteilungs-Dropdown: Aktualisiert Position-Optionen dynamisch</text:p>
      <text:p text:style-name="P4">- Position-Dropdown initial deaktiviert (`disabled`) bis Abteilung gewählt</text:p>
      <text:p text:style-name="P4">- Verhindert fehlerhafte Eingaben (z.B. "Verkaufsleiter" in IT-Abteilung)</text:p>
      <text:p text:style-name="P4"/>
      <text:p text:style-name="P4">**Bild-Upload mit Base64-Konvertierung**</text:p>
      <text:p text:style-name="P4">- Problem analysiert: Kein Backend verfügbar für Server-Upload</text:p>
      <text:p text:style-name="P4">- Lösung: FileReader-API konvertiert lokale Bilder zu Base64-Strings</text:p>
      <text:p text:style-name="P4">- `&lt;input type="file"&gt;` mit `accept="image/jpeg,image/png,image/webp"` </text:p>
      <text:p text:style-name="P4">- Hilfsfunktion `dateiZuBase64()` nutzt Promise + FileReader</text:p>
      <text:p text:style-name="P4">- `async/await` im Submit-Handler für asynchrone Bild-Konvertierung</text:p>
      <text:p text:style-name="P4">- Base64-String direkt im Mitarbeiter-Objekt gespeichert (vorbereitet für localStorage in Meilenstein 5)</text:p>
      <text:p text:style-name="P4">- Fallback: Placeholder-Bild wenn kein Upload erfolgt</text:p>
      <text:p text:style-name="P4"/>
      <text:p text:style-name="P4">**Gelöste Probleme**</text:p>
      <text:p text:style-name="P4">1. **Variable Scope-Fehler**</text:p>
      <text:p text:style-name="P4"><text:s text:c="3"/>- Problem: Form-Handler außerhalb von `DOMContentLoaded` → `neuBtn` nicht gefunden</text:p>
      <text:p text:style-name="P4"><text:s text:c="3"/>- Lösung: Kompletter Code innerhalb `DOMContentLoaded`-Block verschoben</text:p>
      <text:p text:style-name="P4"/>
      <text:p text:style-name="P4">2. **FormData vs. form.elements**</text:p>
      <text:p text:style-name="P4"><text:s text:c="3"/>- Problem: `Object.fromEntries(formData)` funktionierte nicht mit `type="file"`</text:p>
      <text:p text:style-name="P4"><text:s text:c="3"/>- Lösung: Direkter Zugriff via `form.elements.feldname.value` für Text-Felder, separates Handling für Bild-Upload</text:p>
      <text:p text:style-name="P4"/>
      <text:p text:style-name="P4">3. **Async/Await-Syntax**</text:p>
      <text:p text:style-name="P4"><text:s text:c="3"/>- Problem: `await dateiZuBase64()` ohne `async` im Handler</text:p>
      <text:p text:style-name="P4"><text:s text:c="3"/>- Lösung: `form.addEventListener("submit", async (e) =&gt; {...})`</text:p>
      <text:p text:style-name="P4"/>
      <text:p text:style-name="P4">4. **Fehlende Formularfelder**</text:p>
      <text:p text:style-name="P4"><text:s text:c="3"/>- Problem: JavaScript greift auf `form.elements.gehalt.value` zu, aber HTML-Input fehlt</text:p>
      <text:p text:style-name="P4"><text:s text:c="3"/>- Lösung: Gehalt-Feld im HTML ergänzt, Optional Chaining (`?.`) als Absicherung gelernt</text:p>
      <text:p text:style-name="P4"/>
      <text:p text:style-name="P4">**CSS-Optimierungen**</text:p>
      <text:p text:style-name="P4">- Formular zentriert mit `max-width: 800px` und `margin: 0 auto`</text:p>
      <text:p text:style-name="P4">- Grid-Layout ab Tablet (768px): Zweispaltige Anordnung, Bemerkung/Gehalt/Bild über volle Breite</text:p>
      <text:p text:style-name="P4">- Custom Dropdown-Styling: SVG-Arrow, Gradient-Border bei Fokus, Hover-Effekte</text:p>
      <text:p text:style-name="P4">- Disabled-State für Position-Dropdown visuell unterscheidbar</text:p>
      <text:p text:style-name="P4">- Animationen: `fadeInUp` für Formular, Glassmorphism-Effekte</text:p>
      <text:p text:style-name="P4"/>
      <text:p text:style-name="P4">**Dateien &amp; Code-Umfang**</text:p>
      <text:p text:style-name="P4">- `index.html`: Formular erweitert (15 Input-Felder/Dropdowns)</text:p>
      <text:p text:style-name="P4">- `style.css`: Select-Styling hinzugefügt (+40 Zeilen), Grid-Layout für Formular</text:p>
      <text:p text:style-name="P4">- `script.js`: +60 Zeilen (Formular-Logik, Dropdown-Dynamik, Base64-Konvertierung)</text:p>
      <text:p text:style-name="P4">- `README.md`: Dokumentation für Meilenstein 2 vorbereitet</text:p>
      <text:p text:style-name="P4"/>
      <text:p text:style-name="P4">**Kernkonzepte verinnerlicht**</text:p>
      <text:p text:style-name="P4">- Event-Handler: `addEventListener("submit")` mit `preventDefault()`</text:p>
      <text:p text:style-name="P4">- Array-Manipulation: `push()`, Spread-Operator für Kopien</text:p>
      <text:p text:style-name="P4">- FileReader-API: `readAsDataURL()` für Bild-Upload ohne Backend</text:p>
      <text:p text:style-name="P4">- Promises &amp; Async/Await: Asynchrone Bild-Konvertierung</text:p>
      <text:p text:style-name="P4">- Dynamic DOM-Manipulation: `createElement()`, `appendChild()` für Dropdown-Optionen</text:p>
      <text:p text:style-name="P4">- Form-Validierung: `required`-Attribute, `disabled`-State</text:p>
      <text:p text:style-name="P4">- Scope-Management: Alle Variablen innerhalb `DOMContentLoaded`</text:p>
      <text:p text:style-name="P4"/>
      <text:h text:style-name="P5" text:outline-level="2"><text:soft-page-break/><text:span text:style-name="Strong_20_Emphasis"><text:span text:style-name="T1">Block 2: CRUD-Operationen - Update &amp; Delete</text:span></text:span></text:h>
      <text:h text:style-name="P6" text:outline-level="2"><text:span text:style-name="Strong_20_Emphasis"><text:span text:style-name="T1">Ausgangssituation</text:span></text:span></text:h>
      <text:list text:style-name="L1">
        <text:list-item>
          <text:p text:style-name="P7">Meilenstein 2 Block 1 abgeschlossen: CREATE-Funktion (Neuer Mitarbeiter) implementiert</text:p>
        </text:list-item>
        <text:list-item>
          <text:p text:style-name="P7">Ziel: Vollständiges CRUD-System (Create, Read, Update, Delete)</text:p>
        </text:list-item>
        <text:list-item>
          <text:p text:style-name="P7">Herausforderung: Bestehende Mitarbeiter bearbeiten und löschen, Edit-Modus vom Create-Modus unterscheiden</text:p>
        </text:list-item>
      </text:list>
      <text:h text:style-name="P6" text:outline-level="2"><text:span text:style-name="Strong_20_Emphasis"><text:span text:style-name="T1">Tabellen-Struktur umgebaut</text:span></text:span></text:h>
      <text:list text:style-name="L2">
        <text:list-item>
          <text:p text:style-name="P8"><text:span text:style-name="T2">Problem: Jede Aktion (Details/Bearbeiten/Löschen) hatte eigene </text:span><text:span text:style-name="Source_20_Text"><text:span text:style-name="T1">&lt;td&gt;</text:span></text:span><text:span text:style-name="T2">-Spalte</text:span></text:p>
        </text:list-item>
        <text:list-item>
          <text:p text:style-name="P8"><text:span text:style-name="T2">Lösung: 3 Buttons in EINER </text:span><text:span text:style-name="Source_20_Text"><text:span text:style-name="T1">&lt;td class="action-buttons"&gt;</text:span></text:span><text:span text:style-name="T2"> kombiniert</text:span></text:p>
        </text:list-item>
        <text:list-item>
          <text:p text:style-name="P9">Responsive Design: Mobile vertikal (column), Desktop horizontal (row)</text:p>
        </text:list-item>
        <text:list-item>
          <text:p text:style-name="P9">Button-Farben: Grün (Details), Blau (Bearbeiten), Rot (Löschen)</text:p>
        </text:list-item>
        <text:list-item>
          <text:p text:style-name="P9">Icons hinzugefügt: 👁️ Details, ✏️ Bearbeiten, 🗑️ Löschen</text:p>
        </text:list-item>
      </text:list>
      <text:h text:style-name="P6" text:outline-level="2"><text:span text:style-name="Strong_20_Emphasis"><text:span text:style-name="T1">Edit-Modus State-Management</text:span></text:span></text:h>
      <text:list text:style-name="L3">
        <text:list-item>
          <text:p text:style-name="P10">Zwei Tracking-Variablen eingeführt:</text:p>
          <text:list>
            <text:list-item>
              <text:p text:style-name="P11"><text:span text:style-name="Source_20_Text"><text:span text:style-name="T1">let editModus = false</text:span></text:span><text:span text:style-name="T2"> → Speichert: "Sind wir im Bearbeiten-Modus?"</text:span></text:p>
            </text:list-item>
            <text:list-item>
              <text:p text:style-name="P11"><text:span text:style-name="Source_20_Text"><text:span text:style-name="T1">let editId = null</text:span></text:span><text:span text:style-name="T2"> → Speichert: "WELCHER Mitarbeiter wird bearbeitet?"</text:span></text:p>
            </text:list-item>
          </text:list>
        </text:list-item>
        <text:list-item>
          <text:p text:style-name="P10">Konzept verstanden: ID ≠ Array-Index</text:p>
          <text:list>
            <text:list-item>
              <text:p text:style-name="P10">Array-Index: Position im Array (0, 1, 2...)</text:p>
            </text:list-item>
            <text:list-item>
              <text:p text:style-name="P10">Mitarbeiter-ID: Eindeutige Nummer (1, 2, 5, 8...)</text:p>
            </text:list-item>
            <text:list-item>
              <text:p text:style-name="P10">Nach Löschen verschieben sich Indizes, IDs bleiben stabil</text:p>
            </text:list-item>
          </text:list>
        </text:list-item>
        <text:list-item>
          <text:p text:style-name="P11"><text:span text:style-name="Source_20_Text"><text:span text:style-name="T1">findIndex()</text:span></text:span><text:span text:style-name="T2"> statt direkter Array-Zugriff: Sichere ID-basierte Suche</text:span></text:p>
        </text:list-item>
      </text:list>
      <text:h text:style-name="P6" text:outline-level="2"><text:span text:style-name="Strong_20_Emphasis"><text:span text:style-name="T1">Bearbeiten-Funktion implementiert</text:span></text:span></text:h>
      <text:list text:style-name="L4">
        <text:list-item>
          <text:p text:style-name="P12"><text:span text:style-name="T2">Event-Handler für </text:span><text:span text:style-name="Source_20_Text"><text:span text:style-name="T1">.editBtn</text:span></text:span><text:span text:style-name="T2"> via Event Delegation</text:span></text:p>
        </text:list-item>
        <text:list-item>
          <text:p text:style-name="P12"><text:span text:style-name="T2">Funktion </text:span><text:span text:style-name="Source_20_Text"><text:span text:style-name="T1">bearbeiteMitarbeiter(id)</text:span></text:span><text:span text:style-name="T2"> erstellt:</text:span></text:p>
          <text:list>
            <text:list-item>
              <text:p text:style-name="P12"><text:span text:style-name="T2">Mitarbeiter per </text:span><text:span text:style-name="Source_20_Text"><text:span text:style-name="T1">find()</text:span></text:span><text:span text:style-name="T2"> aus Array laden</text:span></text:p>
            </text:list-item>
            <text:list-item>
              <text:p text:style-name="P12"><text:span text:style-name="Source_20_Text"><text:span text:style-name="T1">editModus = true</text:span></text:span><text:span text:style-name="T2"> und </text:span><text:span text:style-name="Source_20_Text"><text:span text:style-name="T1">editId = id</text:span></text:span><text:span text:style-name="T2"> setzen</text:span></text:p>
            </text:list-item>
            <text:list-item>
              <text:p text:style-name="P13">Formular mit vorhandenen Daten vorausfüllen</text:p>
            </text:list-item>
            <text:list-item>
              <text:p text:style-name="P13">Abteilungs-Dropdown triggern, um Position-Optionen zu laden</text:p>
            </text:list-item>
            <text:list-item>
              <text:p text:style-name="P12"><text:span text:style-name="T2">Submit-Button ändern: Text "💾 Aktualisieren" + CSS-Klasse </text:span><text:span text:style-name="Source_20_Text"><text:span text:style-name="T1">.update-mode</text:span></text:span></text:p>
            </text:list-item>
            <text:list-item>
              <text:p text:style-name="P12"><text:span text:style-name="T2">Button wird ORANGE (CSS: </text:span><text:span text:style-name="Source_20_Text"><text:span text:style-name="T1">background: linear-gradient(135deg, var(--warning), var(--warning-hover))</text:span></text:span><text:span text:style-name="T2">)</text:span></text:p>
            </text:list-item>
          </text:list>
        </text:list-item>
        <text:list-item>
          <text:p text:style-name="P12"><text:span text:style-name="T2">Smooth Scroll zum Formular: </text:span><text:span text:style-name="Source_20_Text"><text:span text:style-name="T1">form.scrollIntoView({ behavior: 'smooth' })</text:span></text:span></text:p>
        </text:list-item>
      </text:list>
      <text:h text:style-name="P6" text:outline-level="2"><text:soft-page-break/><text:span text:style-name="Strong_20_Emphasis"><text:span text:style-name="T1">Submit-Handler erweitert für Update vs. Create</text:span></text:span></text:h>
      <text:list text:style-name="L5">
        <text:list-item>
          <text:p text:style-name="P14">Conditional Logic im Submit-Handler:</text:p>
        </text:list-item>
      </text:list>
      <text:p text:style-name="P15">javascript</text:p>
      <text:p text:style-name="P16"><text:span text:style-name="Source_20_Text"><text:span text:style-name="T1">if (editModus) {</text:span></text:span></text:p>
      <text:p text:style-name="P16"><text:span text:style-name="Source_20_Text"><text:span text:style-name="T1"><text:s text:c="2"/>// UPDATE: Bestehenden Mitarbeiter überschreiben</text:span></text:span></text:p>
      <text:p text:style-name="P16"><text:span text:style-name="Source_20_Text"><text:span text:style-name="T1"><text:s text:c="2"/>const index = mitarbeiter.findIndex(m =&gt; m.id === editId);</text:span></text:span></text:p>
      <text:p text:style-name="P16"><text:span text:style-name="Source_20_Text"><text:span text:style-name="T1"><text:s text:c="2"/>mitarbeiter[index] = mitarbeiterDaten;</text:span></text:span></text:p>
      <text:p text:style-name="P16"><text:span text:style-name="Source_20_Text"><text:span text:style-name="T1">} else {</text:span></text:span></text:p>
      <text:p text:style-name="P16"><text:span text:style-name="Source_20_Text"><text:span text:style-name="T1"><text:s text:c="2"/>// CREATE: Neuen Mitarbeiter hinzufügen</text:span></text:span></text:p>
      <text:p text:style-name="P16"><text:span text:style-name="Source_20_Text"><text:span text:style-name="T1"><text:s text:c="2"/>mitarbeiter.push(mitarbeiterDaten);</text:span></text:span></text:p>
      <text:p text:style-name="P17"><text:span text:style-name="Source_20_Text"><text:span text:style-name="T1">}</text:span></text:span></text:p>
      <text:list text:style-name="L6">
        <text:list-item>
          <text:p text:style-name="P18">Nach Submit: Edit-Modus zurücksetzen, Button wieder BLAU</text:p>
        </text:list-item>
      </text:list>
      <text:h text:style-name="P6" text:outline-level="2"><text:span text:style-name="Strong_20_Emphasis"><text:span text:style-name="T1">Reset-Logik für Edit-Modus</text:span></text:span></text:h>
      <text:list text:style-name="L7">
        <text:list-item>
          <text:p text:style-name="P19">Problem: User bearbeitet Mitarbeiter #5, klickt dann "Neuer Mitarbeiter"</text:p>
        </text:list-item>
        <text:list-item>
          <text:p text:style-name="P19">Ohne Reset: Neuer Mitarbeiter würde #5 überschreiben!</text:p>
        </text:list-item>
        <text:list-item>
          <text:p text:style-name="P19">Lösung: "Neuer Mitarbeiter"-Button resettet Edit-Modus:</text:p>
          <text:list>
            <text:list-item>
              <text:p text:style-name="P20"><text:span text:style-name="Source_20_Text"><text:span text:style-name="T1">editModus = false</text:span></text:span><text:span text:style-name="T2">, </text:span><text:span text:style-name="Source_20_Text"><text:span text:style-name="T1">editId = null</text:span></text:span></text:p>
            </text:list-item>
            <text:list-item>
              <text:p text:style-name="P19">Button-Text zurück zu "💾 Speichern"</text:p>
            </text:list-item>
            <text:list-item>
              <text:p text:style-name="P20"><text:span text:style-name="T2">CSS-Klasse </text:span><text:span text:style-name="Source_20_Text"><text:span text:style-name="T1">.update-mode</text:span></text:span><text:span text:style-name="T2"> entfernen</text:span></text:p>
            </text:list-item>
          </text:list>
        </text:list-item>
        <text:list-item>
          <text:p text:style-name="P19">Gleiche Reset-Logik beim "Abbrechen"-Button</text:p>
        </text:list-item>
      </text:list>
      <text:h text:style-name="P6" text:outline-level="2"><text:span text:style-name="Strong_20_Emphasis"><text:span text:style-name="T1">Löschen-Funktion mit Sicherheitsabfrage</text:span></text:span></text:h>
      <text:list text:style-name="L8">
        <text:list-item>
          <text:p text:style-name="P21"><text:span text:style-name="T2">Event-Handler für </text:span><text:span text:style-name="Source_20_Text"><text:span text:style-name="T1">.deleteBtn</text:span></text:span><text:span text:style-name="T2"> via Event Delegation</text:span></text:p>
        </text:list-item>
        <text:list-item>
          <text:p text:style-name="P21"><text:span text:style-name="T2">Funktion </text:span><text:span text:style-name="Source_20_Text"><text:span text:style-name="T1">loescheMitarbeiter(id)</text:span></text:span><text:span text:style-name="T2"> implementiert:</text:span></text:p>
          <text:list>
            <text:list-item>
              <text:p text:style-name="P21"><text:span text:style-name="T2">Mitarbeiter per </text:span><text:span text:style-name="Source_20_Text"><text:span text:style-name="T1">find()</text:span></text:span><text:span text:style-name="T2"> laden für Bestätigungsdialog</text:span></text:p>
            </text:list-item>
            <text:list-item>
              <text:p text:style-name="P21"><text:span text:style-name="Source_20_Text"><text:span text:style-name="T1">confirm()</text:span></text:span><text:span text:style-name="T2">-Dialog mit Mitarbeiter-Details (Name, Abteilung, Position)</text:span></text:p>
            </text:list-item>
            <text:list-item>
              <text:p text:style-name="P21"><text:span text:style-name="T2">Bei Bestätigung: </text:span><text:span text:style-name="Source_20_Text"><text:span text:style-name="T1">splice()</text:span></text:span><text:span text:style-name="T2"> zum Entfernen aus Array</text:span></text:p>
            </text:list-item>
            <text:list-item>
              <text:p text:style-name="P21"><text:span text:style-name="Source_20_Text"><text:span text:style-name="T1">findIndex()</text:span></text:span><text:span text:style-name="T2"> für sicheres ID-basiertes Löschen</text:span></text:p>
            </text:list-item>
            <text:list-item>
              <text:p text:style-name="P22">Tabelle neu rendern</text:p>
            </text:list-item>
          </text:list>
        </text:list-item>
        <text:list-item>
          <text:p text:style-name="P22">User-Feedback: Console.log mit Anzahl verbleibender Mitarbeiter</text:p>
        </text:list-item>
      </text:list>
      <text:h text:style-name="P6" text:outline-level="2"><text:span text:style-name="Strong_20_Emphasis"><text:span text:style-name="T1">CSS-Optimierungen für Action-Buttons</text:span></text:span></text:h>
      <text:list text:style-name="L9">
        <text:list-item>
          <text:p text:style-name="P23"><text:span text:style-name="T2">Variable für Warning-Farbe: </text:span><text:span text:style-name="Source_20_Text"><text:span text:style-name="T1">--warning: #f59e0b</text:span></text:span><text:span text:style-name="T2">, </text:span><text:span text:style-name="Source_20_Text"><text:span text:style-name="T1">--warning-hover: #d97706</text:span></text:span></text:p>
        </text:list-item>
        <text:list-item>
          <text:p text:style-name="P23"><text:span text:style-name="T2">Update-Mode-Button mit höchster Spezifität (4 Selektoren + </text:span><text:span text:style-name="Source_20_Text"><text:span text:style-name="T1">!important</text:span></text:span><text:span text:style-name="T2">)</text:span></text:p>
        </text:list-item>
        <text:list-item>
          <text:p text:style-name="P23"><text:span text:style-name="T2">Button-Spacing verbessert: </text:span><text:span text:style-name="Source_20_Text"><text:span text:style-name="T1">gap: 12px</text:span></text:span><text:span text:style-name="T2"> (Mobile), </text:span><text:span text:style-name="Source_20_Text"><text:span text:style-name="T1">gap: 10px</text:span></text:span><text:span text:style-name="T2"> (Desktop)</text:span></text:p>
        </text:list-item>
        <text:list-item>
          <text:p text:style-name="P24">Hover-Effekte für alle 3 Button-Typen</text:p>
        </text:list-item>
      </text:list>
      <text:h text:style-name="P6" text:outline-level="2"><text:span text:style-name="Strong_20_Emphasis"><text:span text:style-name="T1">Gelöste Probleme</text:span></text:span></text:h>
      <text:list text:style-name="L10">
        <text:list-item>
          <text:p text:style-name="P25"><text:span text:style-name="Strong_20_Emphasis"><text:span text:style-name="T1">Formular-Button-Group-Fehler</text:span></text:span></text:p>
          <text:list>
            <text:list-item>
              <text:p text:style-name="P25"><text:soft-page-break/><text:span text:style-name="T2">Problem: </text:span><text:span text:style-name="Source_20_Text"><text:span text:style-name="T1">&lt;div class"button-group"&gt;</text:span></text:span><text:span text:style-name="T2"> (fehlendes </text:span><text:span text:style-name="Source_20_Text"><text:span text:style-name="T1">=</text:span></text:span><text:span text:style-name="T2">)</text:span></text:p>
            </text:list-item>
            <text:list-item>
              <text:p text:style-name="P26">Symptom: Button-Gruppe wurde nicht erkannt, Buttons hatten falsches Layout</text:p>
            </text:list-item>
            <text:list-item>
              <text:p text:style-name="P25"><text:span text:style-name="T2">Lösung: </text:span><text:span text:style-name="Source_20_Text"><text:span text:style-name="T1">&lt;div class="button-group"&gt;</text:span></text:span><text:span text:style-name="T2"> korrigiert</text:span></text:p>
            </text:list-item>
            <text:list-item>
              <text:p text:style-name="P26">Debugging-Prozess: CSS funktionierte, HTML-Syntax war Fehler</text:p>
            </text:list-item>
          </text:list>
        </text:list-item>
        <text:list-item>
          <text:p text:style-name="P25"><text:span text:style-name="Strong_20_Emphasis"><text:span text:style-name="T1">Edit/Delete-Buttons im Formular</text:span></text:span></text:p>
          <text:list>
            <text:list-item>
              <text:p text:style-name="P26">Problem: Formular hatte Bearbeiten/Löschen-Buttons (gehören in Tabelle)</text:p>
            </text:list-item>
            <text:list-item>
              <text:p text:style-name="P26">Lösung: Nur "Speichern" + "Abbrechen" im Formular behalten</text:p>
            </text:list-item>
            <text:list-item>
              <text:p text:style-name="P26">Logik: Edit/Delete via Tabellen-Buttons triggern</text:p>
            </text:list-item>
          </text:list>
        </text:list-item>
        <text:list-item>
          <text:p text:style-name="P25"><text:span text:style-name="Strong_20_Emphasis"><text:span text:style-name="T1">Orange Button funktionierte nicht</text:span></text:span></text:p>
          <text:list>
            <text:list-item>
              <text:p text:style-name="P25"><text:span text:style-name="T2">Problem: </text:span><text:span text:style-name="Source_20_Text"><text:span text:style-name="T1">.update-mode</text:span></text:span><text:span text:style-name="T2"> CSS wurde überschrieben</text:span></text:p>
            </text:list-item>
            <text:list-item>
              <text:p text:style-name="P25"><text:span text:style-name="T2">Lösung: Spezifität erhöht mit mehreren Selektoren + </text:span><text:span text:style-name="Source_20_Text"><text:span text:style-name="T1">!important</text:span></text:span></text:p>
            </text:list-item>
            <text:list-item>
              <text:p text:style-name="P26">CSS-Konzept verstanden: Spezifitäts-Hierarchie</text:p>
            </text:list-item>
          </text:list>
        </text:list-item>
      </text:list>
      <text:h text:style-name="P6" text:outline-level="2"><text:span text:style-name="Strong_20_Emphasis"><text:span text:style-name="T1">Kernkonzepte verinnerlicht</text:span></text:span></text:h>
      <text:list text:style-name="L11">
        <text:list-item>
          <text:p text:style-name="P27"><text:span text:style-name="Strong_20_Emphasis"><text:span text:style-name="T1">Event Delegation</text:span></text:span><text:span text:style-name="T2">: Ein Listener auf </text:span><text:span text:style-name="Source_20_Text"><text:span text:style-name="T1">document</text:span></text:span><text:span text:style-name="T2"> statt viele auf Buttons → Funktioniert auch für dynamisch erstellte Elemente</text:span></text:p>
        </text:list-item>
        <text:list-item>
          <text:p text:style-name="P27"><text:span text:style-name="Strong_20_Emphasis"><text:span text:style-name="T1">State Management</text:span></text:span><text:span text:style-name="T2">: </text:span><text:span text:style-name="Source_20_Text"><text:span text:style-name="T1">editModus</text:span></text:span><text:span text:style-name="T2"> + </text:span><text:span text:style-name="Source_20_Text"><text:span text:style-name="T1">editId</text:span></text:span><text:span text:style-name="T2"> als "Single Source of Truth"</text:span></text:p>
        </text:list-item>
        <text:list-item>
          <text:p text:style-name="P27"><text:span text:style-name="Strong_20_Emphasis"><text:span text:style-name="T1">Array-Methoden</text:span></text:span><text:span text:style-name="T2">: </text:span><text:span text:style-name="Source_20_Text"><text:span text:style-name="T1">find()</text:span></text:span><text:span text:style-name="T2">, </text:span><text:span text:style-name="Source_20_Text"><text:span text:style-name="T1">findIndex()</text:span></text:span><text:span text:style-name="T2">, </text:span><text:span text:style-name="Source_20_Text"><text:span text:style-name="T1">splice()</text:span></text:span><text:span text:style-name="T2"> für CRUD</text:span></text:p>
        </text:list-item>
        <text:list-item>
          <text:p text:style-name="P27"><text:span text:style-name="Strong_20_Emphasis"><text:span text:style-name="T1">ID vs. Index</text:span></text:span><text:span text:style-name="T2">: IDs sind permanent wie Datenbank-Primary-Keys, Indizes ändern sich</text:span></text:p>
        </text:list-item>
        <text:list-item>
          <text:p text:style-name="P27"><text:span text:style-name="Strong_20_Emphasis"><text:span text:style-name="T1">Conditional Rendering</text:span></text:span><text:span text:style-name="T2">: Gleicher Submit-Handler für CREATE und UPDATE</text:span></text:p>
        </text:list-item>
        <text:list-item>
          <text:p text:style-name="P27"><text:span text:style-name="Strong_20_Emphasis"><text:span text:style-name="T1">User Confirmation</text:span></text:span><text:span text:style-name="T2">: </text:span><text:span text:style-name="Source_20_Text"><text:span text:style-name="T1">confirm()</text:span></text:span><text:span text:style-name="T2"> für kritische Aktionen (Löschen)</text:span></text:p>
        </text:list-item>
      </text:list>
      <text:h text:style-name="P5" text:outline-level="2"><text:span text:style-name="Strong_20_Emphasis"><text:span text:style-name="T1">Block 3: Responsive Design &amp; UX-Optimierung</text:span></text:span></text:h>
      <text:h text:style-name="P6" text:outline-level="2"><text:span text:style-name="Strong_20_Emphasis"><text:span text:style-name="T1">Ausgangssituation</text:span></text:span></text:h>
      <text:list text:style-name="L12">
        <text:list-item>
          <text:p text:style-name="P28">CRUD-Funktionalität komplett, aber UX-Probleme auf Mobile/Desktop</text:p>
        </text:list-item>
        <text:list-item>
          <text:p text:style-name="P28">Ziel: Einheitliches, responsives Design für alle Geräte</text:p>
        </text:list-item>
        <text:list-item>
          <text:p text:style-name="P28">Herausforderung: Buttons zu nah beieinander, Modal-Abstände optimieren</text:p>
        </text:list-item>
      </text:list>
      <text:h text:style-name="P6" text:outline-level="2"><text:span text:style-name="Strong_20_Emphasis"><text:span text:style-name="T1">Mobile-First CSS-Struktur verstanden</text:span></text:span></text:h>
      <text:list text:style-name="L13">
        <text:list-item>
          <text:p text:style-name="P29"><text:span text:style-name="T2">Konzept: Basis-CSS für Mobile (ohne </text:span><text:span text:style-name="Source_20_Text"><text:span text:style-name="T1">@media</text:span></text:span><text:span text:style-name="T2">), dann Erweiterungen für größere Screens</text:span></text:p>
        </text:list-item>
        <text:list-item>
          <text:p text:style-name="P30">Breakpoints definiert:</text:p>
          <text:list>
            <text:list-item>
              <text:p text:style-name="P29"><text:span text:style-name="Strong_20_Emphasis"><text:span text:style-name="T1">Mobile</text:span></text:span><text:span text:style-name="T2">: 0-767px (Standard)</text:span></text:p>
            </text:list-item>
            <text:list-item>
              <text:p text:style-name="P29"><text:span text:style-name="Strong_20_Emphasis"><text:span text:style-name="T1">Tablet</text:span></text:span><text:span text:style-name="T2">: 768-1023px (</text:span><text:span text:style-name="Source_20_Text"><text:span text:style-name="T1">@media (min-width: 768px)</text:span></text:span><text:span text:style-name="T2">)</text:span></text:p>
            </text:list-item>
            <text:list-item>
              <text:p text:style-name="P29"><text:span text:style-name="Strong_20_Emphasis"><text:span text:style-name="T1">Desktop</text:span></text:span><text:span text:style-name="T2">: 1024px+ (</text:span><text:span text:style-name="Source_20_Text"><text:span text:style-name="T1">@media (min-width: 1024px)</text:span></text:span><text:span text:style-name="T2">)</text:span></text:p>
            </text:list-item>
          </text:list>
        </text:list-item>
        <text:list-item>
          <text:p text:style-name="P30">Vorteil: Mobile lädt weniger CSS, bessere Performance</text:p>
        </text:list-item>
      </text:list>
      <text:h text:style-name="P6" text:outline-level="2"><text:soft-page-break/><text:span text:style-name="Strong_20_Emphasis"><text:span text:style-name="T1">Tabellen-Layout responsive gemacht</text:span></text:span></text:h>
      <text:list text:style-name="L14">
        <text:list-item>
          <text:p text:style-name="P31"><text:span text:style-name="Strong_20_Emphasis"><text:span text:style-name="T1">Mobile (&lt; 768px)</text:span></text:span><text:span text:style-name="T2">:</text:span></text:p>
          <text:list>
            <text:list-item>
              <text:p text:style-name="P31"><text:span text:style-name="T2">Jede Zeile wird zu Karte (</text:span><text:span text:style-name="Source_20_Text"><text:span text:style-name="T1">display: block</text:span></text:span><text:span text:style-name="T2">)</text:span></text:p>
            </text:list-item>
            <text:list-item>
              <text:p text:style-name="P31"><text:span text:style-name="Source_20_Text"><text:span text:style-name="T1">&lt;thead&gt;</text:span></text:span><text:span text:style-name="T2"> versteckt (</text:span><text:span text:style-name="Source_20_Text"><text:span text:style-name="T1">display: none</text:span></text:span><text:span text:style-name="T2">)</text:span></text:p>
            </text:list-item>
            <text:list-item>
              <text:p text:style-name="P31"><text:span text:style-name="T2">Jede </text:span><text:span text:style-name="Source_20_Text"><text:span text:style-name="T1">&lt;td&gt;</text:span></text:span><text:span text:style-name="T2"> hat Label via </text:span><text:span text:style-name="Source_20_Text"><text:span text:style-name="T1">::before</text:span></text:span><text:span text:style-name="T2"> pseudo-element mit </text:span><text:span text:style-name="Source_20_Text"><text:span text:style-name="T1">data-label</text:span></text:span><text:span text:style-name="T2">-Attribut</text:span></text:p>
            </text:list-item>
            <text:list-item>
              <text:p text:style-name="P32">Bilder rund (50%), 100px groß</text:p>
            </text:list-item>
            <text:list-item>
              <text:p text:style-name="P32">Buttons untereinander (column)</text:p>
            </text:list-item>
          </text:list>
        </text:list-item>
        <text:list-item>
          <text:p text:style-name="P31"><text:span text:style-name="Strong_20_Emphasis"><text:span text:style-name="T1">Tablet/Desktop (768px+)</text:span></text:span><text:span text:style-name="T2">:</text:span></text:p>
          <text:list>
            <text:list-item>
              <text:p text:style-name="P31"><text:span text:style-name="T2">Normale Tabellenstruktur (</text:span><text:span text:style-name="Source_20_Text"><text:span text:style-name="T1">display: table-row</text:span></text:span><text:span text:style-name="T2">)</text:span></text:p>
            </text:list-item>
            <text:list-item>
              <text:p text:style-name="P31"><text:span text:style-name="Source_20_Text"><text:span text:style-name="T1">&lt;thead&gt;</text:span></text:span><text:span text:style-name="T2"> sichtbar mit Sticky Header-Optionen</text:span></text:p>
            </text:list-item>
            <text:list-item>
              <text:p text:style-name="P32">Bilder eckig (border-radius-md), kleiner (60px/70px)</text:p>
            </text:list-item>
            <text:list-item>
              <text:p text:style-name="P32">Buttons nebeneinander (row)</text:p>
            </text:list-item>
          </text:list>
        </text:list-item>
      </text:list>
      <text:h text:style-name="P6" text:outline-level="2"><text:span text:style-name="Strong_20_Emphasis"><text:span text:style-name="T1">Button-Spacing optimiert</text:span></text:span></text:h>
      <text:list text:style-name="L15">
        <text:list-item>
          <text:p text:style-name="P33">Problem: Action-Buttons zu nah, Modal-Inhalte zu gedrängt</text:p>
        </text:list-item>
        <text:list-item>
          <text:p text:style-name="P33">Lösung:</text:p>
          <text:list>
            <text:list-item>
              <text:p text:style-name="P34"><text:span text:style-name="Source_20_Text"><text:span text:style-name="T1">.action-buttons gap</text:span></text:span><text:span text:style-name="T2">: 8px → 12px (Mobile)</text:span></text:p>
            </text:list-item>
            <text:list-item>
              <text:p text:style-name="P34"><text:span text:style-name="Source_20_Text"><text:span text:style-name="T1">.action-buttons gap</text:span></text:span><text:span text:style-name="T2">: 6px → 10px (Desktop)</text:span></text:p>
            </text:list-item>
            <text:list-item>
              <text:p text:style-name="P34"><text:span text:style-name="Source_20_Text"><text:span text:style-name="T1">.modal-content p margin</text:span></text:span><text:span text:style-name="T2">: 12px → 18px</text:span></text:p>
            </text:list-item>
            <text:list-item>
              <text:p text:style-name="P34"><text:span text:style-name="Source_20_Text"><text:span text:style-name="T1">.modal-content p line-height</text:span></text:span><text:span text:style-name="T2">: 1.7 → 1.8</text:span></text:p>
            </text:list-item>
          </text:list>
        </text:list-item>
        <text:list-item>
          <text:p text:style-name="P33">Visuelle Hierarchie: Mehr Weißraum = bessere Lesbarkeit</text:p>
        </text:list-item>
      </text:list>
      <text:h text:style-name="P6" text:outline-level="2"><text:span text:style-name="Strong_20_Emphasis"><text:span text:style-name="T1">Form-Layout mit CSS Grid</text:span></text:span></text:h>
      <text:list text:style-name="L16">
        <text:list-item>
          <text:p text:style-name="P35">Desktop (768px+): Zweispaltige Anordnung mit CSS Grid</text:p>
        </text:list-item>
      </text:list>
      <text:p text:style-name="P15">css</text:p>
      <text:p text:style-name="P16"><text:span text:style-name="Source_20_Text"><text:span text:style-name="T1">.form {</text:span></text:span></text:p>
      <text:p text:style-name="P16"><text:span text:style-name="Source_20_Text"><text:span text:style-name="T1"><text:s text:c="2"/>display: grid;</text:span></text:span></text:p>
      <text:p text:style-name="P16"><text:span text:style-name="Source_20_Text"><text:span text:style-name="T1"><text:s text:c="2"/>grid-template-columns: 1fr 1fr;</text:span></text:span></text:p>
      <text:p text:style-name="P16"><text:span text:style-name="Source_20_Text"><text:span text:style-name="T1"><text:s text:c="2"/>gap: 20px;</text:span></text:span></text:p>
      <text:p text:style-name="P17"><text:span text:style-name="Source_20_Text"><text:span text:style-name="T1">}</text:span></text:span></text:p>
      <text:list text:style-name="L17">
        <text:list-item>
          <text:p text:style-name="P36"><text:span text:style-name="T2">Felder über volle Breite: </text:span><text:span text:style-name="Source_20_Text"><text:span text:style-name="T1">grid-column: 1 / -1</text:span></text:span><text:span text:style-name="T2"> für Bemerkung, Gehalt, Bild, Dropdowns</text:span></text:p>
        </text:list-item>
        <text:list-item>
          <text:p text:style-name="P36"><text:span text:style-name="T2">Button-Group über volle Breite mit Flexbox: </text:span><text:span text:style-name="Source_20_Text"><text:span text:style-name="T1">gap: 15px</text:span></text:span><text:span text:style-name="T2"> zwischen Buttons</text:span></text:p>
        </text:list-item>
        <text:list-item>
          <text:p text:style-name="P37">Mobile: Grid deaktiviert, alle Felder untereinander</text:p>
        </text:list-item>
      </text:list>
      <text:h text:style-name="P6" text:outline-level="2"><text:span text:style-name="Strong_20_Emphasis"><text:span text:style-name="T1">Animation &amp; Transitions</text:span></text:span></text:h>
      <text:list text:style-name="L18">
        <text:list-item>
          <text:p text:style-name="P38"><text:span text:style-name="Strong_20_Emphasis"><text:span text:style-name="T1">Keyframe-Animationen</text:span></text:span><text:span text:style-name="T2">:</text:span></text:p>
          <text:list>
            <text:list-item>
              <text:p text:style-name="P38"><text:span text:style-name="Source_20_Text"><text:span text:style-name="T1">slideDown</text:span></text:span><text:span text:style-name="T2">: Formular fährt von oben ein</text:span></text:p>
            </text:list-item>
            <text:list-item>
              <text:p text:style-name="P38"><text:span text:style-name="Source_20_Text"><text:span text:style-name="T1">fadeInUp</text:span></text:span><text:span text:style-name="T2">: Tabellen-Zeilen erscheinen nacheinander</text:span></text:p>
            </text:list-item>
            <text:list-item>
              <text:p text:style-name="P38"><text:soft-page-break/><text:span text:style-name="Source_20_Text"><text:span text:style-name="T1">modalSlideIn</text:span></text:span><text:span text:style-name="T2">: Modal-Popup mit Scale-Effekt</text:span></text:p>
            </text:list-item>
            <text:list-item>
              <text:p text:style-name="P38"><text:span text:style-name="Source_20_Text"><text:span text:style-name="T1">pulse</text:span></text:span><text:span text:style-name="T2">: Loading-Animation (vorbereitet für API-Calls)</text:span></text:p>
            </text:list-item>
          </text:list>
        </text:list-item>
        <text:list-item>
          <text:p text:style-name="P38"><text:span text:style-name="Strong_20_Emphasis"><text:span text:style-name="T1">Transitions</text:span></text:span><text:span text:style-name="T2">: </text:span><text:span text:style-name="Source_20_Text"><text:span text:style-name="T1">var(--transition)</text:span></text:span><text:span text:style-name="T2"> für Hover-Effekte (0.3s cubic-bezier)</text:span></text:p>
        </text:list-item>
        <text:list-item>
          <text:p text:style-name="P38"><text:span text:style-name="Strong_20_Emphasis"><text:span text:style-name="T1">Button-Ripple-Effekt</text:span></text:span><text:span text:style-name="T2">: </text:span><text:span text:style-name="Source_20_Text"><text:span text:style-name="T1">::before</text:span></text:span><text:span text:style-name="T2"> pseudo-element expandiert bei Hover</text:span></text:p>
        </text:list-item>
      </text:list>
      <text:h text:style-name="P6" text:outline-level="2"><text:span text:style-name="Strong_20_Emphasis"><text:span text:style-name="T1">Scrollbar-Styling (WebKit)</text:span></text:span></text:h>
      <text:list text:style-name="L19">
        <text:list-item>
          <text:p text:style-name="P39"><text:span text:style-name="T2">Custom Scrollbar mit </text:span><text:span text:style-name="Source_20_Text"><text:span text:style-name="T1">-webkit-scrollbar</text:span></text:span><text:span text:style-name="T2"> pseudo-elements</text:span></text:p>
        </text:list-item>
        <text:list-item>
          <text:p text:style-name="P39"><text:span text:style-name="T2">Konzept verstanden: </text:span><text:span text:style-name="Strong_20_Emphasis"><text:span text:style-name="T1">WebKit ist KEINE Library</text:span></text:span><text:span text:style-name="T2">, sondern Browser-Engine</text:span></text:p>
        </text:list-item>
        <text:list-item>
          <text:p text:style-name="P40">Vendor Prefixes sind Standard-CSS, kein Framework</text:p>
        </text:list-item>
        <text:list-item>
          <text:p text:style-name="P40">Cross-Browser: Funktioniert in Chrome, Safari, Edge, Firefox</text:p>
        </text:list-item>
        <text:list-item>
          <text:p text:style-name="P40">Anforderungen erfüllt: 100% Vanilla CSS (kein Bootstrap/Tailwind)</text:p>
        </text:list-item>
      </text:list>
      <text:h text:style-name="P6" text:outline-level="2"><text:span text:style-name="Strong_20_Emphasis"><text:span text:style-name="T1">Container &amp; Max-Width</text:span></text:span></text:h>
      <text:list text:style-name="L20">
        <text:list-item>
          <text:p text:style-name="P41"><text:span text:style-name="Source_20_Text"><text:span text:style-name="T1">.container</text:span></text:span><text:span text:style-name="T2"> mit </text:span><text:span text:style-name="Source_20_Text"><text:span text:style-name="T1">max-width: 1400px</text:span></text:span><text:span text:style-name="T2"> für Ultra-Wide-Screens</text:span></text:p>
        </text:list-item>
        <text:list-item>
          <text:p text:style-name="P41"><text:span text:style-name="T2">Zentriert via </text:span><text:span text:style-name="Source_20_Text"><text:span text:style-name="T1">margin: 0 auto</text:span></text:span></text:p>
        </text:list-item>
        <text:list-item>
          <text:p text:style-name="P42">Verhindert übermäßige Zeilenbreite auf 4K-Monitoren</text:p>
        </text:list-item>
      </text:list>
      <text:h text:style-name="P6" text:outline-level="2"><text:span text:style-name="Strong_20_Emphasis"><text:span text:style-name="T1">Gelöste CSS-Probleme</text:span></text:span></text:h>
      <text:list text:style-name="L21">
        <text:list-item>
          <text:p text:style-name="P43"><text:span text:style-name="Strong_20_Emphasis"><text:span text:style-name="T1">Modal-Button-Spacing funktionierte nicht</text:span></text:span></text:p>
          <text:list>
            <text:list-item>
              <text:p text:style-name="P44">Problem: CSS-Spezifität zu niedrig</text:p>
            </text:list-item>
            <text:list-item>
              <text:p text:style-name="P43"><text:span text:style-name="T2">Versucht: </text:span><text:span text:style-name="Source_20_Text"><text:span text:style-name="T1">.modal-content button { margin-top: 25px; }</text:span></text:span></text:p>
            </text:list-item>
            <text:list-item>
              <text:p text:style-name="P43"><text:span text:style-name="T2">Symptom: Wurde von allgemeinem </text:span><text:span text:style-name="Source_20_Text"><text:span text:style-name="T1">button { margin-top: 10px; }</text:span></text:span><text:span text:style-name="T2"> überschrieben</text:span></text:p>
            </text:list-item>
            <text:list-item>
              <text:p text:style-name="P43"><text:span text:style-name="T2">Lösung: Erhöhte Spezifität + </text:span><text:span text:style-name="Source_20_Text"><text:span text:style-name="T1">!important</text:span></text:span><text:span text:style-name="T2"> entfernt (nicht nötig)</text:span></text:p>
            </text:list-item>
            <text:list-item>
              <text:p text:style-name="P44">Erkenntnisse: Browser DevTools → Computed Styles prüfen</text:p>
            </text:list-item>
          </text:list>
        </text:list-item>
        <text:list-item>
          <text:p text:style-name="P43"><text:span text:style-name="Strong_20_Emphasis"><text:span text:style-name="T1">Formular-Grid verschob Buttons</text:span></text:span></text:p>
          <text:list>
            <text:list-item>
              <text:p text:style-name="P44">Problem: Submit/Abbrechen-Buttons wurden in Grid-Zellen gequetscht</text:p>
            </text:list-item>
            <text:list-item>
              <text:p text:style-name="P43"><text:span text:style-name="T2">Lösung: </text:span><text:span text:style-name="Source_20_Text"><text:span text:style-name="T1">.button-group</text:span></text:span><text:span text:style-name="T2"> mit </text:span><text:span text:style-name="Source_20_Text"><text:span text:style-name="T1">grid-column: 1 / -1</text:span></text:span><text:span text:style-name="T2"> (volle Breite)</text:span></text:p>
            </text:list-item>
            <text:list-item>
              <text:p text:style-name="P43"><text:span text:style-name="T2">Flexbox innerhalb Grid: </text:span><text:span text:style-name="Source_20_Text"><text:span text:style-name="T1">display: flex; gap: 15px;</text:span></text:span></text:p>
            </text:list-item>
          </text:list>
        </text:list-item>
        <text:list-item>
          <text:p text:style-name="P43"><text:span text:style-name="Strong_20_Emphasis"><text:span text:style-name="T1">Select-Dropdown-Arrow fehlt</text:span></text:span></text:p>
          <text:list>
            <text:list-item>
              <text:p text:style-name="P43"><text:span text:style-name="T2">Problem: </text:span><text:span text:style-name="Source_20_Text"><text:span text:style-name="T1">appearance: none</text:span></text:span><text:span text:style-name="T2"> entfernt nativen Arrow</text:span></text:p>
            </text:list-item>
            <text:list-item>
              <text:p text:style-name="P43"><text:span text:style-name="T2">Lösung: Custom SVG-Arrow via </text:span><text:span text:style-name="Source_20_Text"><text:span text:style-name="T1">background-image</text:span></text:span><text:span text:style-name="T2"> (Data-URI)</text:span></text:p>
            </text:list-item>
            <text:list-item>
              <text:p text:style-name="P44">Arrow wechselt Farbe bei Fokus (Grau → Primary-Blau)</text:p>
            </text:list-item>
          </text:list>
        </text:list-item>
      </text:list>
      <text:h text:style-name="P6" text:outline-level="2"><text:span text:style-name="Strong_20_Emphasis"><text:span text:style-name="T1">Barrierefreiheit (a11y) beachtet</text:span></text:span></text:h>
      <text:list text:style-name="L22">
        <text:list-item>
          <text:p text:style-name="P45"><text:span text:style-name="Source_20_Text"><text:span text:style-name="T1">required</text:span></text:span><text:span text:style-name="T2">-Attribute auf essentiellen Feldern</text:span></text:p>
        </text:list-item>
        <text:list-item>
          <text:p text:style-name="P46">Placeholder-Texte als Hinweise</text:p>
        </text:list-item>
        <text:list-item>
          <text:p text:style-name="P45"><text:span text:style-name="T2">Fokus-States mit deutlichen Borders (</text:span><text:span text:style-name="Source_20_Text"><text:span text:style-name="T1">box-shadow: 0 0 0 3px rgba(...)</text:span></text:span><text:span text:style-name="T2">)</text:span></text:p>
        </text:list-item>
        <text:list-item>
          <text:p text:style-name="P46"><text:soft-page-break/>Hover-Effekte für bessere Interaktivität</text:p>
        </text:list-item>
        <text:list-item>
          <text:p text:style-name="P46">Confirm-Dialog bei Löschen (User-Schutz)</text:p>
        </text:list-item>
      </text:list>
      <text:h text:style-name="P6" text:outline-level="2"><text:span text:style-name="Strong_20_Emphasis"><text:span text:style-name="T1">Code-Struktur &amp; Wartbarkeit</text:span></text:span></text:h>
      <text:list text:style-name="L23">
        <text:list-item>
          <text:p text:style-name="P47">CSS-Variablen (Custom Properties) für Farben, Schatten, Border-Radius</text:p>
        </text:list-item>
        <text:list-item>
          <text:p text:style-name="P48"><text:span text:style-name="T2">Kommentare als Sektionen (</text:span><text:span text:style-name="Source_20_Text"><text:span text:style-name="T1">/* === BUTTONS === */</text:span></text:span><text:span text:style-name="T2">)</text:span></text:p>
        </text:list-item>
        <text:list-item>
          <text:p text:style-name="P47">Media Queries gruppiert am Ende (nicht verstreut)</text:p>
        </text:list-item>
        <text:list-item>
          <text:p text:style-name="P48"><text:span text:style-name="T2">Wiederverwendbare Klassen: </text:span><text:span text:style-name="Source_20_Text"><text:span text:style-name="T1">.hidden</text:span></text:span><text:span text:style-name="T2">, </text:span><text:span text:style-name="Source_20_Text"><text:span text:style-name="T1">.loading</text:span></text:span><text:span text:style-name="T2">, </text:span><text:span text:style-name="Source_20_Text"><text:span text:style-name="T1">.glass</text:span></text:span></text:p>
        </text:list-item>
        <text:list-item>
          <text:p text:style-name="P47">Animations-Keyframes zentral definiert</text:p>
        </text:list-item>
      </text:list>
      <text:h text:style-name="P6" text:outline-level="2"><text:span text:style-name="Strong_20_Emphasis"><text:span text:style-name="T1">Performance-Optimierungen</text:span></text:span></text:h>
      <text:list text:style-name="L24">
        <text:list-item>
          <text:p text:style-name="P49"><text:span text:style-name="Source_20_Text"><text:span text:style-name="T1">will-change</text:span></text:span><text:span text:style-name="T2"> für animierte Elemente (vorbereitet)</text:span></text:p>
        </text:list-item>
        <text:list-item>
          <text:p text:style-name="P49"><text:span text:style-name="Source_20_Text"><text:span text:style-name="T1">transform</text:span></text:span><text:span text:style-name="T2"> statt </text:span><text:span text:style-name="Source_20_Text"><text:span text:style-name="T1">top/left</text:span></text:span><text:span text:style-name="T2"> für Animationen (GPU-beschleunigt)</text:span></text:p>
        </text:list-item>
        <text:list-item>
          <text:p text:style-name="P49"><text:span text:style-name="Source_20_Text"><text:span text:style-name="T1">contain: layout</text:span></text:span><text:span text:style-name="T2"> für isolierte Komponenten (vorbereitet)</text:span></text:p>
        </text:list-item>
        <text:list-item>
          <text:p text:style-name="P50">Lazy-Loading für Bilder (Base64 aktuell inline)</text:p>
        </text:list-item>
      </text:list>
      <text:h text:style-name="P6" text:outline-level="2"><text:span text:style-name="Strong_20_Emphasis"><text:span text:style-name="T1">Dateien-Übersicht</text:span></text:span></text:h>
      <text:list text:style-name="L25">
        <text:list-item>
          <text:p text:style-name="P51"><text:span text:style-name="Source_20_Text"><text:span text:style-name="T1">style.css</text:span></text:span><text:span text:style-name="T2">: 580 Zeilen (aufgeräumt von 650), modular strukturiert</text:span></text:p>
        </text:list-item>
        <text:list-item>
          <text:p text:style-name="P51"><text:span text:style-name="Source_20_Text"><text:span text:style-name="T1">index.html</text:span></text:span><text:span text:style-name="T2">: Container-Wrapper hinzugefügt, Button-Group korrigiert</text:span></text:p>
        </text:list-item>
        <text:list-item>
          <text:p text:style-name="P51"><text:span text:style-name="Source_20_Text"><text:span text:style-name="T1">script.js</text:span></text:span><text:span text:style-name="T2">: Keine Änderungen (CSS-Only-Optimierungen)</text:span></text:p>
        </text:list-item>
      </text:list>
      <text:h text:style-name="P6" text:outline-level="2"><text:span text:style-name="Strong_20_Emphasis"><text:span text:style-name="T1">Kernkonzepte verinnerlicht</text:span></text:span></text:h>
      <text:list text:style-name="L26">
        <text:list-item>
          <text:p text:style-name="P52"><text:span text:style-name="Strong_20_Emphasis"><text:span text:style-name="T1">Mobile-First</text:span></text:span><text:span text:style-name="T2">: Basis für kleine Screens, Erweiterung für große</text:span></text:p>
        </text:list-item>
        <text:list-item>
          <text:p text:style-name="P52"><text:span text:style-name="Strong_20_Emphasis"><text:span text:style-name="T1">CSS Grid + Flexbox</text:span></text:span><text:span text:style-name="T2">: Grid für Layout, Flexbox für Button-Gruppen</text:span></text:p>
        </text:list-item>
        <text:list-item>
          <text:p text:style-name="P52"><text:span text:style-name="Strong_20_Emphasis"><text:span text:style-name="T1">CSS-Spezifität</text:span></text:span><text:span text:style-name="T2">: Selector-Hierarchie verstanden</text:span></text:p>
        </text:list-item>
        <text:list-item>
          <text:p text:style-name="P52"><text:span text:style-name="Strong_20_Emphasis"><text:span text:style-name="T1">Pseudo-Elements</text:span></text:span><text:span text:style-name="T2">: </text:span><text:span text:style-name="Source_20_Text"><text:span text:style-name="T1">::before</text:span></text:span><text:span text:style-name="T2">, </text:span><text:span text:style-name="Source_20_Text"><text:span text:style-name="T1">::after</text:span></text:span><text:span text:style-name="T2"> für dekorative Elemente</text:span></text:p>
        </text:list-item>
        <text:list-item>
          <text:p text:style-name="P52"><text:span text:style-name="Strong_20_Emphasis"><text:span text:style-name="T1">Custom Properties</text:span></text:span><text:span text:style-name="T2">: CSS-Variablen für Theme-Konsistenz</text:span></text:p>
        </text:list-item>
        <text:list-item>
          <text:p text:style-name="P52"><text:span text:style-name="Strong_20_Emphasis"><text:span text:style-name="T1">Vendor Prefixes</text:span></text:span><text:span text:style-name="T2">: </text:span><text:span text:style-name="Source_20_Text"><text:span text:style-name="T1">-webkit-</text:span></text:span><text:span text:style-name="T2"> ist kein Framework, sondern Browser-Erweiterung</text:span></text:p>
        </text:list-item>
        <text:list-item>
          <text:p text:style-name="P52"><text:span text:style-name="Strong_20_Emphasis"><text:span text:style-name="T1">Responsive Images</text:span></text:span><text:span text:style-name="T2">: </text:span><text:span text:style-name="Source_20_Text"><text:span text:style-name="T1">object-fit: cover</text:span></text:span><text:span text:style-name="T2"> für konsistente Größen</text:span></text:p>
        </text:list-item>
        <text:list-item>
          <text:p text:style-name="P52"><text:span text:style-name="Strong_20_Emphasis"><text:span text:style-name="T1">Transitions vs. Animations</text:span></text:span><text:span text:style-name="T2">: Transitions für Zustandsänderungen, Keyframes für komplexe Sequenzen</text:span></text:p>
        </text:list-item>
      </text:list>
      <text:h text:style-name="P6" text:outline-level="2"><text:span text:style-name="Strong_20_Emphasis"><text:span text:style-name="T1">Testing durchgeführt</text:span></text:span></text:h>
      <text:list text:style-name="L27">
        <text:list-item>
          <text:p text:style-name="P53">✅ Chrome DevTools: Responsive Mode (375px, 768px, 1024px, 1920px)</text:p>
        </text:list-item>
        <text:list-item>
          <text:p text:style-name="P53">✅ Mobile: iPhone SE, Galaxy S21</text:p>
        </text:list-item>
        <text:list-item>
          <text:p text:style-name="P53">✅ Tablet: iPad (768px)</text:p>
        </text:list-item>
        <text:list-item>
          <text:p text:style-name="P53">✅ Desktop: 1080p, 1440p, 4K</text:p>
        </text:list-item>
        <text:list-item>
          <text:p text:style-name="P53">✅ Browser: Chrome, Firefox, Safari, Edge</text:p>
        </text:list-item>
      </text:list>
      <text:p text:style-name="P54"/>
      <text:p text:style-name="P55"><text:soft-page-break/><text:span text:style-name="Strong_20_Emphasis"><text:span text:style-name="T1">Gesamtstatus nach Block 1-3:</text:span></text:span></text:p>
      <text:list text:style-name="L28">
        <text:list-item>
          <text:p text:style-name="P56">✅ Vollständiges CRUD-System</text:p>
        </text:list-item>
        <text:list-item>
          <text:p text:style-name="P56">✅ Responsive Design für alle Geräte</text:p>
        </text:list-item>
        <text:list-item>
          <text:p text:style-name="P56">✅ Professionelle UX mit Animationen</text:p>
        </text:list-item>
        <text:list-item>
          <text:p text:style-name="P56">✅ 100% Vanilla (HTML/CSS/JS ohne Frameworks)</text:p>
        </text:list-item>
        <text:list-item>
          <text:p text:style-name="P56">✅ Vorbereitet für Meilenstein 3 (Filter, Sortierung, Paginierung)</text:p>
        </text:list-item>
      </text:list>
      <text:p text:style-name="P4"/>
      <text:p text:style-name="P57">Text zur Abgabe für Block 2:</text:p>
      <text:p text:style-name="P58"><text:bookmark text:name="yui_3_17_2_1_1769513943870_20833"/><text:bookmark text:name="yui_3_17_2_1_1769513943870_23536"/><text:span text:style-name="Strong_20_Emphasis"><text:span text:style-name="T3">Tabellen-Struktur umgebaut</text:span></text:span></text:p>
      <text:p text:style-name="P59">Problem: Jede Aktion (Details/Bearbeiten/Löschen) hatte eigene &lt;td&gt;-Spalte</text:p>
      <text:p text:style-name="P59">Lösung: 3 Buttons in EINER &lt;td class="action-buttons"&gt; kombiniert</text:p>
      <text:p text:style-name="P59">Lösung: 3 Buttons in EINER &lt;td class="action-buttons"&gt; kombiniert</text:p>
      <text:p text:style-name="P59">Responsive Design: Mobile vertikal (column), Desktop horizontal (row)</text:p>
      <text:p text:style-name="P59">Button-Farben: Grün (Details), Blau (Bearbeiten), Rot (Löschen)</text:p>
      <text:p text:style-name="P59">Icons hinzugefügt: Details, Bearbeiten, Löschen</text:p>
      <text:p text:style-name="P60"><text:bookmark text:name="yui_3_17_2_1_1769513943870_20833 Kopie 1"/><text:bookmark text:name="yui_3_17_2_1_1769513943870_23877"/><text:span text:style-name="Strong_20_Emphasis"><text:span text:style-name="T3">Edit-Modus State-Management</text:span></text:span></text:p>
      <text:p text:style-name="P59">Zwei Tracking-Variablen eingeführt:</text:p>
      <text:p text:style-name="P59">let editModus = false → Speichert: "Sind wir im Bearbeiten-Modus?"</text:p>
      <text:p text:style-name="P59">let editId = null → Speichert: "WELCHER Mitarbeiter wird bearbeitet?"</text:p>
      <text:p text:style-name="P59">Umgesetzt mit findIndex()) anstatt mit Position im Array, um auch die "richtige" Id zu bekommen.</text:p>
      <text:p text:style-name="P61"><text:bookmark text:name="yui_3_17_2_1_1769513943870_24075"/></text:p>
      <text:p text:style-name="P62"><text:span text:style-name="Strong_20_Emphasis"><text:span text:style-name="T3">Bearbeiten-Funktion implementiert</text:span></text:span></text:p>
      <text:p text:style-name="P63"><text:bookmark text:name="yui_3_17_2_1_1769513943870_20833 Kopie 2"/>Event-Handler für .editBtn via Event Delegation</text:p>
      <text:p text:style-name="P59">Funktion bearbeiteMitarbeiter(id) erstellt:</text:p>
      <text:p text:style-name="P59">Mitarbeiter per find() aus Array laden</text:p>
      <text:p text:style-name="P59">editModus = true und editId = id setzen</text:p>
      <text:p text:style-name="P59">Formular mit vorhandenen Daten vorausfüllen</text:p>
      <text:p text:style-name="P59">Abteilungs-Dropdown triggern, um Position-Optionen zu laden</text:p>
      <text:p text:style-name="P59">Submit-Button ändern: Text "💾 Aktualisieren" + CSS-Klasse .update-mode</text:p>
      <text:p text:style-name="P59">Button wird ORANGE (CSS: background: linear-gradient(135deg, var(--warning), var(--warning-hover)))</text:p>
      <text:p text:style-name="P59">Smooth Scroll zum Formular: form.scrollIntoView({ behavior: 'smooth' })</text:p>
      <text:p text:style-name="P59">Anstatt direkter Eingabe von Abteilung und Position habe ich ein Dropdown eingebaut.</text:p>
      <text:p text:style-name="P59">Welches die Vorabauswahl gibt, man muss erst die Abteilung auswählen sonst kann man die Position nicht wählen.</text:p>
      <text:p text:style-name="P59">Dafür: </text:p>
      <text:p text:style-name="P59">// 1. Abteilung setzen</text:p>
      <text:p text:style-name="P59">form.elements.abteilung.value = mitarbeiterZumBearbeiten.abteilung;</text:p>
      <text:p text:style-name="P64"> <text:span text:style-name="T4">// 2. Abteilungs-Change-Event manuell triggern (füllt Position-Optionen!) </text:span></text:p>
      <text:p text:style-name="P59">abteilungSelect.dispatchEvent(new Event('change')); </text:p>
      <text:p text:style-name="P59"><text:soft-page-break/>// 3. Position setzen (nach kurzer Verzögerung, da DOM updaten muss) </text:p>
      <text:p text:style-name="P59">setTimeout(() =&gt; { form.elements.position.value = mitarbeiterZumBearbeiten.position; }, 10);</text:p>
      <text:p text:style-name="P60"><text:bookmark text:name="yui_3_17_2_1_1769513943870_51771"/><text:span text:style-name="Strong_20_Emphasis"><text:span text:style-name="T3">Dropdown EventListener: </text:span></text:span></text:p>
      <text:p text:style-name="P59">Beispiel Abteilung IT + Position Senior Developer.</text:p>
      <text:p text:style-name="P59">Abteilung wird auf IT gesetzt, ohne Trigger bleibt Positions Dropdown leer. </text:p>
      <text:p text:style-name="P59">Mit Trigger füllt sich mit IT Positionen.</text:p>
      <text:p text:style-name="P60"><text:bookmark text:name="yui_3_17_2_1_1769513943870_20833 Kopie 3"/><text:bookmark text:name="yui_3_17_2_1_1769513943870_52291"/><text:span text:style-name="Strong_20_Emphasis"><text:span text:style-name="T3">Submit-Handler erweitert für Update vs. Create</text:span></text:span></text:p>
      <text:p text:style-name="P59">Conditional Logic im Submit-Handler:</text:p>
      <text:p text:style-name="P65"/>
      <text:p text:style-name="P59">//Javascript</text:p>
      <text:p text:style-name="P59">if (editModus) {</text:p>
      <text:p text:style-name="P64"><text:s text:c="2"/><text:span text:style-name="T4">// UPDATE: Bestehenden Mitarbeiter überschreiben</text:span></text:p>
      <text:p text:style-name="P64"><text:s text:c="2"/><text:span text:style-name="T4">const index = mitarbeiter.findIndex(m =&gt; m.id === editId);</text:span></text:p>
      <text:p text:style-name="P64"><text:s text:c="2"/><text:span text:style-name="T4">mitarbeiter[index] = mitarbeiterDaten;</text:span></text:p>
      <text:p text:style-name="P64"><text:s text:c="2"/><text:span text:style-name="T4">console.log("Mitarbeiter aktualisiert:", mitarbeiterDaten);</text:span></text:p>
      <text:p text:style-name="P59">} else {</text:p>
      <text:p text:style-name="P64"><text:s text:c="2"/><text:span text:style-name="T4">// CREATE: Neuen Mitarbeiter hinzufügen</text:span></text:p>
      <text:p text:style-name="P64"><text:s text:c="2"/><text:span text:style-name="T4">mitarbeiter.push(mitarbeiterDaten);</text:span></text:p>
      <text:p text:style-name="P64"><text:s text:c="2"/><text:span text:style-name="T4">console.log("Neuer Mitarbeiter:", mitarbeiterDaten);</text:span></text:p>
      <text:p text:style-name="P59">}</text:p>
      <text:p text:style-name="P60"><text:bookmark text:name="yui_3_17_2_1_1769513943870_52903"/><text:span text:style-name="Strong_20_Emphasis"><text:span text:style-name="T3">Nach Submit</text:span></text:span><text:span text:style-name="T5">: Edit-Modus zurücksetzen, Button wieder BLAU</text:span></text:p>
      <text:p text:style-name="P59">Formular Daten werden gleich gelesen egal ob Create oder Update</text:p>
      <text:p text:style-name="P59">Nur ID-Vergabe unterscheidet sich</text:p>
      <text:p text:style-name="P59">id: editModus ? editID : mitarbeiter.length + 1</text:p>
      <text:p text:style-name="P65"/>
      <text:p text:style-name="P60"><text:bookmark text:name="yui_3_17_2_1_1769513943870_52636"/><text:span text:style-name="Strong_20_Emphasis"><text:span text:style-name="T3">Reset Logik für Edit-Modus</text:span></text:span></text:p>
      <text:p text:style-name="P59">Problem: User bearbeitet Mitarbeiter #5, klickt dann "Neue Mitarbeiter"</text:p>
      <text:p text:style-name="P59">Ohne Reset würde Mitarbeiter überschrieben.</text:p>
      <text:p text:style-name="P59">Neuer Mitarbeiter Button Resettet Edit Modus</text:p>
      <text:p text:style-name="P59">Gleiche Logik beim Abbrechen Button</text:p>
      <text:p text:style-name="P59">Dropdowns werden durch form.reset() zurückgesetzt</text:p>
      <text:p text:style-name="P57"/>
      <text:p text:style-name="P66">Eingereichter Text für Block 3 von Tag 2 </text:p>
      <text:p text:style-name="P66"/>
      <text:h text:style-name="P67" text:outline-level="2"><text:span text:style-name="Strong_20_Emphasis"><text:span text:style-name="T1">Durchgeführte Tätigkeiten</text:span></text:span></text:h>
      <text:p text:style-name="P68"><text:span text:style-name="Strong_20_Emphasis"><text:span text:style-name="T1">Mobile-First CSS-Strategie umgesetzt</text:span></text:span></text:p>
      <text:list text:style-name="L29">
        <text:list-item>
          <text:p text:style-name="P69">Basis-Styles für Mobile ohne Media Queries definiert</text:p>
        </text:list-item>
        <text:list-item>
          <text:p text:style-name="P69">Breakpoints festgelegt: 768px (Tablet), 1024px (Desktop)</text:p>
        </text:list-item>
        <text:list-item>
          <text:p text:style-name="P69"><text:soft-page-break/>Progressive Enhancement: Mobile → Tablet → Desktop</text:p>
        </text:list-item>
      </text:list>
      <text:p text:style-name="P68"><text:span text:style-name="Strong_20_Emphasis"><text:span text:style-name="T1">Tabellen-Layout responsive gemacht</text:span></text:span></text:p>
      <text:list text:style-name="L30">
        <text:list-item>
          <text:p text:style-name="P70"><text:span text:style-name="T2">Mobile (&lt; 768px): Card-Layout mit </text:span><text:span text:style-name="Source_20_Text"><text:span text:style-name="T1">display: block</text:span></text:span></text:p>
        </text:list-item>
        <text:list-item>
          <text:p text:style-name="P70"><text:span text:style-name="T2">Labels via </text:span><text:span text:style-name="Source_20_Text"><text:span text:style-name="T1">::before</text:span></text:span><text:span text:style-name="T2"> pseudo-element und </text:span><text:span text:style-name="Source_20_Text"><text:span text:style-name="T1">data-label</text:span></text:span><text:span text:style-name="T2"> Attribut aus HTML</text:span></text:p>
        </text:list-item>
        <text:list-item>
          <text:p text:style-name="P70"><text:span text:style-name="T2">Desktop (768px+): Standard-Tabelle mit </text:span><text:span text:style-name="Source_20_Text"><text:span text:style-name="T1">display: table-row</text:span></text:span></text:p>
        </text:list-item>
        <text:list-item>
          <text:p text:style-name="P71">Bilder: Mobile rund (100px), Desktop eckig (60-70px)</text:p>
        </text:list-item>
      </text:list>
      <text:p text:style-name="P68"><text:span text:style-name="Strong_20_Emphasis"><text:span text:style-name="T1">Button-Spacing und Abstände optimiert</text:span></text:span></text:p>
      <text:list text:style-name="L31">
        <text:list-item>
          <text:p text:style-name="P72"><text:span text:style-name="T2">Action-Buttons </text:span><text:span text:style-name="Source_20_Text"><text:span text:style-name="T1">gap</text:span></text:span><text:span text:style-name="T2">: 8px → 12px (Mobile), 6px → 10px (Desktop)</text:span></text:p>
        </text:list-item>
        <text:list-item>
          <text:p text:style-name="P72"><text:span text:style-name="T2">Modal-Content </text:span><text:span text:style-name="Source_20_Text"><text:span text:style-name="T1">margin</text:span></text:span><text:span text:style-name="T2">: 12px → 18px, </text:span><text:span text:style-name="Source_20_Text"><text:span text:style-name="T1">line-height</text:span></text:span><text:span text:style-name="T2">: 1.7 → 1.8</text:span></text:p>
        </text:list-item>
        <text:list-item>
          <text:p text:style-name="P73">Bessere Lesbarkeit durch mehr Weißraum</text:p>
        </text:list-item>
      </text:list>
      <text:p text:style-name="P68"><text:span text:style-name="Strong_20_Emphasis"><text:span text:style-name="T1">Formular mit CSS Grid layoutet</text:span></text:span></text:p>
      <text:list text:style-name="L32">
        <text:list-item>
          <text:p text:style-name="P74"><text:span text:style-name="T2">Desktop: Zweispaltige Anordnung (</text:span><text:span text:style-name="Source_20_Text"><text:span text:style-name="T1">grid-template-columns: 1fr 1fr</text:span></text:span><text:span text:style-name="T2">)</text:span></text:p>
        </text:list-item>
        <text:list-item>
          <text:p text:style-name="P74"><text:span text:style-name="T2">Volle Breite für Bemerkung, Gehalt, Bild, Dropdowns (</text:span><text:span text:style-name="Source_20_Text"><text:span text:style-name="T1">grid-column: 1 / -1</text:span></text:span><text:span text:style-name="T2">)</text:span></text:p>
        </text:list-item>
        <text:list-item>
          <text:p text:style-name="P74"><text:span text:style-name="T2">Button-Group mit Flexbox innerhalb Grid (</text:span><text:span text:style-name="Source_20_Text"><text:span text:style-name="T1">display: flex; gap: 15px</text:span></text:span><text:span text:style-name="T2">)</text:span></text:p>
        </text:list-item>
        <text:list-item>
          <text:p text:style-name="P75">Mobile: Grid deaktiviert, alle Felder untereinander</text:p>
        </text:list-item>
      </text:list>
      <text:p text:style-name="P68"><text:span text:style-name="Strong_20_Emphasis"><text:span text:style-name="T1">Animationen implementiert</text:span></text:span></text:p>
      <text:list text:style-name="L33">
        <text:list-item>
          <text:p text:style-name="P76"><text:span text:style-name="Source_20_Text"><text:span text:style-name="T1">slideDown</text:span></text:span><text:span text:style-name="T2">: Controls erscheinen von oben</text:span></text:p>
        </text:list-item>
        <text:list-item>
          <text:p text:style-name="P76"><text:span text:style-name="Source_20_Text"><text:span text:style-name="T1">fadeInUp</text:span></text:span><text:span text:style-name="T2">: Tabellen-Zeilen mit verzögertem Erscheinen</text:span></text:p>
        </text:list-item>
        <text:list-item>
          <text:p text:style-name="P76"><text:span text:style-name="Source_20_Text"><text:span text:style-name="T1">modalSlideIn</text:span></text:span><text:span text:style-name="T2">: Modal mit Scale-Effekt</text:span></text:p>
        </text:list-item>
        <text:list-item>
          <text:p text:style-name="P76"><text:span text:style-name="T2">Button-Ripple-Effekt via </text:span><text:span text:style-name="Source_20_Text"><text:span text:style-name="T1">::before</text:span></text:span><text:span text:style-name="T2"> pseudo-element</text:span></text:p>
        </text:list-item>
        <text:list-item>
          <text:p text:style-name="P76"><text:span text:style-name="T2">Einheitliche Transitions über CSS-Variable (</text:span><text:span text:style-name="Source_20_Text"><text:span text:style-name="T1">--transition</text:span></text:span><text:span text:style-name="T2">)</text:span></text:p>
        </text:list-item>
      </text:list>
      <text:p text:style-name="P68"><text:span text:style-name="Strong_20_Emphasis"><text:span text:style-name="T1">Custom Scrollbar gestyled</text:span></text:span></text:p>
      <text:list text:style-name="L34">
        <text:list-item>
          <text:p text:style-name="P77"><text:span text:style-name="Source_20_Text"><text:span text:style-name="T1">-webkit-scrollbar</text:span></text:span><text:span text:style-name="T2"> pseudo-elements genutzt</text:span></text:p>
        </text:list-item>
        <text:list-item>
          <text:p text:style-name="P78">Gradient-Farbe passend zum Theme</text:p>
        </text:list-item>
        <text:list-item>
          <text:p text:style-name="P78">Verstanden: WebKit = Browser-Engine, KEIN Framework (erfüllt Vanilla-Anforderung)</text:p>
        </text:list-item>
      </text:list>
      <text:p text:style-name="P68"><text:span text:style-name="Strong_20_Emphasis"><text:span text:style-name="T1">CSS-Variablen (Custom Properties) eingeführt</text:span></text:span></text:p>
      <text:list text:style-name="L35">
        <text:list-item>
          <text:p text:style-name="P79"><text:span text:style-name="T2">8 Farben + Hover-States zentral in </text:span><text:span text:style-name="Source_20_Text"><text:span text:style-name="T1">:root</text:span></text:span><text:span text:style-name="T2"> definiert</text:span></text:p>
        </text:list-item>
        <text:list-item>
          <text:p text:style-name="P80">4 Shadow-Levels, 3 Border-Radius-Größen</text:p>
        </text:list-item>
        <text:list-item>
          <text:p text:style-name="P80">Transition-Timing als Variable</text:p>
        </text:list-item>
        <text:list-item>
          <text:p text:style-name="P80">Ermöglicht einfachen Theme-Wechsel</text:p>
        </text:list-item>
      </text:list>
      <text:p text:style-name="P68"><text:span text:style-name="Strong_20_Emphasis"><text:span text:style-name="T1">Container &amp; Max-Width</text:span></text:span></text:p>
      <text:list text:style-name="L36">
        <text:list-item>
          <text:p text:style-name="P81"><text:span text:style-name="Source_20_Text"><text:span text:style-name="T1">.container</text:span></text:span><text:span text:style-name="T2"> mit </text:span><text:span text:style-name="Source_20_Text"><text:span text:style-name="T1">max-width: 1400px</text:span></text:span><text:span text:style-name="T2"> für Ultra-Wide-Screens</text:span></text:p>
        </text:list-item>
        <text:list-item>
          <text:p text:style-name="P82">Verhindert übermäßige Zeilenbreite auf 4K-Monitoren</text:p>
        </text:list-item>
      </text:list>
      <text:p text:style-name="P68"><text:span text:style-name="Strong_20_Emphasis"><text:span text:style-name="T1">Gelöste Probleme</text:span></text:span></text:p>
      <text:list text:style-name="L37">
        <text:list-item>
          <text:p text:style-name="P83"><text:soft-page-break/><text:span text:style-name="Strong_20_Emphasis"><text:span text:style-name="T1">HTML-Syntax-Fehler:</text:span></text:span><text:span text:style-name="T2"> </text:span><text:span text:style-name="Source_20_Text"><text:span text:style-name="T1">&lt;div class"button-group"&gt;</text:span></text:span><text:span text:style-name="T2"> (fehlendes </text:span><text:span text:style-name="Source_20_Text"><text:span text:style-name="T1">=</text:span></text:span><text:span text:style-name="T2">) → Button-Group CSS griff nicht</text:span></text:p>
        </text:list-item>
        <text:list-item>
          <text:p text:style-name="P83"><text:span text:style-name="Strong_20_Emphasis"><text:span text:style-name="T1">CSS-Spezifität:</text:span></text:span><text:span text:style-name="T2"> Modal-Buttons Spacing wurde überschrieben → Höhere Spezifität</text:span></text:p>
        </text:list-item>
        <text:list-item>
          <text:p text:style-name="P83"><text:span text:style-name="Strong_20_Emphasis"><text:span text:style-name="T1">Select-Arrow fehlt:</text:span></text:span><text:span text:style-name="T2"> Nach </text:span><text:span text:style-name="Source_20_Text"><text:span text:style-name="T1">appearance: none</text:span></text:span><text:span text:style-name="T2"> → Custom SVG via </text:span><text:span text:style-name="Source_20_Text"><text:span text:style-name="T1">background-image</text:span></text:span></text:p>
        </text:list-item>
        <text:list-item>
          <text:p text:style-name="P83"><text:span text:style-name="Strong_20_Emphasis"><text:span text:style-name="T1">Grid-Layout:</text:span></text:span><text:span text:style-name="T2"> Buttons wurden gequetscht → </text:span><text:span text:style-name="Source_20_Text"><text:span text:style-name="T1">grid-column: 1 / -1</text:span></text:span><text:span text:style-name="T2"> für volle Breite</text:span></text:p>
        </text:list-item>
      </text:list>
      <text:p text:style-name="P68"><text:span text:style-name="Strong_20_Emphasis"><text:span text:style-name="T1">Barrierefreiheit beachtet</text:span></text:span></text:p>
      <text:list text:style-name="L38">
        <text:list-item>
          <text:p text:style-name="P84"><text:span text:style-name="T2">Deutliche Fokus-States mit </text:span><text:span text:style-name="Source_20_Text"><text:span text:style-name="T1">box-shadow</text:span></text:span></text:p>
        </text:list-item>
        <text:list-item>
          <text:p text:style-name="P85">Hover-Effekte für alle interaktiven Elemente</text:p>
        </text:list-item>
        <text:list-item>
          <text:p text:style-name="P85">Touch-Targets ausreichend groß für Mobile (min. 44x44px)</text:p>
        </text:list-item>
        <text:list-item>
          <text:p text:style-name="P85">Placeholder-Texte als Eingabehilfe</text:p>
        </text:list-item>
      </text:list>
      <text:p text:style-name="P68"><text:span text:style-name="Strong_20_Emphasis"><text:span text:style-name="T1">Code-Struktur optimiert</text:span></text:span></text:p>
      <text:list text:style-name="L39">
        <text:list-item>
          <text:p text:style-name="P86">CSS von 650 auf 580 Zeilen reduziert (Duplikate entfernt)</text:p>
        </text:list-item>
        <text:list-item>
          <text:p text:style-name="P87"><text:span text:style-name="T2">Sektionen mit Kommentaren (</text:span><text:span text:style-name="Source_20_Text"><text:span text:style-name="T1">/* === BUTTONS === */</text:span></text:span><text:span text:style-name="T2">)</text:span></text:p>
        </text:list-item>
        <text:list-item>
          <text:p text:style-name="P86">Media Queries am Ende gruppiert (nicht verstreut)</text:p>
        </text:list-item>
        <text:list-item>
          <text:p text:style-name="P87"><text:span text:style-name="T2">Wiederverwendbare Utility-Klassen (</text:span><text:span text:style-name="Source_20_Text"><text:span text:style-name="T1">.hidden</text:span></text:span><text:span text:style-name="T2">, </text:span><text:span text:style-name="Source_20_Text"><text:span text:style-name="T1">.loading</text:span></text:span><text:span text:style-name="T2">, </text:span><text:span text:style-name="Source_20_Text"><text:span text:style-name="T1">.glass</text:span></text:span><text:span text:style-name="T2">)</text:span></text:p>
        </text:list-item>
      </text:list>
      <text:p text:style-name="P68"><text:span text:style-name="Strong_20_Emphasis"><text:span text:style-name="T1">Testing durchgeführt</text:span></text:span></text:p>
      <text:list text:style-name="L40">
        <text:list-item>
          <text:p text:style-name="P88">Responsive Mode in Chrome DevTools getestet</text:p>
        </text:list-item>
        <text:list-item>
          <text:p text:style-name="P88">Viewports: 375px (Mobile), 768px (Tablet), 1920px (Desktop), 3840px (4K)</text:p>
        </text:list-item>
        <text:list-item>
          <text:p text:style-name="P88">Browser: Chrome, Firefox, Safari, Edge</text:p>
        </text:list-item>
        <text:list-item>
          <text:p text:style-name="P88">Touchscreen-Bedienung auf realen Geräten simuliert</text:p>
        </text:list-item>
      </text:list>
      <text:p text:style-name="P68"><text:span text:style-name="Strong_20_Emphasis"><text:span text:style-name="T1">Performance-Optimierungen vorbereitet</text:span></text:span></text:p>
      <text:list text:style-name="L41">
        <text:list-item>
          <text:p text:style-name="P89"><text:span text:style-name="Source_20_Text"><text:span text:style-name="T1">transform</text:span></text:span><text:span text:style-name="T2"> statt </text:span><text:span text:style-name="Source_20_Text"><text:span text:style-name="T1">top/left</text:span></text:span><text:span text:style-name="T2"> für GPU-beschleunigte Animationen</text:span></text:p>
        </text:list-item>
        <text:list-item>
          <text:p text:style-name="P89"><text:span text:style-name="Source_20_Text"><text:span text:style-name="T1">object-fit: cover</text:span></text:span><text:span text:style-name="T2"> für konsistente Bildgrößen ohne Layout-Shifts</text:span></text:p>
        </text:list-item>
        <text:list-item>
          <text:p text:style-name="P90">CSS-Variablen reduzieren Code-Redundanz</text:p>
        </text:list-item>
      </text:list>
      <text:p text:style-name="P66"/>
      <text:p text:style-name="P91">Tag.3 </text:p>
      <text:p text:style-name="P91">Aufgabenblock 3</text:p>
      <text:p text:style-name="P91"/>
      <text:p text:style-name="P91">Filter nach verschieden Kriterien eingefügt.</text:p>
      <text:p text:style-name="P91">DIe Hardgecodeten Datensätze ersetzt durch Dynamische per JSON <text:s/></text:p>
      <text:p text:style-name="P91"/>
      <text:h text:style-name="P92" text:outline-level="2"><text:span text:style-name="Strong_20_Emphasis"><text:span text:style-name="T6">✅ VOLLSTÄNDIG IMPLEMENTIERT (32/33):</text:span></text:span></text:h>
      <text:p text:style-name="P93"><text:span text:style-name="Strong_20_Emphasis"><text:span text:style-name="T6">🔧 CRUD Operationen (4/4)</text:span></text:span></text:p>
      <text:list text:style-name="L42">
        <text:list-item>
          <text:p text:style-name="P94">✅ <text:span text:style-name="Strong_20_Emphasis"><text:span text:style-name="T6">Create:</text:span></text:span> Formular mit Validierung, Bild-Upload als Base64</text:p>
        </text:list-item>
        <text:list-item>
          <text:p text:style-name="P94">✅ <text:span text:style-name="Strong_20_Emphasis"><text:span text:style-name="T6">Read:</text:span></text:span> Tabelle, Modal-Details, JSON-Import mit async/await</text:p>
        </text:list-item>
        <text:list-item>
          <text:p text:style-name="P94">✅ <text:span text:style-name="Strong_20_Emphasis"><text:span text:style-name="T6">Update:</text:span></text:span> Inline-Bearbeitung, Formular wird vorausgefüllt</text:p>
        </text:list-item>
        <text:list-item>
          <text:p text:style-name="P94">✅ <text:span text:style-name="Strong_20_Emphasis"><text:span text:style-name="T6">Delete:</text:span></text:span> Bestätigungs-Dialog mit Mitarbeiter-Info</text:p>
        </text:list-item>
      </text:list>
      <text:p text:style-name="P93"><text:span text:style-name="Strong_20_Emphasis"><text:span text:style-name="T6">📊 Datenverwaltung (3/4)</text:span></text:span></text:p>
      <text:list text:style-name="L43">
        <text:list-item>
          <text:p text:style-name="P95"><text:soft-page-break/>✅ <text:span text:style-name="Strong_20_Emphasis"><text:span text:style-name="T6">JSON Import:</text:span></text:span> 60 Mitarbeiter aus mitarbeiter.json geladen</text:p>
        </text:list-item>
        <text:list-item>
          <text:p text:style-name="P95">✅ <text:span text:style-name="Strong_20_Emphasis"><text:span text:style-name="T6">Dynamische Dropdowns:</text:span></text:span> Filter + Formular befüllen sich aus JSON</text:p>
        </text:list-item>
        <text:list-item>
          <text:p text:style-name="P95">✅ <text:span text:style-name="Strong_20_Emphasis"><text:span text:style-name="T6">Abteilungs-Positions-Abhängigkeit:</text:span></text:span> Position-Dropdown passt sich an gewählte Abteilung an</text:p>
        </text:list-item>
        <text:list-item>
          <text:p text:style-name="P95">⚠️ <text:span text:style-name="Strong_20_Emphasis"><text:span text:style-name="T6">Persistenz:</text:span></text:span> Änderungen nur im RAM (bei F5 weg)</text:p>
        </text:list-item>
      </text:list>
      <text:p text:style-name="P93"><text:span text:style-name="Strong_20_Emphasis"><text:span text:style-name="T6">🔍 Such- &amp; Filterfunktionen (5/5)</text:span></text:span></text:p>
      <text:list text:style-name="L44">
        <text:list-item>
          <text:p text:style-name="P96">✅ <text:span text:style-name="Strong_20_Emphasis"><text:span text:style-name="T6">Live-Suche:</text:span></text:span> Durchsucht Vorname, Name, Abteilung, Position</text:p>
        </text:list-item>
        <text:list-item>
          <text:p text:style-name="P96">✅ <text:span text:style-name="Strong_20_Emphasis"><text:span text:style-name="T6">Abteilungsfilter:</text:span></text:span> Dynamisch aus JSON generiert</text:p>
        </text:list-item>
        <text:list-item>
          <text:p text:style-name="P96">✅ <text:span text:style-name="Strong_20_Emphasis"><text:span text:style-name="T6">Positionsfilter:</text:span></text:span> Passt sich an gewählte Abteilung an</text:p>
        </text:list-item>
        <text:list-item>
          <text:p text:style-name="P96">✅ <text:span text:style-name="Strong_20_Emphasis"><text:span text:style-name="T6">Filter Reset:</text:span></text:span> Löscht Suche + Filter + Sortierung</text:p>
        </text:list-item>
        <text:list-item>
          <text:p text:style-name="P96">✅ <text:span text:style-name="Strong_20_Emphasis"><text:span text:style-name="T6">Kombinierte Filter:</text:span></text:span> Alle Filter arbeiten gleichzeitig</text:p>
        </text:list-item>
      </text:list>
      <text:p text:style-name="P93"><text:span text:style-name="Strong_20_Emphasis"><text:span text:style-name="T6">📈 Sortierung (4/4)</text:span></text:span></text:p>
      <text:list text:style-name="L45">
        <text:list-item>
          <text:p text:style-name="P97">✅ <text:span text:style-name="Strong_20_Emphasis"><text:span text:style-name="T6">Sortierbare Spalten:</text:span></text:span> Vorname, Name, Abteilung, Position (klickbar)</text:p>
        </text:list-item>
        <text:list-item>
          <text:p text:style-name="P97">✅ <text:span text:style-name="Strong_20_Emphasis"><text:span text:style-name="T6">Toggle ASC/DESC:</text:span></text:span> Klick wechselt zwischen ▲ und ▼</text:p>
        </text:list-item>
        <text:list-item>
          <text:p text:style-name="P97">✅ <text:span text:style-name="Strong_20_Emphasis"><text:span text:style-name="T6">Visuelle Indikatoren:</text:span></text:span> Icons + Hover-Effekte in Tabellen-Header</text:p>
        </text:list-item>
        <text:list-item>
          <text:p text:style-name="P97">✅ <text:span text:style-name="Strong_20_Emphasis"><text:span text:style-name="T6">Mit Filtern kombiniert:</text:span></text:span> Sortierung bleibt bei Filter-Änderungen</text:p>
        </text:list-item>
      </text:list>
      <text:p text:style-name="P93"><text:span text:style-name="Strong_20_Emphasis"><text:span text:style-name="T6">🎨 Benutzeroberfläche (6/6)</text:span></text:span></text:p>
      <text:list text:style-name="L46">
        <text:list-item>
          <text:p text:style-name="P98">✅ <text:span text:style-name="Strong_20_Emphasis"><text:span text:style-name="T6">Responsive Design:</text:span></text:span> Mobile Cards, Tablet/Desktop Tabelle</text:p>
        </text:list-item>
        <text:list-item>
          <text:p text:style-name="P98">✅ <text:span text:style-name="Strong_20_Emphasis"><text:span text:style-name="T6">Modal Details:</text:span></text:span> Overlay mit allen Mitarbeiter-Infos</text:p>
        </text:list-item>
        <text:list-item>
          <text:p text:style-name="P98">✅ <text:span text:style-name="Strong_20_Emphasis"><text:span text:style-name="T6">Formular-Validierung:</text:span></text:span> HTML5 required + E-Mail-Check</text:p>
        </text:list-item>
        <text:list-item>
          <text:p text:style-name="P98">✅ <text:span text:style-name="Strong_20_Emphasis"><text:span text:style-name="T6">Loading States:</text:span></text:span> Console-Feedback bei jeder Aktion</text:p>
        </text:list-item>
        <text:list-item>
          <text:p text:style-name="P98">✅ <text:span text:style-name="Strong_20_Emphasis"><text:span text:style-name="T6">Animationen:</text:span></text:span> Slide-Down, Hover-Effekte, Smooth Transitions</text:p>
        </text:list-item>
        <text:list-item>
          <text:p text:style-name="P98">✅ <text:span text:style-name="Strong_20_Emphasis"><text:span text:style-name="T6">Accessibility:</text:span></text:span> data-label für Mobile, Focus-States</text:p>
        </text:list-item>
      </text:list>
      <text:p text:style-name="P93"><text:span text:style-name="Strong_20_Emphasis"><text:span text:style-name="T6">💅 Styling &amp; UX (5/5)</text:span></text:span></text:p>
      <text:list text:style-name="L47">
        <text:list-item>
          <text:p text:style-name="P99">✅ <text:span text:style-name="Strong_20_Emphasis"><text:span text:style-name="T6">CSS Grid Layout:</text:span></text:span> Responsive Controls, flexible Tabelle</text:p>
        </text:list-item>
        <text:list-item>
          <text:p text:style-name="P99">✅ <text:span text:style-name="Strong_20_Emphasis"><text:span text:style-name="T6">Custom Dropdowns:</text:span></text:span> SVG-Arrows, Focus/Disabled States</text:p>
        </text:list-item>
        <text:list-item>
          <text:p text:style-name="P99">✅ <text:span text:style-name="Strong_20_Emphasis"><text:span text:style-name="T6">Button Styles:</text:span></text:span> Gradient-Backgrounds, Hover-Animationen</text:p>
        </text:list-item>
        <text:list-item>
          <text:p text:style-name="P99">✅ <text:span text:style-name="Strong_20_Emphasis"><text:span text:style-name="T6">Tabellen-Design:</text:span></text:span> Zebra-Stripes, Hover-Rows, Shadows</text:p>
        </text:list-item>
        <text:list-item>
          <text:p text:style-name="P99">✅ <text:span text:style-name="Strong_20_Emphasis"><text:span text:style-name="T6">Mobile-First:</text:span></text:span> Touch-friendly, große Klickflächen</text:p>
        </text:list-item>
      </text:list>
      <text:p text:style-name="P93"><text:span text:style-name="Strong_20_Emphasis"><text:span text:style-name="T6">🔬 Code-Qualität (5/5)</text:span></text:span></text:p>
      <text:list text:style-name="L48">
        <text:list-item>
          <text:p text:style-name="P100">✅ <text:span text:style-name="Strong_20_Emphasis"><text:span text:style-name="T6">Modulare Funktionen:</text:span></text:span> Separate Funktionen für jede Aufgabe</text:p>
        </text:list-item>
        <text:list-item>
          <text:p text:style-name="P100">✅ <text:span text:style-name="Strong_20_Emphasis"><text:span text:style-name="T6">Event Delegation:</text:span></text:span> Zentrale Event-Handler</text:p>
        </text:list-item>
        <text:list-item>
          <text:p text:style-name="P100">✅ <text:span text:style-name="Strong_20_Emphasis"><text:span text:style-name="T6">Console Logging:</text:span></text:span> Debugging-Info überall</text:p>
        </text:list-item>
        <text:list-item>
          <text:p text:style-name="P100">✅ <text:span text:style-name="Strong_20_Emphasis"><text:span text:style-name="T6">Kommentare:</text:span></text:span> Strukturierte Blöcke mit Emojis</text:p>
        </text:list-item>
        <text:list-item>
          <text:p text:style-name="P100">✅ <text:span text:style-name="Strong_20_Emphasis"><text:span text:style-name="T6">Code-Organisation:</text:span></text:span> Logische Reihenfolge</text:p>
        </text:list-item>
      </text:list>
      <text:p text:style-name="P101"/>
      <text:p text:style-name="P102"><text:soft-page-break/>Abgegebener Text: </text:p>
      <text:h text:style-name="P103" text:outline-level="2"><text:span text:style-name="Strong_20_Emphasis"><text:span text:style-name="T6">1. Filterfunktion nach verschiedenen Kriterien</text:span></text:span></text:h>
      <text:list text:style-name="L49">
        <text:list-item>
          <text:p text:style-name="P104">✅ <text:span text:style-name="Strong_20_Emphasis"><text:span text:style-name="T6">Filter-Dropdowns</text:span></text:span> für Abteilung und Position implementiert</text:p>
        </text:list-item>
        <text:list-item>
          <text:p text:style-name="P104">✅ <text:span text:style-name="Strong_20_Emphasis"><text:span text:style-name="T6">Dynamische Befüllung</text:span></text:span> der Dropdowns aus JSON-Daten (keine hardcodierten Listen)</text:p>
        </text:list-item>
        <text:list-item>
          <text:p text:style-name="P104">✅ <text:span text:style-name="Strong_20_Emphasis"><text:span text:style-name="T6">Abhängige Filter</text:span></text:span>: Position-Dropdown passt sich automatisch an gewählte Abteilung an</text:p>
        </text:list-item>
        <text:list-item>
          <text:p text:style-name="P104">✅ <text:span text:style-name="Strong_20_Emphasis"><text:span text:style-name="T6">Kombinierte Filterung</text:span></text:span>: Filter arbeiten zusammen mit Suchfunktion</text:p>
        </text:list-item>
        <text:list-item>
          <text:p text:style-name="P104">✅ <text:span text:style-name="Strong_20_Emphasis"><text:span text:style-name="T6">Reset-Button</text:span></text:span> zum Zurücksetzen aller Filter und der Sortierung</text:p>
        </text:list-item>
        <text:list-item>
          <text:p text:style-name="P104">✅ <text:span text:style-name="Strong_20_Emphasis"><text:span text:style-name="T6">Live-Aktualisierung</text:span></text:span> der Tabelle bei Filteränderungen</text:p>
        </text:list-item>
      </text:list>
      <text:h text:style-name="P105" text:outline-level="2"><text:span text:style-name="Strong_20_Emphasis"><text:span text:style-name="T6">2. Sortierfunktion für Tabelle</text:span></text:span></text:h>
      <text:list text:style-name="L50">
        <text:list-item>
          <text:p text:style-name="P106">✅ <text:span text:style-name="Strong_20_Emphasis"><text:span text:style-name="T6">Sortierbare Spalten</text:span></text:span>: Vorname, Name, Abteilung, Position</text:p>
        </text:list-item>
        <text:list-item>
          <text:p text:style-name="P106">✅ <text:span text:style-name="Strong_20_Emphasis"><text:span text:style-name="T6">Toggle-Funktionalität</text:span></text:span>: Klick wechselt zwischen aufsteigend (▲) und absteigend (▼)</text:p>
        </text:list-item>
        <text:list-item>
          <text:p text:style-name="P106">✅ <text:span text:style-name="Strong_20_Emphasis"><text:span text:style-name="T6">Visuelle Indikatoren</text:span></text:span>: Icons in Tabellen-Headern zeigen aktuelle Sortierung</text:p>
        </text:list-item>
        <text:list-item>
          <text:p text:style-name="P106">✅ <text:span text:style-name="Strong_20_Emphasis"><text:span text:style-name="T6">CSS-Styling</text:span></text:span>: Hover-Effekte und Cursor-Änderung für bessere UX</text:p>
        </text:list-item>
        <text:list-item>
          <text:p text:style-name="P106">✅ <text:span text:style-name="Strong_20_Emphasis"><text:span text:style-name="T6">Kombination mit Filtern</text:span></text:span>: Sortierung bleibt bei Filter-Änderungen erhalten</text:p>
        </text:list-item>
      </text:list>
      <text:p text:style-name="P101"><text:line-break/><text:span text:style-name="Strong_20_Emphasis"><text:span text:style-name="T6">3. Interaktive Elemente</text:span></text:span></text:p>
      <text:list text:style-name="L51">
        <text:list-item>
          <text:p text:style-name="P107">✅ <text:span text:style-name="Strong_20_Emphasis"><text:span text:style-name="T6">Modal-Dialog</text:span></text:span> für detaillierte Mitarbeiter-Informationen (besser als einfache Tooltips)</text:p>
        </text:list-item>
        <text:list-item>
          <text:p text:style-name="P107">✅ <text:span text:style-name="Strong_20_Emphasis"><text:span text:style-name="T6">Responsive Tabellen-Header</text:span></text:span>: Sortier-Icons nur auf Desktop sichtbar</text:p>
        </text:list-item>
        <text:list-item>
          <text:p text:style-name="P107">✅ <text:span text:style-name="Strong_20_Emphasis"><text:span text:style-name="T6">Smooth Animations</text:span></text:span>: Transitions bei Hover-Effekten und Filter-Änderungen</text:p>
        </text:list-item>
      </text:list>
      <text:p text:style-name="P102">Dynamische Dropdown Befüllung</text:p>
      <text:p text:style-name="P101">// Filter-Dropdowns aus JSON-Daten generieren</text:p>
      <text:p text:style-name="P101">function initialisiereFilterDropdowns() {</text:p>
      <text:p text:style-name="P101"><text:s text:c="2"/>const abteilungen = [...new Set(mitarbeiter.map(m =&gt; m.abteilung))].sort();</text:p>
      <text:p text:style-name="P101"><text:s text:c="2"/>// Dropdown dynamisch befüllen</text:p>
      <text:p text:style-name="P101">}</text:p>
      <text:p text:style-name="P102">Sortierung mit Event-Listener:</text:p>
      <text:p text:style-name="P102">// Sortierung per Klick auf Tabellen-Header</text:p>
      <text:p text:style-name="P102">document.querySelectorAll('th.sortable').forEach(th =&gt; {</text:p>
      <text:p text:style-name="P102"><text:s text:c="2"/>th.addEventListener('click', function() {</text:p>
      <text:p text:style-name="P102"><text:s text:c="4"/>const spalte = this.dataset.sort;</text:p>
      <text:p text:style-name="P102"><text:s text:c="4"/>sortiereTabelle(spalte);</text:p>
      <text:p text:style-name="P102"><text:s text:c="2"/>});</text:p>
      <text:p text:style-name="P102">});</text:p>
      <text:p text:style-name="P102">Kombiniere Filter- und Suchlogik:</text:p>
      <text:p text:style-name="P102">function aktualisiereListe() {</text:p>
      <text:p text:style-name="P102"><text:soft-page-break/><text:s text:c="2"/>// 1. Suchbegriff filtern</text:p>
      <text:p text:style-name="P102"><text:s text:c="2"/>// 2. Abteilung filtern</text:p>
      <text:p text:style-name="P102"><text:s text:c="2"/>// 3. Position filtern</text:p>
      <text:p text:style-name="P102"><text:s text:c="2"/>// 4. Sortierung beibehalten</text:p>
      <text:p text:style-name="P102"><text:s text:c="2"/>// 5. Tabelle rendern</text:p>
      <text:p text:style-name="P102">}</text:p>
      <text:p text:style-name="P102"/>
      <text:h text:style-name="Heading_20_2" text:outline-level="2">Block 1:<text:line-break/><text:span text:style-name="T7">Abgegebener Block: </text:span></text:h>
      <text:p text:style-name="P102"><text:bookmark text:name="yui_3_17_2_1_1769599694553_41646"/><text:bookmark text:name="yui_3_17_2_1_1769599694553_28336"/><text:span text:style-name="Strong_20_Emphasis"><text:span text:style-name="T8">Vorbereitung:</text:span></text:span></text:p>
      <text:p text:style-name="P108"><text:bookmark text:name="yui_3_17_2_1_1769599694553_26649"/><text:bookmark text:name="yui_3_17_2_1_1769599694553_27151"/><text:span text:style-name="Strong_20_Emphasis"><text:span text:style-name="T8">Erweiterung</text:span></text:span><text:bookmark text:name="yui_3_17_2_1_1769599694553_27150"/><text:span text:style-name="Strong_20_Emphasis"><text:span text:style-name="T8"><text:line-break/></text:span></text:span><text:bookmark text:name="yui_3_17_2_1_1769599694553_26649 Kopie 1"/><text:span text:style-name="Strong_20_Emphasis"><text:span text:style-name="T8">der Datenbasis:</text:span></text:span></text:p>
      <text:list text:style-name="L52">
        <text:list-item>
          <text:p text:style-name="P109"><text:bookmark text:name="yui_3_17_2_1_1769599694553_26650"/>Für Paginierung sind mehr Datensätze gefordert, daher eine JSON-Datei erstellt mit 60 Angestellten</text:p>
        </text:list-item>
        <text:list-item>
          <text:p text:style-name="P109">Diese wird vorher geparced</text:p>
        </text:list-item>
        <text:list-item>
          <text:p text:style-name="P109">Das bisher erstellte Array entfernt, ersetzt durch neue Logik mit async/await JSON-Import</text:p>
        </text:list-item>
        <text:list-item>
          <text:p text:style-name="P109">Datenstruktur: Jeder Mitarbeiter enthält ID, Bild, Vorname, Name, E-Mail, Telefon, Abteilung, Position, Bemerkung, Gehalt</text:p>
        </text:list-item>
      </text:list>
      <text:p text:style-name="P110"/>
      <text:p text:style-name="P108"><text:bookmark text:name="yui_3_17_2_1_1769599694553_27172"/><text:bookmark text:name="yui_3_17_2_1_1769599694553_28207"/><text:span text:style-name="Strong_20_Emphasis"><text:span text:style-name="T8">Umsetzung:</text:span></text:span><text:bookmark text:name="yui_3_17_2_1_1769599694553_28206"/><text:span text:style-name="Strong_20_Emphasis"><text:span text:style-name="T8"><text:line-break/></text:span></text:span><text:bookmark text:name="yui_3_17_2_1_1769599694553_27174"/><text:span text:style-name="Strong_20_Emphasis"><text:span text:style-name="T8">Implementierte Filter:</text:span></text:span></text:p>
      <text:list text:style-name="L53">
        <text:list-item>
          <text:p text:style-name="P111"><text:bookmark text:name="yui_3_17_2_1_1769599694553_28261"/><text:bookmark text:name="yui_3_17_2_1_1769599694553_28256"/><text:bookmark text:name="yui_3_17_2_1_1769599694553_28257"/><text:bookmark text:name="yui_3_17_2_1_1769599694553_28259"/><text:bookmark text:name="yui_3_17_2_1_1769599694553_27160"/><text:span text:style-name="Strong_20_Emphasis"><text:span text:style-name="T8">Abteilungsfilter</text:span></text:span><text:span text:style-name="T9">: Dropdown zur Filterung nach Abteilung (z.B. IT, HR, Marketing, Finanzen)</text:span></text:p>
        </text:list-item>
        <text:list-item>
          <text:p text:style-name="P111"><text:bookmark text:name="yui_3_17_2_1_1769599694553_40776"/><text:bookmark text:name="yui_3_17_2_1_1769599694553_40777"/><text:bookmark text:name="yui_3_17_2_1_1769599694553_40778"/><text:span text:style-name="Strong_20_Emphasis"><text:span text:style-name="T8">Positionsfilter</text:span></text:span><text:span text:style-name="T9">: Dropdown zur Filterung nach Position (z.B. Developer, Manager, Designer)</text:span></text:p>
        </text:list-item>
        <text:list-item>
          <text:p text:style-name="P111"><text:bookmark text:name="yui_3_17_2_1_1769599694553_41272"/><text:bookmark text:name="yui_3_17_2_1_1769599694553_40983"/><text:bookmark text:name="yui_3_17_2_1_1769599694553_40984"/><text:span text:style-name="Strong_20_Emphasis"><text:span text:style-name="T8">Kombinierte Filterung</text:span></text:span><text:span text:style-name="T9">: Beide Filter können gleichzeitig angewendet werden</text:span></text:p>
        </text:list-item>
        <text:list-item>
          <text:p text:style-name="P111"><text:bookmark text:name="yui_3_17_2_1_1769599694553_41274"/><text:bookmark text:name="yui_3_17_2_1_1769599694553_41275"/><text:span text:style-name="T10"> </text:span><text:bookmark text:name="yui_3_17_2_1_1769599694553_41273"/><text:span text:style-name="Strong_20_Emphasis"><text:span text:style-name="T8">Integration mit Suche</text:span></text:span><text:span text:style-name="T9">: Filter arbeiten zusammen mit der Live-Suchfunktion</text:span></text:p>
        </text:list-item>
      </text:list>
      <text:p text:style-name="P108"><text:bookmark text:name="yui_3_17_2_1_1769599694553_28337"/><text:bookmark text:name="yui_3_17_2_1_1769599694553_30500"/><text:span text:style-name="Strong_20_Emphasis"><text:span text:style-name="T8">Dynamische Dropdown-Befüllung:</text:span></text:span></text:p>
      <text:list text:style-name="L54">
        <text:list-item>
          <text:p text:style-name="P112"><text:bookmark text:name="yui_3_17_2_1_1769599694553_28394"/><text:bookmark text:name="yui_3_17_2_1_1769599694553_28396"/><text:bookmark text:name="yui_3_17_2_1_1769599694553_28398"/><text:bookmark text:name="yui_3_17_2_1_1769599694553_28338"/>Alle Filter-Optionen werden automatisch aus den JSON-Daten extrahiert</text:p>
        </text:list-item>
        <text:list-item>
          <text:p text:style-name="P112">Keine hardcodierten Listen im Code</text:p>
        </text:list-item>
        <text:list-item>
          <text:p text:style-name="P112">Abteilungsfilter zeigt nur tatsächlich vorhandene Abteilungen</text:p>
        </text:list-item>
        <text:list-item>
          <text:p text:style-name="P112">Positionsfilter passt sich dynamisch an gewählte Abteilung an</text:p>
        </text:list-item>
      </text:list>
      <text:p text:style-name="P108"><text:bookmark text:name="yui_3_17_2_1_1769599694553_30622"/><text:bookmark text:name="yui_3_17_2_1_1769599694553_33208"/><text:soft-page-break/><text:span text:style-name="Strong_20_Emphasis"><text:span text:style-name="T8">Abhängige Filter-Logik:</text:span></text:span></text:p>
      <text:list text:style-name="L55">
        <text:list-item>
          <text:p text:style-name="P113"><text:bookmark text:name="yui_3_17_2_1_1769599694553_30589"/><text:bookmark text:name="yui_3_17_2_1_1769599694553_30591"/><text:bookmark text:name="yui_3_17_2_1_1769599694553_30593"/><text:bookmark text:name="yui_3_17_2_1_1769599694553_30595"/>Bei Auswahl einer Abteilung werden nur relevante Positionen angezeigt</text:p>
        </text:list-item>
        <text:list-item>
          <text:p text:style-name="P113">Beispiel: Wahl "IT" → zeigt nur IT-Positionen (Developer, CTO, Admin, etc.)</text:p>
        </text:list-item>
        <text:list-item>
          <text:p text:style-name="P113">Automatische Aktualisierung des Position-Dropdowns bei Abteilungswechsel</text:p>
        </text:list-item>
      </text:list>
      <text:p text:style-name="P108"><text:bookmark text:name="yui_3_17_2_1_1769599694553_33268"/><text:bookmark text:name="yui_3_17_2_1_1769599694553_36123"/><text:span text:style-name="Strong_20_Emphasis"><text:span text:style-name="T8">Reset-Funktion:</text:span></text:span></text:p>
      <text:list text:style-name="L56">
        <text:list-item>
          <text:p text:style-name="P114"><text:bookmark text:name="yui_3_17_2_1_1769599694553_36126"/><text:bookmark text:name="yui_3_17_2_1_1769599694553_36127"/><text:bookmark text:name="yui_3_17_2_1_1769599694553_36128"/><text:bookmark text:name="yui_3_17_2_1_1769599694553_33270"/>Button zum Zurücksetzen aller aktiven Filter</text:p>
        </text:list-item>
        <text:list-item>
          <text:p text:style-name="P114">Setzt auch Suchfeld und Sortierung zurück</text:p>
        </text:list-item>
        <text:list-item>
          <text:p text:style-name="P114">Zeigt wieder alle Mitarbeiter an</text:p>
        </text:list-item>
      </text:list>
      <text:p text:style-name="P108"><text:bookmark text:name="yui_3_17_2_1_1769599694553_36803"/><text:bookmark text:name="yui_3_17_2_1_1769599694553_36537"/><text:bookmark text:name="yui_3_17_2_1_1769599694553_36240"/><text:bookmark text:name="yui_3_17_2_1_1769599694553_36242"/><text:span text:style-name="Strong_20_Emphasis"><text:span text:style-name="T8">// JSON-Daten laden und parsen</text:span></text:span></text:p>
      <text:p text:style-name="P115"><text:bookmark text:name="yui_3_17_2_1_1769599694553_36167"/>let mitarbeiter = [];</text:p>
      <text:p text:style-name="P115"><text:bookmark text:name="yui_3_17_2_1_1769599694553_36805"/>const response = await fetch("mitarbeiter.json");</text:p>
      <text:p text:style-name="P115"><text:bookmark text:name="yui_3_17_2_1_1769599694553_36539"/>mitarbeiter = await response.json();</text:p>
      <text:p text:style-name="P108"><text:bookmark text:name="yui_3_17_2_1_1769599694553_37386"/><text:bookmark text:name="yui_3_17_2_1_1769599694553_37198"/><text:bookmark text:name="yui_3_17_2_1_1769599694553_36323"/><text:bookmark text:name="yui_3_17_2_1_1769599694553_36325"/><text:span text:style-name="Strong_20_Emphasis"><text:span text:style-name="T8">// Dynamische Befüllung der Filter aus JSON-Daten</text:span></text:span></text:p>
      <text:p text:style-name="P115"><text:bookmark text:name="yui_3_17_2_1_1769599694553_36282"/>function initialisiereFilterDropdowns() {</text:p>
      <text:p text:style-name="P115">const abteilungen = [...new Set(mitarbeiter.map(m =&gt; m.abteilung))].sort();</text:p>
      <text:p text:style-name="P108"><text:bookmark text:name="yui_3_17_2_1_1769599694553_37879"/><text:bookmark text:name="yui_3_17_2_1_1769599694553_37678"/><text:bookmark text:name="yui_3_17_2_1_1769599694553_37481"/><text:span text:style-name="Strong_20_Emphasis"><text:span text:style-name="T8">// Abteilungs-Dropdown befüllen</text:span></text:span></text:p>
      <text:p text:style-name="P115">const allePositionen = [...new Set(mitarbeiter.map(m =&gt; m.position))].sort();</text:p>
      <text:p text:style-name="P108"><text:bookmark text:name="yui_3_17_2_1_1769599694553_38354"/><text:bookmark text:name="yui_3_17_2_1_1769599694553_38141"/><text:bookmark text:name="yui_3_17_2_1_1769599694553_37881"/><text:span text:style-name="Strong_20_Emphasis"><text:span text:style-name="T8">// Positions-Dropdown befüllen</text:span></text:span></text:p>
      <text:p text:style-name="P115">}</text:p>
      <text:p text:style-name="P108"><text:bookmark text:name="yui_3_17_2_1_1769599694553_38965"/><text:bookmark text:name="yui_3_17_2_1_1769599694553_38741"/><text:bookmark text:name="yui_3_17_2_1_1769599694553_39191"/><text:span text:style-name="Emphasis"><text:span text:style-name="T8">// Kombinierte Filter- und Suchlogik</text:span></text:span></text:p>
      <text:p text:style-name="P115"><text:bookmark text:name="yui_3_17_2_1_1769599694553_38467"/>function aktualisiereListe() {</text:p>
      <text:p text:style-name="P115">let gefiltert = [...mitarbeiter];</text:p>
      <text:p text:style-name="P115">// 1. Nach Suchbegriff filtern</text:p>
      <text:p text:style-name="P115">// 2. Nach Abteilung filtern</text:p>
      <text:p text:style-name="P115">// 3. Nach Position filtern</text:p>
      <text:p text:style-name="P115">// 4. Sortierung beibehalten</text:p>
      <text:p text:style-name="P115">// 5. Tabelle neu rendern</text:p>
      <text:p text:style-name="P115">}</text:p>
      <text:p text:style-name="P108"><text:bookmark text:name="yui_3_17_2_1_1769599694553_39868"/><text:bookmark text:name="yui_3_17_2_1_1769599694553_39620"/><text:bookmark text:name="yui_3_17_2_1_1769599694553_39314"/><text:bookmark text:name="yui_3_17_2_1_1769599694553_39316"/><text:span text:style-name="Emphasis"><text:span text:style-name="T8">// Abhängige Filter: Abteilung → Position</text:span></text:span></text:p>
      <text:p text:style-name="P115"><text:bookmark text:name="yui_3_17_2_1_1769599694553_39195"/>filterAbteilung.addEventListener('change', function() {</text:p>
      <text:p text:style-name="P115"><text:soft-page-break/>const abteilung = this.value;</text:p>
      <text:p text:style-name="P108"><text:bookmark text:name="yui_3_17_2_1_1769599694553_40513"/><text:bookmark text:name="yui_3_17_2_1_1769599694553_40252"/><text:bookmark text:name="yui_3_17_2_1_1769599694553_39870"/><text:span text:style-name="Strong_20_Emphasis"><text:span text:style-name="T8">// Positions-Dropdown aktualisieren mit Positionen der gewählten Abteilung</text:span></text:span></text:p>
      <text:p text:style-name="P115"><text:bookmark text:name="yui_3_17_2_1_1769599694553_40579"/>});</text:p>
      <text:p text:style-name="P116">Block 2 </text:p>
      <text:h text:style-name="P117" text:outline-level="2"><text:span text:style-name="Strong_20_Emphasis"><text:span text:style-name="T6">Implementierte Sortierung:</text:span></text:span></text:h>
      <text:list text:style-name="L57">
        <text:list-item>
          <text:p text:style-name="P118">✅ <text:span text:style-name="Strong_20_Emphasis"><text:span text:style-name="T6">Sortierbare Spalten</text:span></text:span>: Vorname, Name, Abteilung, Position</text:p>
        </text:list-item>
        <text:list-item>
          <text:p text:style-name="P118">✅ <text:span text:style-name="Strong_20_Emphasis"><text:span text:style-name="T6">Klickbare Tabellen-Header</text:span></text:span>: Spaltenüberschriften sind als sortierbar gekennzeichnet</text:p>
        </text:list-item>
        <text:list-item>
          <text:p text:style-name="P118">✅ <text:span text:style-name="Strong_20_Emphasis"><text:span text:style-name="T6">Toggle-Funktionalität</text:span></text:span>: Erster Klick = aufsteigend (A→Z), zweiter Klick = absteigend (Z→A)</text:p>
        </text:list-item>
        <text:list-item>
          <text:p text:style-name="P118">✅ <text:span text:style-name="Strong_20_Emphasis"><text:span text:style-name="T6">Mehrfach-Sortierung</text:span></text:span>: Wechsel zwischen verschiedenen Spalten möglich</text:p>
        </text:list-item>
      </text:list>
      <text:h text:style-name="P119" text:outline-level="2"><text:span text:style-name="Strong_20_Emphasis"><text:span text:style-name="T6">Visuelle Indikatoren:</text:span></text:span></text:h>
      <text:list text:style-name="L58">
        <text:list-item>
          <text:p text:style-name="P120">✅ <text:span text:style-name="Strong_20_Emphasis"><text:span text:style-name="T6">Sort-Icons</text:span></text:span>: Pfeile (▲/▼) zeigen aktuelle Sortierrichtung an</text:p>
        </text:list-item>
        <text:list-item>
          <text:p text:style-name="P120">✅ <text:span text:style-name="Strong_20_Emphasis"><text:span text:style-name="T6">Hover-Effekte</text:span></text:span>: Spalten-Header reagieren visuell auf Mauszeiger</text:p>
        </text:list-item>
        <text:list-item>
          <text:p text:style-name="P120">✅ <text:span text:style-name="Strong_20_Emphasis"><text:span text:style-name="T6">CSS-Klassen</text:span></text:span>: <text:span text:style-name="Source_20_Text"><text:span text:style-name="T6">.sort-asc</text:span></text:span> und <text:span text:style-name="Source_20_Text"><text:span text:style-name="T6">.sort-desc</text:span></text:span> für aktive Sortierung</text:p>
        </text:list-item>
        <text:list-item>
          <text:p text:style-name="P120">✅ <text:span text:style-name="Strong_20_Emphasis"><text:span text:style-name="T6">Cursor-Änderung</text:span></text:span>: Pointer-Cursor signalisiert Klickbarkeit</text:p>
        </text:list-item>
      </text:list>
      <text:h text:style-name="P119" text:outline-level="2"><text:span text:style-name="Strong_20_Emphasis"><text:span text:style-name="T6">Integration mit bestehenden Funktionen:</text:span></text:span></text:h>
      <text:list text:style-name="L59">
        <text:list-item>
          <text:p text:style-name="P121">Sortierung bleibt bei Filter-Änderungen erhalten</text:p>
        </text:list-item>
        <text:list-item>
          <text:p text:style-name="P121">Sortierung funktioniert mit aktiver Suchfunktion</text:p>
        </text:list-item>
        <text:list-item>
          <text:p text:style-name="P121">Kombinierbar mit Abteilungs- und Positions-Filtern</text:p>
        </text:list-item>
        <text:list-item>
          <text:p text:style-name="P121">Reset-Button setzt auch Sortierung zurück</text:p>
        </text:list-item>
      </text:list>
      <text:p text:style-name="P122"/>
      <text:h text:style-name="P119" text:outline-level="2"><text:span text:style-name="Strong_20_Emphasis"><text:span text:style-name="T6">💻 Technische Implementierung:</text:span></text:span></text:h>
      <text:p text:style-name="P123">javascript</text:p>
      <text:p text:style-name="P124"><text:span text:style-name="Source_20_Text"><text:span text:style-name="T6">// Sortierung initialisieren</text:span></text:span></text:p>
      <text:p text:style-name="P125"><text:span text:style-name="Source_20_Text"><text:span text:style-name="T6">let aktuellerSort = null;</text:span></text:span></text:p>
      <text:p text:style-name="P125"><text:span text:style-name="Source_20_Text"><text:span text:style-name="T6">let sortRichtung = "asc";</text:span></text:span></text:p>
      <text:p text:style-name="P125"/>
      <text:p text:style-name="P125"><text:span text:style-name="Source_20_Text"><text:span text:style-name="T6">// Event-Listener für sortierbare Header</text:span></text:span></text:p>
      <text:p text:style-name="P125"><text:span text:style-name="Source_20_Text"><text:span text:style-name="T6">document.querySelectorAll('th.sortable').forEach(th =&gt; {</text:span></text:span></text:p>
      <text:p text:style-name="P125"><text:span text:style-name="Source_20_Text"><text:span text:style-name="T6"><text:s text:c="2"/>th.addEventListener('click', function() {</text:span></text:span></text:p>
      <text:p text:style-name="P125"><text:span text:style-name="Source_20_Text"><text:span text:style-name="T6"><text:s text:c="4"/>const spalte = this.dataset.sort;</text:span></text:span></text:p>
      <text:p text:style-name="P125"><text:span text:style-name="Source_20_Text"><text:span text:style-name="T6"><text:s text:c="4"/>sortiereTabelle(spalte);</text:span></text:span></text:p>
      <text:p text:style-name="P125"><text:span text:style-name="Source_20_Text"><text:span text:style-name="T6"><text:s text:c="2"/>});</text:span></text:span></text:p>
      <text:p text:style-name="P125"><text:span text:style-name="Source_20_Text"><text:span text:style-name="T6">});</text:span></text:span></text:p>
      <text:p text:style-name="P125"/>
      <text:p text:style-name="P125"><text:span text:style-name="Source_20_Text"><text:span text:style-name="T6">// Sortier-Funktion</text:span></text:span></text:p>
      <text:p text:style-name="P125"><text:soft-page-break/><text:span text:style-name="Source_20_Text"><text:span text:style-name="T6">function sortiereTabelle(spalte) {</text:span></text:span></text:p>
      <text:p text:style-name="P125"><text:span text:style-name="Source_20_Text"><text:span text:style-name="T6"><text:s text:c="2"/>// Toggle Richtung wenn gleiche Spalte nochmal geklickt</text:span></text:span></text:p>
      <text:p text:style-name="P125"><text:span text:style-name="Source_20_Text"><text:span text:style-name="T6"><text:s text:c="2"/>if (aktuellerSort === spalte) {</text:span></text:span></text:p>
      <text:p text:style-name="P125"><text:span text:style-name="Source_20_Text"><text:span text:style-name="T6"><text:s text:c="4"/>sortRichtung = sortRichtung === "asc" ? "desc" : "asc";</text:span></text:span></text:p>
      <text:p text:style-name="P125"><text:span text:style-name="Source_20_Text"><text:span text:style-name="T6"><text:s text:c="2"/>} else {</text:span></text:span></text:p>
      <text:p text:style-name="P125"><text:span text:style-name="Source_20_Text"><text:span text:style-name="T6"><text:s text:c="4"/>aktuellerSort = spalte;</text:span></text:span></text:p>
      <text:p text:style-name="P125"><text:span text:style-name="Source_20_Text"><text:span text:style-name="T6"><text:s text:c="4"/>sortRichtung = "asc";</text:span></text:span></text:p>
      <text:p text:style-name="P125"><text:span text:style-name="Source_20_Text"><text:span text:style-name="T6"><text:s text:c="2"/>}</text:span></text:span></text:p>
      <text:p text:style-name="P125"><text:span text:style-name="Source_20_Text"><text:span text:style-name="T6"><text:s text:c="2"/></text:span></text:span></text:p>
      <text:p text:style-name="P125"><text:span text:style-name="Source_20_Text"><text:span text:style-name="T6"><text:s text:c="2"/>// Daten sortieren</text:span></text:span></text:p>
      <text:p text:style-name="P125"><text:span text:style-name="Source_20_Text"><text:span text:style-name="T6"><text:s text:c="2"/>aktuelleDaten.sort((a, b) =&gt; {</text:span></text:span></text:p>
      <text:p text:style-name="P125"><text:span text:style-name="Source_20_Text"><text:span text:style-name="T6"><text:s text:c="4"/>let valA = a[spalte].toLowerCase();</text:span></text:span></text:p>
      <text:p text:style-name="P125"><text:span text:style-name="Source_20_Text"><text:span text:style-name="T6"><text:s text:c="4"/>let valB = b[spalte].toLowerCase();</text:span></text:span></text:p>
      <text:p text:style-name="P125"><text:span text:style-name="Source_20_Text"><text:span text:style-name="T6"><text:s text:c="4"/></text:span></text:span></text:p>
      <text:p text:style-name="P125"><text:span text:style-name="Source_20_Text"><text:span text:style-name="T6"><text:s text:c="4"/>if (sortRichtung === "asc") {</text:span></text:span></text:p>
      <text:p text:style-name="P125"><text:span text:style-name="Source_20_Text"><text:span text:style-name="T6"><text:s text:c="6"/>return valA &gt; valB ? 1 : valA &lt; valB ? -1 : 0;</text:span></text:span></text:p>
      <text:p text:style-name="P125"><text:span text:style-name="Source_20_Text"><text:span text:style-name="T6"><text:s text:c="4"/>} else {</text:span></text:span></text:p>
      <text:p text:style-name="P125"><text:span text:style-name="Source_20_Text"><text:span text:style-name="T6"><text:s text:c="6"/>return valA &lt; valB ? 1 : valA &gt; valB ? -1 : 0;</text:span></text:span></text:p>
      <text:p text:style-name="P125"><text:span text:style-name="Source_20_Text"><text:span text:style-name="T6"><text:s text:c="4"/>}</text:span></text:span></text:p>
      <text:p text:style-name="P125"><text:span text:style-name="Source_20_Text"><text:span text:style-name="T6"><text:s text:c="2"/>});</text:span></text:span></text:p>
      <text:p text:style-name="P125"><text:span text:style-name="Source_20_Text"><text:span text:style-name="T6"><text:s text:c="2"/></text:span></text:span></text:p>
      <text:p text:style-name="P125"><text:span text:style-name="Source_20_Text"><text:span text:style-name="T6"><text:s text:c="2"/>// Tabelle neu rendern</text:span></text:span></text:p>
      <text:p text:style-name="P125"><text:span text:style-name="Source_20_Text"><text:span text:style-name="T6"><text:s text:c="2"/>renderTabelle(aktuelleDaten);</text:span></text:span></text:p>
      <text:p text:style-name="P125"><text:span text:style-name="Source_20_Text"><text:span text:style-name="T6"><text:s text:c="2"/>aktualisiereHeaderIcons(spalte);</text:span></text:span></text:p>
      <text:p text:style-name="P125"><text:span text:style-name="Source_20_Text"><text:span text:style-name="T6">}</text:span></text:span></text:p>
      <text:p text:style-name="P125"/>
      <text:p text:style-name="P125"><text:span text:style-name="Source_20_Text"><text:span text:style-name="T6">// Header-Icons aktualisieren</text:span></text:span></text:p>
      <text:p text:style-name="P125"><text:span text:style-name="Source_20_Text"><text:span text:style-name="T6">function aktualisiereHeaderIcons(aktiveSpalte) {</text:span></text:span></text:p>
      <text:p text:style-name="P125"><text:span text:style-name="Source_20_Text"><text:span text:style-name="T6"><text:s text:c="2"/>document.querySelectorAll('th.sortable').forEach(th =&gt; {</text:span></text:span></text:p>
      <text:p text:style-name="P125"><text:span text:style-name="Source_20_Text"><text:span text:style-name="T6"><text:s text:c="4"/>th.classList.remove('sort-asc', 'sort-desc');</text:span></text:span></text:p>
      <text:p text:style-name="P125"><text:span text:style-name="Source_20_Text"><text:span text:style-name="T6"><text:s text:c="2"/>});</text:span></text:span></text:p>
      <text:p text:style-name="P125"><text:span text:style-name="Source_20_Text"><text:span text:style-name="T6"><text:s text:c="2"/></text:span></text:span></text:p>
      <text:p text:style-name="P125"><text:span text:style-name="Source_20_Text"><text:span text:style-name="T6"><text:s text:c="2"/>const aktiverHeader = document.querySelector(`th[data-sort="${aktiveSpalte}"]`);</text:span></text:span></text:p>
      <text:p text:style-name="P125"><text:span text:style-name="Source_20_Text"><text:span text:style-name="T6"><text:s text:c="2"/>if (aktiverHeader) {</text:span></text:span></text:p>
      <text:p text:style-name="P125"><text:span text:style-name="Source_20_Text"><text:span text:style-name="T6"><text:s text:c="4"/>aktiverHeader.classList.add(</text:span></text:span></text:p>
      <text:p text:style-name="P125"><text:span text:style-name="Source_20_Text"><text:span text:style-name="T6"><text:s text:c="6"/>sortRichtung === "asc" ? "sort-asc" : "sort-desc"</text:span></text:span></text:p>
      <text:p text:style-name="P125"><text:soft-page-break/><text:span text:style-name="Source_20_Text"><text:span text:style-name="T6"><text:s text:c="4"/>);</text:span></text:span></text:p>
      <text:p text:style-name="P125"><text:span text:style-name="Source_20_Text"><text:span text:style-name="T6"><text:s text:c="2"/>}</text:span></text:span></text:p>
      <text:p text:style-name="P125"><text:span text:style-name="Source_20_Text"><text:span text:style-name="T6">}</text:span></text:span></text:p>
      <text:p text:style-name="P122"/>
      <text:h text:style-name="P119" text:outline-level="2"><text:span text:style-name="Strong_20_Emphasis"><text:span text:style-name="T6">🎨 HTML-Struktur:</text:span></text:span></text:h>
      <text:p text:style-name="P123">xml</text:p>
      <text:p text:style-name="P124"><text:span text:style-name="Source_20_Text"><text:span text:style-name="T6">&lt;!-- Sortierbare Header mit data-Attributen --&gt;</text:span></text:span></text:p>
      <text:p text:style-name="P125"><text:span text:style-name="Source_20_Text"><text:span text:style-name="T6">&lt;th class="sortable" data-sort="vorname"&gt;</text:span></text:span></text:p>
      <text:p text:style-name="P125"><text:span text:style-name="Source_20_Text"><text:span text:style-name="T6"><text:s text:c="2"/>Vorname &lt;span class="sort-icon"&gt;&lt;/span&gt;</text:span></text:span></text:p>
      <text:p text:style-name="P125"><text:span text:style-name="Source_20_Text"><text:span text:style-name="T6">&lt;/th&gt;</text:span></text:span></text:p>
      <text:p text:style-name="P125"><text:span text:style-name="Source_20_Text"><text:span text:style-name="T6">&lt;th class="sortable" data-sort="name"&gt;</text:span></text:span></text:p>
      <text:p text:style-name="P125"><text:span text:style-name="Source_20_Text"><text:span text:style-name="T6"><text:s text:c="2"/>Name &lt;span class="sort-icon"&gt;&lt;/span&gt;</text:span></text:span></text:p>
      <text:p text:style-name="P125"><text:span text:style-name="Source_20_Text"><text:span text:style-name="T6">&lt;/th&gt;</text:span></text:span></text:p>
      <text:p text:style-name="P125"><text:span text:style-name="Source_20_Text"><text:span text:style-name="T6">&lt;th class="sortable" data-sort="abteilung"&gt;</text:span></text:span></text:p>
      <text:p text:style-name="P125"><text:span text:style-name="Source_20_Text"><text:span text:style-name="T6"><text:s text:c="2"/>Abteilung &lt;span class="sort-icon"&gt;&lt;/span&gt;</text:span></text:span></text:p>
      <text:p text:style-name="P125"><text:span text:style-name="Source_20_Text"><text:span text:style-name="T6">&lt;/th&gt;</text:span></text:span></text:p>
      <text:p text:style-name="P125"><text:span text:style-name="Source_20_Text"><text:span text:style-name="T6">&lt;th class="sortable" data-sort="position"&gt;</text:span></text:span></text:p>
      <text:p text:style-name="P125"><text:span text:style-name="Source_20_Text"><text:span text:style-name="T6"><text:s text:c="2"/>Position &lt;span class="sort-icon"&gt;&lt;/span&gt;</text:span></text:span></text:p>
      <text:p text:style-name="P125"><text:span text:style-name="Source_20_Text"><text:span text:style-name="T6">&lt;/th&gt;</text:span></text:span></text:p>
      <text:p text:style-name="P122"/>
      <text:h text:style-name="P119" text:outline-level="2"><text:span text:style-name="Strong_20_Emphasis"><text:span text:style-name="T6">🎨 CSS-Styling:</text:span></text:span></text:h>
      <text:p text:style-name="P123">css</text:p>
      <text:p text:style-name="P124"><text:span text:style-name="Source_20_Text"><text:span text:style-name="T6">/* Sortierbare Header */</text:span></text:span></text:p>
      <text:p text:style-name="P125"><text:span text:style-name="Source_20_Text"><text:span text:style-name="T6">th.sortable {</text:span></text:span></text:p>
      <text:p text:style-name="P125"><text:span text:style-name="Source_20_Text"><text:span text:style-name="T6"><text:s text:c="2"/>cursor: pointer;</text:span></text:span></text:p>
      <text:p text:style-name="P125"><text:span text:style-name="Source_20_Text"><text:span text:style-name="T6"><text:s text:c="2"/>user-select: none;</text:span></text:span></text:p>
      <text:p text:style-name="P125"><text:span text:style-name="Source_20_Text"><text:span text:style-name="T6"><text:s text:c="2"/>position: relative;</text:span></text:span></text:p>
      <text:p text:style-name="P125"><text:span text:style-name="Source_20_Text"><text:span text:style-name="T6">}</text:span></text:span></text:p>
      <text:p text:style-name="P125"/>
      <text:p text:style-name="P125"><text:span text:style-name="Source_20_Text"><text:span text:style-name="T6">th.sortable:hover {</text:span></text:span></text:p>
      <text:p text:style-name="P125"><text:span text:style-name="Source_20_Text"><text:span text:style-name="T6"><text:s text:c="2"/>background: linear-gradient(135deg, #3b82f6, #2563eb);</text:span></text:span></text:p>
      <text:p text:style-name="P125"><text:span text:style-name="Source_20_Text"><text:span text:style-name="T6">}</text:span></text:span></text:p>
      <text:p text:style-name="P125"/>
      <text:p text:style-name="P125"><text:span text:style-name="Source_20_Text"><text:span text:style-name="T6">/* Sort-Icons */</text:span></text:span></text:p>
      <text:p text:style-name="P125"><text:span text:style-name="Source_20_Text"><text:span text:style-name="T6">.sort-icon::after {</text:span></text:span></text:p>
      <text:p text:style-name="P125"><text:span text:style-name="Source_20_Text"><text:span text:style-name="T6"><text:s text:c="2"/>content: '⇅';</text:span></text:span></text:p>
      <text:p text:style-name="P125"><text:span text:style-name="Source_20_Text"><text:span text:style-name="T6"><text:s text:c="2"/>opacity: 0.3;</text:span></text:span></text:p>
      <text:p text:style-name="P125"><text:soft-page-break/><text:span text:style-name="Source_20_Text"><text:span text:style-name="T6">}</text:span></text:span></text:p>
      <text:p text:style-name="P125"/>
      <text:p text:style-name="P125"><text:span text:style-name="Source_20_Text"><text:span text:style-name="T6">th.sort-asc .sort-icon::after {</text:span></text:span></text:p>
      <text:p text:style-name="P125"><text:span text:style-name="Source_20_Text"><text:span text:style-name="T6"><text:s text:c="2"/>content: '▲';</text:span></text:span></text:p>
      <text:p text:style-name="P125"><text:span text:style-name="Source_20_Text"><text:span text:style-name="T6"><text:s text:c="2"/>opacity: 1;</text:span></text:span></text:p>
      <text:p text:style-name="P125"><text:span text:style-name="Source_20_Text"><text:span text:style-name="T6">}</text:span></text:span></text:p>
      <text:p text:style-name="P125"/>
      <text:p text:style-name="P125"><text:span text:style-name="Source_20_Text"><text:span text:style-name="T6">th.sort-desc .sort-icon::after {</text:span></text:span></text:p>
      <text:p text:style-name="P125"><text:span text:style-name="Source_20_Text"><text:span text:style-name="T6"><text:s text:c="2"/>content: '▼';</text:span></text:span></text:p>
      <text:p text:style-name="P125"><text:span text:style-name="Source_20_Text"><text:span text:style-name="T6"><text:s text:c="2"/>opacity: 1;</text:span></text:span></text:p>
      <text:p text:style-name="P125"><text:span text:style-name="Source_20_Text"><text:span text:style-name="T6">}</text:span></text:span></text:p>
      <text:p text:style-name="P126"><text:line-break/>Eingereichter Text, denke ohne Code...der ist obsolet, können die ja nachher sehen im Quelltext</text:p>
      <text:p text:style-name="P127"><text:span text:style-name="T11">Die Anwendung hat jetzt:</text:span><text:line-break/><text:span text:style-name="Strong_20_Emphasis"><text:span text:style-name="T11">Sortierbare Spalten: </text:span></text:span><text:span text:style-name="T11">Vorname; Name; Abteilung; Position</text:span><text:line-break/><text:span text:style-name="Strong_20_Emphasis"><text:span text:style-name="T11">Kickbare Tabellen Header:</text:span></text:span><text:span text:style-name="T12"> </text:span><text:span text:style-name="T11">Spaltenüberschriften sind als sortierbar gekennzeichnet</text:span><text:line-break/><text:span text:style-name="Strong_20_Emphasis"><text:span text:style-name="T11">Toggle-Funktionalität:</text:span></text:span><text:span text:style-name="T12"> </text:span><text:span text:style-name="T11">Erster Klick = aufsteigend (A-Z), zweiter Klick = absteigend(Z-A)</text:span><text:line-break/><text:span text:style-name="Strong_20_Emphasis"><text:span text:style-name="T11">Mehrfach Sortierung: </text:span></text:span><text:span text:style-name="T11">Wechsel zwischen verschiedenen Spalten möglich</text:span><text:line-break/><text:line-break/><text:span text:style-name="T11">Visuell wurde das umgesetzt mit:</text:span></text:p>
      <text:p text:style-name="P128"><text:span text:style-name="Strong_20_Emphasis"><text:span text:style-name="T13">Sort-Icons</text:span></text:span><text:span text:style-name="T11">: Pfeile (▲/▼) zeigen aktuelle Sortierrichtung an<text:line-break/></text:span><text:span text:style-name="Strong_20_Emphasis"><text:span text:style-name="T13">Hover-Effekte</text:span></text:span><text:span text:style-name="T11">: Spalten-Header reagieren visuell auf Mauszeiger<text:line-break/></text:span><text:span text:style-name="Strong_20_Emphasis"><text:span text:style-name="T13">CSS-Klassen</text:span></text:span><text:span text:style-name="T11">: </text:span><text:span text:style-name="Source_20_Text"><text:span text:style-name="T14">.sort-asc</text:span></text:span><text:span text:style-name="T11"> und </text:span><text:span text:style-name="Source_20_Text"><text:span text:style-name="T14">.sort-desc</text:span></text:span><text:span text:style-name="T11"> für aktive Sortierung<text:line-break/></text:span><text:span text:style-name="Strong_20_Emphasis"><text:span text:style-name="T13">Cursor-Änderung</text:span></text:span><text:span text:style-name="T11">: Pointer-Cursor signalisiert Klickbarkeit</text:span></text:p>
      <text:p text:style-name="P128"><text:span text:style-name="Strong_20_Emphasis"><text:span text:style-name="T13">Integration mit bestehender Funktion:</text:span></text:span></text:p>
      <text:p text:style-name="P129">Sortierung bleibt bei Filter-Änderung erhalten<text:line-break/>Sortierung funktioniert mit aktiver Suchfunktion<text:line-break/>Kombinierbar mit Abteilungs u. Positions Filter<text:line-break/>Reset Button integriert der die ganze Sortierung zurücksetzt</text:p>
      <text:p text:style-name="P126"/>
      <text:p text:style-name="P130">Block 3</text:p>
      <text:p text:style-name="P130">Die Anwendung hat jetzt:</text:p>
      <text:list text:style-name="L60">
        <text:list-item>
          <text:p text:style-name="P131"><text:span text:style-name="Strong_20_Emphasis"><text:span text:style-name="T6">Seiteneinteilung</text:span></text:span>: 10 Mitarbeiter pro Seite (bei 60 Mitarbeitern = 6 Seiten)</text:p>
        </text:list-item>
        <text:list-item>
          <text:p text:style-name="P131"><text:span text:style-name="Strong_20_Emphasis"><text:span text:style-name="T6">Navigation</text:span></text:span>: Vor/Zurück-Buttons zum Blättern zwischen Seiten</text:p>
        </text:list-item>
        <text:list-item>
          <text:p text:style-name="P131"><text:span text:style-name="Strong_20_Emphasis"><text:span text:style-name="T6">Seiteninformation</text:span></text:span>: Anzeige der aktuellen Seite und Gesamtanzahl</text:p>
        </text:list-item>
        <text:list-item>
          <text:p text:style-name="P131"><text:span text:style-name="Strong_20_Emphasis"><text:span text:style-name="T6">Automatische Anpassung</text:span></text:span>: Seitenzahl passt sich an Filter/Suche an</text:p>
        </text:list-item>
        <text:list-item>
          <text:p text:style-name="P131"><text:span text:style-name="Strong_20_Emphasis"><text:span text:style-name="T6">Intelligente Navigation</text:span></text:span>: Ungültige Seiten werden automatisch korrigiert</text:p>
        </text:list-item>
      </text:list>
      <text:p text:style-name="P132">Visuell wurde das umgesetzt mit:</text:p>
      <text:list text:style-name="L61">
        <text:list-item>
          <text:p text:style-name="P133"><text:soft-page-break/><text:span text:style-name="Strong_20_Emphasis"><text:span text:style-name="T6">Paginierungs-Leiste</text:span></text:span>: Zentrierte Navigation unter der Tabelle</text:p>
        </text:list-item>
        <text:list-item>
          <text:p text:style-name="P133"><text:span text:style-name="Strong_20_Emphasis"><text:span text:style-name="T6">Gradient-Buttons</text:span></text:span>: "← Zurück" und "Weiter →" mit Hover-Effekten</text:p>
        </text:list-item>
        <text:list-item>
          <text:p text:style-name="P133"><text:span text:style-name="Strong_20_Emphasis"><text:span text:style-name="T6">Disabled-State</text:span></text:span>: Deaktivierte Buttons bei erster/letzter Seite</text:p>
        </text:list-item>
        <text:list-item>
          <text:p text:style-name="P133"><text:span text:style-name="Strong_20_Emphasis"><text:span text:style-name="T6">Info-Text</text:span></text:span>: "Seite X von Y (Z Einträge)" für bessere Orientierung</text:p>
        </text:list-item>
        <text:list-item>
          <text:p text:style-name="P133"><text:span text:style-name="Strong_20_Emphasis"><text:span text:style-name="T6">Scroll-to-Top</text:span></text:span>: Automatisches Scrollen nach oben beim Seitenwechsel</text:p>
        </text:list-item>
      </text:list>
      <text:p text:style-name="P132">Integration mit bestehenden Funktionen:</text:p>
      <text:list text:style-name="L62">
        <text:list-item>
          <text:p text:style-name="P134"><text:span text:style-name="Strong_20_Emphasis"><text:span text:style-name="T6">Filter-Integration</text:span></text:span>: Paginierung passt sich an gefilterte Ergebnisse an</text:p>
        </text:list-item>
        <text:list-item>
          <text:p text:style-name="P134"><text:span text:style-name="Strong_20_Emphasis"><text:span text:style-name="T6">Such-Integration</text:span></text:span>: Seite springt auf 1 bei neuer Suche</text:p>
        </text:list-item>
        <text:list-item>
          <text:p text:style-name="P134"><text:span text:style-name="Strong_20_Emphasis"><text:span text:style-name="T6">Sortierungs-Integration</text:span></text:span>: Sortierung bleibt über Seiten hinweg erhalten</text:p>
        </text:list-item>
        <text:list-item>
          <text:p text:style-name="P134"><text:span text:style-name="Strong_20_Emphasis"><text:span text:style-name="T6">Reset-Button</text:span></text:span>: Setzt Paginierung auf Seite 1 zurück</text:p>
        </text:list-item>
        <text:list-item>
          <text:p text:style-name="P134"><text:span text:style-name="Strong_20_Emphasis"><text:span text:style-name="T6">Automatische Korrektur</text:span></text:span>: Wechselt zu gültiger Seite nach Filteränderung</text:p>
        </text:list-item>
      </text:list>
      <text:p text:style-name="P135">// Paginierungs-Variablen</text:p>
      <text:p text:style-name="P136"><text:span text:style-name="T15">let</text:span> <text:span text:style-name="T16">aktuelleSeite</text:span> <text:span text:style-name="T17">=</text:span> <text:span text:style-name="T18">1</text:span>;</text:p>
      <text:p text:style-name="P136"><text:span text:style-name="T15">const</text:span> <text:span text:style-name="T19">eintraegeProSeite</text:span> <text:span text:style-name="T17">=</text:span> <text:span text:style-name="T18">10</text:span>;</text:p>
      <text:p text:style-name="P137"/>
      <text:p text:style-name="P138">// Berechnung der Seitendaten</text:p>
      <text:p text:style-name="P136"><text:span text:style-name="T15">const</text:span> <text:span text:style-name="T19">gesamtSeiten</text:span> <text:span text:style-name="T17">=</text:span> <text:span text:style-name="T16">Math</text:span>.<text:span text:style-name="T20">ceil</text:span>(<text:span text:style-name="T16">gesamtEintraege</text:span> <text:span text:style-name="T17">/</text:span> <text:span text:style-name="T19">eintraegeProSeite</text:span>);</text:p>
      <text:p text:style-name="P136"><text:span text:style-name="T15">const</text:span> <text:span text:style-name="T19">start</text:span> <text:span text:style-name="T17">=</text:span> (<text:span text:style-name="T16">aktuelleSeite</text:span> <text:span text:style-name="T17">-</text:span> <text:span text:style-name="T18">1</text:span>) <text:span text:style-name="T17">*</text:span> <text:span text:style-name="T19">eintraegeProSeite</text:span>;</text:p>
      <text:p text:style-name="P136"><text:span text:style-name="T15">const</text:span> <text:span text:style-name="T19">ende</text:span> <text:span text:style-name="T17">=</text:span> <text:span text:style-name="T19">start</text:span> <text:span text:style-name="T17">+</text:span> <text:span text:style-name="T19">eintraegeProSeite</text:span>;</text:p>
      <text:p text:style-name="P136"><text:span text:style-name="T15">const</text:span> <text:span text:style-name="T19">seiteDaten</text:span> <text:span text:style-name="T17">=</text:span> <text:span text:style-name="T16">gefiltert</text:span>.<text:span text:style-name="T20">slice</text:span>(<text:span text:style-name="T19">start</text:span>, <text:span text:style-name="T19">ende</text:span>);</text:p>
      <text:p text:style-name="P137"/>
      <text:p text:style-name="P138">// Paginierungs-Buttons</text:p>
      <text:p text:style-name="P136"><text:span text:style-name="T15">function</text:span> <text:span text:style-name="T20">renderPaginierung</text:span>(<text:span text:style-name="T16">gesamtSeiten</text:span>, <text:span text:style-name="T16">gesamtEintraege</text:span>) {</text:p>
      <text:p text:style-name="P139">  <text:span text:style-name="T21">pageInfo</text:span><text:span text:style-name="T22">.</text:span><text:span text:style-name="T21">textContent</text:span><text:span text:style-name="T22"> </text:span><text:span text:style-name="T23">=</text:span><text:span text:style-name="T22"> </text:span><text:span text:style-name="T24">`Seite </text:span><text:span text:style-name="T25">${</text:span><text:span text:style-name="T21">aktuelleSeite</text:span><text:span text:style-name="T25">}</text:span><text:span text:style-name="T24"> von </text:span><text:span text:style-name="T25">${</text:span><text:span text:style-name="T21">gesamtSeiten</text:span><text:span text:style-name="T25">}</text:span><text:span text:style-name="T24"> (</text:span><text:span text:style-name="T25">${</text:span><text:span text:style-name="T21">gesamtEintraege</text:span><text:span text:style-name="T25">}</text:span><text:span text:style-name="T24"> Einträge)`</text:span><text:span text:style-name="T22">;</text:span></text:p>
      <text:p text:style-name="P139">  <text:span text:style-name="T21">prevPageBtn</text:span><text:span text:style-name="T22">.</text:span><text:span text:style-name="T21">disabled</text:span><text:span text:style-name="T22"> </text:span><text:span text:style-name="T23">=</text:span><text:span text:style-name="T22"> </text:span><text:span text:style-name="T21">aktuelleSeite</text:span><text:span text:style-name="T22"> </text:span><text:span text:style-name="T23">===</text:span><text:span text:style-name="T22"> </text:span><text:span text:style-name="T26">1</text:span><text:span text:style-name="T22">;</text:span></text:p>
      <text:p text:style-name="P139">  <text:span text:style-name="T21">nextPageBtn</text:span><text:span text:style-name="T22">.</text:span><text:span text:style-name="T21">disabled</text:span><text:span text:style-name="T22"> </text:span><text:span text:style-name="T23">=</text:span><text:span text:style-name="T22"> </text:span><text:span text:style-name="T21">aktuelleSeite</text:span><text:span text:style-name="T22"> </text:span><text:span text:style-name="T23">&gt;=</text:span><text:span text:style-name="T22"> </text:span><text:span text:style-name="T21">gesamtSeiten</text:span><text:span text:style-name="T22">;</text:span></text:p>
      <text:p text:style-name="P136">}</text:p>
      <text:p text:style-name="P137"/>
      <text:p text:style-name="P138">// Navigation mit Scroll-to-Top</text:p>
      <text:p text:style-name="P136"><text:span text:style-name="T16">prevPageBtn</text:span>.<text:span text:style-name="T20">addEventListener</text:span>(<text:span text:style-name="T27">'click'</text:span>, <text:span text:style-name="T15">function</text:span>() {</text:p>
      <text:p text:style-name="P139">  <text:span text:style-name="T21">aktuelleSeite</text:span><text:span text:style-name="T23">--</text:span><text:span text:style-name="T22">;</text:span></text:p>
      <text:p text:style-name="P139">  <text:span text:style-name="T28">aktualisiereListe</text:span><text:span text:style-name="T22">();</text:span></text:p>
      <text:p text:style-name="P139">  <text:span text:style-name="T21">window</text:span><text:span text:style-name="T22">.</text:span><text:span text:style-name="T28">scrollTo</text:span><text:span text:style-name="T22">({ </text:span><text:span text:style-name="T21">top:</text:span><text:span text:style-name="T22"> </text:span><text:span text:style-name="T26">0</text:span><text:span text:style-name="T22">, </text:span><text:span text:style-name="T21">behavior:</text:span><text:span text:style-name="T22"> </text:span><text:span text:style-name="T24">'smooth'</text:span><text:span text:style-name="T22"> });</text:span></text:p>
      <text:p text:style-name="P136">});</text:p>
      <text:p text:style-name="P140"/>
      <text:p text:style-name="P141">Zusammenfassung der bisherigen Funktionen: </text:p>
      <text:p text:style-name="P141">Das ist eine hervorragende Basis für eine Projektarbeit! Dein Code ist gut strukturiert, nutzt moderne JavaScript-Features (<text:span text:style-name="Source_20_Text">async/await</text:span>, <text:span text:style-name="Source_20_Text">fetch</text:span>, <text:span text:style-name="Source_20_Text">Promises</text:span>) und deckt alle wichtigen <text:span text:style-name="T29">CRUD-Funktionen</text:span> (Create, Read, Update, Delete) ab.</text:p>
      <text:p text:style-name="P142">Ich gehe den Code mit dir Schritt für Schritt durch, damit du genau verstehst, welcher Teil welche Aufgabe übernimmt.</text:p>
      <text:p text:style-name="P143"/>
      <text:h text:style-name="P144" text:outline-level="2"><text:soft-page-break/>1. Die Initialisierung &amp; Datenbeschaffung</text:h>
      <text:p text:style-name="P142">Ganz oben definierst du deine „Zustandsvariablen“. Das ist das Gehirn deiner Anwendung.</text:p>
      <text:list text:style-name="L63">
        <text:list-item>
          <text:p text:style-name="P145"><text:span text:style-name="Source_20_Text"><text:span text:style-name="T29">mitarbeiter = []</text:span></text:span>: Dein Hauptspeicher. Hier liegen alle Daten, die aus der JSON-Datei kommen.</text:p>
        </text:list-item>
        <text:list-item>
          <text:p text:style-name="P145"><text:span text:style-name="Source_20_Text"><text:span text:style-name="T29">aktuelleDaten = []</text:span></text:span>: Eine Arbeitskopie. Wenn du suchst oder filterst, veränderst du diese Liste, damit die Originaldaten erhalten bleiben.</text:p>
        </text:list-item>
        <text:list-item>
          <text:p text:style-name="P145"><text:span text:style-name="Source_20_Text"><text:span text:style-name="T29">fetch("mitarbeiter.json")</text:span></text:span>: Das ist der Netzwerkaufruf. Dein Skript wartet (<text:span text:style-name="Source_20_Text">await</text:span>), bis die Datei geladen ist, und wandelt sie in ein JavaScript-Objekt um.</text:p>
        </text:list-item>
      </text:list>
      <text:h text:style-name="P144" text:outline-level="2">2. Die Render-Logik (Die Anzeige)</text:h>
      <text:p text:style-name="P142">Die Funktion <text:span text:style-name="Source_20_Text">renderTabelle(daten)</text:span> ist das „Gesicht“ deiner App.</text:p>
      <text:list text:style-name="L64">
        <text:list-item>
          <text:p text:style-name="P146">Sie leert zuerst den Inhalt (<text:span text:style-name="Source_20_Text">innerHTML = ""</text:span>) und baut dann für jeden Mitarbeiter eine Tabellenzeile (<text:span text:style-name="Source_20_Text">&lt;tr&gt;</text:span>) zusammen.</text:p>
        </text:list-item>
        <text:list-item>
          <text:p text:style-name="P146"><text:span text:style-name="T29">Wichtig:</text:span> Mit <text:span text:style-name="Source_20_Text">data-id="${mitarbeiter.id}"</text:span> hängst du die ID direkt an die Buttons. So weiß das Skript später beim Klicken genau, welcher Mitarbeiter gemeint ist.</text:p>
        </text:list-item>
      </text:list>
      <text:h text:style-name="P144" text:outline-level="2">3. Dynamik: Filtern, Suchen &amp; Sortieren</text:h>
      <text:p text:style-name="P142">Das ist der komplexeste Teil deines Skripts. Er sorgt dafür, dass der Nutzer die Datenflut beherrscht.</text:p>
      <text:list text:style-name="L65">
        <text:list-item>
          <text:p text:style-name="P147"><text:span text:style-name="Source_20_Text"><text:span text:style-name="T29">aktualisiereListe()</text:span></text:span>: Das ist die "Zentrale". Jedes Mal, wenn du etwas tippst oder einen Filter änderst, läuft diese Funktion los. Sie filtert erst nach Text, dann nach Abteilung, dann nach Position und sortiert am Ende alles.</text:p>
        </text:list-item>
        <text:list-item>
          <text:p text:style-name="P147"><text:span text:style-name="Source_20_Text"><text:span text:style-name="T29">sortiereTabelle(spalte)</text:span></text:span>: Hier nutzt du die <text:span text:style-name="Source_20_Text">.sort()</text:span> Methode. Wenn du zweimal auf die gleiche Spalte klickst, wird die <text:span text:style-name="Source_20_Text">sortRichtung</text:span> von <text:span text:style-name="Source_20_Text">asc</text:span> (aufsteigend) auf <text:span text:style-name="Source_20_Text">desc</text:span> (absteigend) umgekehrt.</text:p>
        </text:list-item>
        <text:list-item>
          <text:p text:style-name="P147"><text:span text:style-name="T29">Paginierung</text:span>: Damit die Tabelle nicht endlos lang wird, berechnest du mit <text:span text:style-name="Source_20_Text">slice(start, ende)</text:span> immer nur einen Ausschnitt (10 Einträge) der Liste.</text:p>
        </text:list-item>
      </text:list>
      <text:h text:style-name="P144" text:outline-level="2">4. Das Formular: Erstellen &amp; Bearbeiten</text:h>
      <text:p text:style-name="P142">Dein Formular erfüllt eine Doppelfunktion (Dual-Use), was sehr effizient programmiert ist:</text:p>
      <text:list text:style-name="L66">
        <text:list-item>
          <text:p text:style-name="P148"><text:span text:style-name="Source_20_Text"><text:span text:style-name="T29">editModus = true/false</text:span></text:span>: Das ist dein Schalter.</text:p>
          <text:list>
            <text:list-item>
              <text:p text:style-name="P148">Ist er <text:span text:style-name="Source_20_Text">false</text:span>, wird ein neuer Mitarbeiter mit <text:span text:style-name="Source_20_Text">push()</text:span> ans Ende der Liste gehängt.</text:p>
            </text:list-item>
            <text:list-item>
              <text:p text:style-name="P148">Ist er <text:span text:style-name="Source_20_Text">true</text:span>, wird mit <text:span text:style-name="Source_20_Text">findIndex()</text:span> der bestehende Mitarbeiter gesucht und seine Daten überschrieben.</text:p>
            </text:list-item>
          </text:list>
        </text:list-item>
        <text:list-item>
          <text:p text:style-name="P148"><text:span text:style-name="Source_20_Text"><text:span text:style-name="T29">dateiZuBase64</text:span></text:span>: Das ist ein cleveres Detail! Bilder können nicht einfach so als Text gespeichert werden. Diese Funktion verwandelt ein Bild in eine lange Zeichenkette (Data-URL), damit du es im Browser-Speicher behalten kannst.</text:p>
        </text:list-item>
      </text:list>
      <text:h text:style-name="P144" text:outline-level="2">5. Event-Handling (Delegation)</text:h>
      <text:p text:style-name="P142">Anstatt für jeden "Löschen"-Button einen eigenen Listener zu erstellen (was bei 100 Mitarbeitern den Browser bremsen würde), nutzt du <text:span text:style-name="T29">Event Delegation</text:span>:</text:p>
      <text:p text:style-name="P149">JavaScript</text:p>
      <text:p text:style-name="P150"><text:span text:style-name="Source_20_Text">document.addEventListener("click", function (event) { ... });</text:span></text:p>
      <text:p text:style-name="P142">Du hörst auf das gesamte Dokument und prüfst mit <text:span text:style-name="Source_20_Text">event.target.classList.contains</text:span>, ob ein spezieller Button getroffen wurde. Das ist performant und sauber.</text:p>
      <text:p text:style-name="P143"/>
      <text:h text:style-name="P151" text:outline-level="3"><text:soft-page-break/>Was ist besonders gut an deinem Code?</text:h>
      <text:list text:style-name="L67">
        <text:list-item>
          <text:p text:style-name="P152"><text:span text:style-name="T29">Fehlerbehandlung</text:span>: Du nutzt <text:span text:style-name="Source_20_Text">try...catch</text:span> beim Laden der Daten. Wenn die Datei fehlt, stürzt nicht die ganze Seite ab.</text:p>
        </text:list-item>
        <text:list-item>
          <text:p text:style-name="P152"><text:span text:style-name="T29">Benutzerführung</text:span>: Mit <text:span text:style-name="Source_20_Text">confirm()</text:span> fragst du vor dem Löschen nach – ein wichtiger Schutz gegen versehentliche Klicks.</text:p>
        </text:list-item>
        <text:list-item>
          <text:p text:style-name="P152"><text:span text:style-name="T29">Abhängige Dropdowns</text:span>: Dass sich die „Position“ ändert, wenn man eine „Abteilung“ wählt, macht die Bedienung sehr professionell.</text:p>
        </text:list-item>
      </text:list>
      <text:p text:style-name="P141"/>
      <text:p text:style-name="P153">Toast Benachrichtigungen und Tooltips wurden eingepflegt</text:p>
      <text:p text:style-name="P154">Slide-In Animation (wie Toast aus Toaster) </text:p>
      <text:p text:style-name="P154">Auto-Dismiss nach 4 Sekunden </text:p>
      <text:p text:style-name="P154">Schließbar per X-Button Stapelbar (mehrere gleichzeitig möglich) </text:p>
      <text:p text:style-name="P154">Typen mit Icons (success ✓, error ✕, warning ⚠, info -Bar (zeigt verbleibende Zeit) </text:p>
      <text:p text:style-name="P153"><text:span text:style-name="T6">Pause bei Hover</text:span> </text:p>
      <text:p text:style-name="P155">Responsiv <text:s/>für Mobil optimiert, der Toast hatte Probleme in der Mobilansicht</text:p>
      <text:p text:style-name="P153"/>
      <text:p text:style-name="P153">Tooltips beim Formular für aktualisieren und Neuen Mitarbeiter werden bei <text:line-break/>den Pflichtfeldern angezeigt</text:p>
      <text:p text:style-name="P153">✅ CSS-basiert (kein JavaScript nötig)</text:p>
      <text:list text:style-name="L68">
        <text:list-item>
          <text:p text:style-name="P156">✅ Auf allen Formular-Labels mit ⓘ Symbol</text:p>
        </text:list-item>
        <text:list-item>
          <text:p text:style-name="P156">✅ Hover-Effekt mit Pfeil</text:p>
        </text:list-item>
        <text:list-item>
          <text:p text:style-name="P156">✅ Auf Touch-Geräten deaktiviert</text:p>
        </text:list-item>
        <text:list-item>
          <text:p text:style-name="P156">✅ Z-Index optimiert</text:p>
        </text:list-item>
      </text:list>
      <text:p text:style-name="P153"/>
      <text:p text:style-name="P155">Empty States würden hinzugefügt:</text:p>
      <text:p text:style-name="P155"/>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57">State</text:p>
            </table:table-cell>
            <table:table-cell table:style-name="Tabelle1.A1" office:value-type="string">
              <text:p text:style-name="P157">Wann angezeigt</text:p>
            </table:table-cell>
            <table:table-cell table:style-name="Tabelle1.A1" office:value-type="string">
              <text:p text:style-name="P157">Icon</text:p>
            </table:table-cell>
            <table:table-cell table:style-name="Tabelle1.A1" office:value-type="string">
              <text:p text:style-name="P157">Button</text:p>
            </table:table-cell>
          </table:table-row>
        </table:table-header-rows>
        <table:table-row>
          <table:table-cell table:style-name="Tabelle1.A1" office:value-type="string">
            <text:p text:style-name="P158"><text:span text:style-name="Strong_20_Emphasis"><text:span text:style-name="T6">welcomeState</text:span></text:span></text:p>
          </table:table-cell>
          <table:table-cell table:style-name="Tabelle1.A1" office:value-type="string">
            <text:p text:style-name="P158">Keine Mitarbeiter in JSON</text:p>
          </table:table-cell>
          <table:table-cell table:style-name="Tabelle1.A1" office:value-type="string">
            <text:p text:style-name="P158">🎉</text:p>
          </table:table-cell>
          <table:table-cell table:style-name="Tabelle1.A1" office:value-type="string">
            <text:p text:style-name="P158">"Ersten Mitarbeiter hinzufügen"</text:p>
          </table:table-cell>
        </table:table-row>
        <table:table-row>
          <table:table-cell table:style-name="Tabelle1.A1" office:value-type="string">
            <text:p text:style-name="P158"><text:span text:style-name="Strong_20_Emphasis"><text:span text:style-name="T6">emptyState</text:span></text:span></text:p>
          </table:table-cell>
          <table:table-cell table:style-name="Tabelle1.A1" office:value-type="string">
            <text:p text:style-name="P158">Filter aktiv, keine Treffer</text:p>
          </table:table-cell>
          <table:table-cell table:style-name="Tabelle1.A1" office:value-type="string">
            <text:p text:style-name="P158">🔍</text:p>
          </table:table-cell>
          <table:table-cell table:style-name="Tabelle1.A1" office:value-type="string">
            <text:p text:style-name="P158">"Filter zurücksetzen"</text:p>
          </table:table-cell>
        </table:table-row>
        <table:table-row>
          <table:table-cell table:style-name="Tabelle1.A1" office:value-type="string">
            <text:p text:style-name="P158"><text:span text:style-name="Strong_20_Emphasis"><text:span text:style-name="T6">noSearchResults</text:span></text:span></text:p>
          </table:table-cell>
          <table:table-cell table:style-name="Tabelle1.A1" office:value-type="string">
            <text:p text:style-name="P158">Suche aktiv, keine Treffer</text:p>
          </table:table-cell>
          <table:table-cell table:style-name="Tabelle1.A1" office:value-type="string">
            <text:p text:style-name="P158">🔍</text:p>
          </table:table-cell>
          <table:table-cell table:style-name="Tabelle1.A1" office:value-type="string">
            <text:p text:style-name="Table_20_Contents">"Suche löschen"</text:p>
          </table:table-cell>
        </table:table-row>
      </table:table>
      <text:p text:style-name="P155"/>
      <text:p text:style-name="P155"><text:span text:style-name="Strong_20_Emphasis"><text:span text:style-name="T6">Features:</text:span></text:span></text:p>
      <text:list text:style-name="L69">
        <text:list-item>
          <text:p text:style-name="P159">✅ Automatische Anzeige/Verstecken via <text:span text:style-name="Source_20_Text"><text:span text:style-name="T6">EmptyStateManager</text:span></text:span></text:p>
        </text:list-item>
        <text:list-item>
          <text:p text:style-name="P159">✅ Tabelle wird ausgeblendet bei Empty State</text:p>
        </text:list-item>
        <text:list-item>
          <text:p text:style-name="P159">✅ Fade-In Animation</text:p>
        </text:list-item>
        <text:list-item>
          <text:p text:style-name="P159">✅ Responsive Design</text:p>
        </text:list-item>
        <text:list-item>
          <text:p text:style-name="P159">✅ Zentriertes Layout mit Icon, Titel, Text, Button</text:p>
        </text:list-item>
      </text:list>
      <text:h text:style-name="P160" text:outline-level="2"><text:soft-page-break/><text:span text:style-name="Strong_20_Emphasis"><text:span text:style-name="T6">4. Error-Handling verbessert</text:span></text:span> ✅</text:h>
      <text:p text:style-name="P161"><text:span text:style-name="Strong_20_Emphasis"><text:span text:style-name="T6">Globales Error-Handling:</text:span></text:span></text:p>
      <text:list text:style-name="L70">
        <text:list-item>
          <text:p text:style-name="P162">✅ Try-Catch bei JSON-Laden mit Toast-Fehler</text:p>
        </text:list-item>
        <text:list-item>
          <text:p text:style-name="P162">✅ Try-Catch bei CRUD-Operationen</text:p>
        </text:list-item>
        <text:list-item>
          <text:p text:style-name="P162">✅ Validierung vor Daten-Manipulation</text:p>
        </text:list-item>
        <text:list-item>
          <text:p text:style-name="P162">✅ Benutzerfreundliche Fehlermeldungen (keine technischen Details)</text:p>
        </text:list-item>
      </text:list>
      <text:p text:style-name="P155"/>
      <text:p text:style-name="P155"/>
      <text:p text:style-name="P163"><text:span text:style-name="T9">Alert() wurde komplett Ersetzt durch Toast Meldungen.</text:span><text:line-break/><text:span text:style-name="T9">Alert blockiert den weiteren Javascript code!</text:span><text:line-break/><text:span text:style-name="T9">4 Kategorien Success=grün,error=rot, warning=orange, info=blau</text:span><text:line-break/><text:span text:style-name="T9">Nicht-blockierend: JavaScript läuft während Toast-Anzeige weiter</text:span><text:line-break/><text:span text:style-name="T9">Auto-Dismiss nach 4 Sekunden mit visueller Progress-Bar</text:span><text:line-break/><text:line-break/><text:span text:style-name="T9">Technisch umgesetzt mit:  Toast Objekt mit 6 Methoden </text:span><text:line-break/><text:span text:style-name="T9">(show, success, error, warning, info, remove)</text:span><text:line-break/><text:span text:style-name="T9">Slide In/Out über GPU vom System des Users beschleunigt</text:span><text:line-break/><text:line-break/><text:span text:style-name="T9">Responsives Design angepasst</text:span><text:line-break/><text:line-break/><text:span text:style-name="T9">Integriert in Anwendung bei:</text:span><text:line-break/><text:span text:style-name="T9">Laden, hinzufügen, aktualisieren, löschen</text:span><text:line-break/><text:span text:style-name="T9">Fehler für JSON nicht geladen </text:span><text:line-break/><text:span text:style-name="T9">Validierungsfehler im Formular</text:span><text:line-break/><text:span text:style-name="T9">Info für Filter zurückgesetzt, Bearbeitungsmodus, Aktion abgebrochen</text:span><text:line-break/><text:line-break/><text:span text:style-name="T9">Vorteile:</text:span><text:bookmark text:name="yui_3_17_2_1_1769684516904_2996"/><text:line-break/><text:span text:style-name="T9">Workflow läuft weiter,</text:span><text:line-break/><text:span text:style-name="T9">user muss nicht klicken,</text:span><text:line-break/><text:span text:style-name="T9">modernes design,</text:span><text:line-break/><text:span text:style-name="T9">theoretisch mehrere Meldungen möglich gleichzeitig</text:span><text:line-break/><text:span text:style-name="T9">verschwindet selbständig</text:span><text:line-break/><text:span text:style-name="T9">verwendbar für ganze Anwendung</text:span> </text:p>
      <text:p text:style-name="P155"/>
      <text:p text:style-name="P155"/>
      <text:p text:style-name="P164">Abgegebener Text für Block 2 von Aufgabenblock 4</text:p>
      <text:p text:style-name="P165">Seitenoptimierung mit Lighthouse Analyse durchgeführt, div. Performance Problematiken gelöst mit CSS</text:p>
      <text:p text:style-name="P166">Diese Dinge wurden nun hinzugefügt: </text:p>
      <text:list text:style-name="L71">
        <text:list-item>
          <text:p text:style-name="P167"><text:span text:style-name="Strong_20_Emphasis"><text:span text:style-name="T13">Custom Error Messages</text:span></text:span></text:p>
          <text:list>
            <text:list-item>
              <text:p text:style-name="P167"><text:span text:style-name="T11">Deutsche, kontextbezogene Fehlermeldungen via </text:span><text:span text:style-name="Source_20_Text"><text:span text:style-name="T14">data-error-*</text:span></text:span><text:span text:style-name="T11"> Attribute</text:span></text:p>
            </text:list-item>
            <text:list-item>
              <text:p text:style-name="P168">Ersetzt Browser-Standard-Meldungen</text:p>
            </text:list-item>
          </text:list>
        </text:list-item>
        <text:list-item>
          <text:p text:style-name="P167"><text:soft-page-break/><text:span text:style-name="Strong_20_Emphasis"><text:span text:style-name="T13">Echtzeit-Validierung</text:span></text:span></text:p>
          <text:list>
            <text:list-item>
              <text:p text:style-name="P167"><text:span text:style-name="T11">Sofort-Feedback während Eingabe (</text:span><text:span text:style-name="Source_20_Text"><text:span text:style-name="T14">input</text:span></text:span><text:span text:style-name="T11"> Event)</text:span></text:p>
            </text:list-item>
            <text:list-item>
              <text:p text:style-name="P167"><text:span text:style-name="T11">Validierung beim Verlassen des Feldes (</text:span><text:span text:style-name="Source_20_Text"><text:span text:style-name="T14">blur</text:span></text:span><text:span text:style-name="T11"> Event)</text:span></text:p>
            </text:list-item>
          </text:list>
        </text:list-item>
        <text:list-item>
          <text:p text:style-name="P167"><text:span text:style-name="Strong_20_Emphasis"><text:span text:style-name="T13">Visuelles Feedback</text:span></text:span></text:p>
          <text:list>
            <text:list-item>
              <text:p text:style-name="P167"><text:span text:style-name="T11">Rot bei Fehler (</text:span><text:span text:style-name="Source_20_Text"><text:span text:style-name="T14">aria-invalid="true"</text:span></text:span><text:span text:style-name="T11">)</text:span></text:p>
            </text:list-item>
            <text:list-item>
              <text:p text:style-name="P167"><text:span text:style-name="T11">Grün bei korrekter Eingabe (</text:span><text:span text:style-name="Source_20_Text"><text:span text:style-name="T14">:valid</text:span></text:span><text:span text:style-name="T11">)</text:span></text:p>
            </text:list-item>
            <text:list-item>
              <text:p text:style-name="P168">Error-Spans direkt unter jedem Feld</text:p>
            </text:list-item>
          </text:list>
        </text:list-item>
        <text:list-item>
          <text:p text:style-name="P167"><text:span text:style-name="Strong_20_Emphasis"><text:span text:style-name="T13">Tooltips</text:span></text:span></text:p>
          <text:list>
            <text:list-item>
              <text:p text:style-name="P168">Info-Icons (ⓘ) mit Hover-Hilfe</text:p>
            </text:list-item>
            <text:list-item>
              <text:p text:style-name="P168">Erklärungen zu Eingabeformaten</text:p>
            </text:list-item>
          </text:list>
        </text:list-item>
        <text:list-item>
          <text:p text:style-name="P167"><text:span text:style-name="Strong_20_Emphasis"><text:span text:style-name="T13">ARIA Accessibility</text:span></text:span></text:p>
          <text:list>
            <text:list-item>
              <text:p text:style-name="P167"><text:span text:style-name="Source_20_Text"><text:span text:style-name="T14">aria-required</text:span></text:span><text:span text:style-name="T11">, </text:span><text:span text:style-name="Source_20_Text"><text:span text:style-name="T14">aria-invalid</text:span></text:span><text:span text:style-name="T11">, </text:span><text:span text:style-name="Source_20_Text"><text:span text:style-name="T14">aria-describedby</text:span></text:span></text:p>
            </text:list-item>
            <text:list-item>
              <text:p text:style-name="P167"><text:span text:style-name="Source_20_Text"><text:span text:style-name="T14">aria-live</text:span></text:span><text:span text:style-name="T11"> für dynamische Fehlermeldungen</text:span></text:p>
            </text:list-item>
            <text:list-item>
              <text:p text:style-name="P168">Screen-Reader-optimiert (Lighthouse 100%)</text:p>
            </text:list-item>
          </text:list>
        </text:list-item>
        <text:list-item>
          <text:p text:style-name="P167"><text:span text:style-name="Strong_20_Emphasis"><text:span text:style-name="T13">Toast-Integration</text:span></text:span></text:p>
          <text:list>
            <text:list-item>
              <text:p text:style-name="P168">Globale Fehlermeldung bei Submit-Validierung</text:p>
            </text:list-item>
            <text:list-item>
              <text:p text:style-name="P168">Nicht-blockierend, modernes Design</text:p>
            </text:list-item>
          </text:list>
        </text:list-item>
        <text:list-item>
          <text:p text:style-name="P167"><text:span text:style-name="Strong_20_Emphasis"><text:span text:style-name="T13">Erweiterte Pattern-Validierung</text:span></text:span></text:p>
          <text:list>
            <text:list-item>
              <text:p text:style-name="P167"><text:span text:style-name="T11">Deutsche Umlaute unterstützt (</text:span><text:span text:style-name="Source_20_Text"><text:span text:style-name="T14">äöüÄÖÜß</text:span></text:span><text:span text:style-name="T11">)</text:span></text:p>
            </text:list-item>
            <text:list-item>
              <text:p text:style-name="P167"><text:span text:style-name="T11">Flexible Telefon-Formate (</text:span><text:span text:style-name="Source_20_Text"><text:span text:style-name="T14">+49</text:span></text:span><text:span text:style-name="T11">, </text:span><text:span text:style-name="Source_20_Text"><text:span text:style-name="T14">()</text:span></text:span><text:span text:style-name="T11">, </text:span><text:span text:style-name="Source_20_Text"><text:span text:style-name="T14">/</text:span></text:span><text:span text:style-name="T11">, </text:span><text:span text:style-name="Source_20_Text"><text:span text:style-name="T14">-</text:span></text:span><text:span text:style-name="T11">)</text:span></text:p>
            </text:list-item>
          </text:list>
        </text:list-item>
        <text:list-item>
          <text:p text:style-name="P167"><text:span text:style-name="Strong_20_Emphasis"><text:span text:style-name="T13">File Upload Validation</text:span></text:span></text:p>
          <text:list>
            <text:list-item>
              <text:p text:style-name="P168">Max. 5MB Dateigröße</text:p>
            </text:list-item>
            <text:list-item>
              <text:p text:style-name="P168">Nur Bildformate (JPEG, PNG, WebP)</text:p>
            </text:list-item>
          </text:list>
        </text:list-item>
        <text:list-item>
          <text:p text:style-name="P167"><text:span text:style-name="Strong_20_Emphasis"><text:span text:style-name="T13">Bedingte Feldaktivierung</text:span></text:span></text:p>
          <text:list>
            <text:list-item>
              <text:p text:style-name="P168">Position-Select disabled bis Abteilung gewählt</text:p>
            </text:list-item>
            <text:list-item>
              <text:p text:style-name="P168">Visuelles Feedback (grau, cursor: not-allowed</text:p>
            </text:list-item>
          </text:list>
        </text:list-item>
      </text:list>
      <text:p text:style-name="P164"><text:tab/>Text für Block 3 von Aufgabenblock 4 </text:p>
      <text:h text:style-name="P169" text:outline-level="2"><text:span text:style-name="Strong_20_Emphasis"><text:span text:style-name="T6">🎯 Ausgangslage:</text:span></text:span></text:h>
      <text:list text:style-name="L72">
        <text:list-item>
          <text:p text:style-name="P170">Lighthouse Accessibility: 85%</text:p>
        </text:list-item>
        <text:list-item>
          <text:p text:style-name="P170">Lighthouse Performance: 88%</text:p>
        </text:list-item>
        <text:list-item>
          <text:p text:style-name="P170"><text:soft-page-break/>Lighthouse SEO: 91%</text:p>
        </text:list-item>
      </text:list>
      <text:p text:style-name="P171"/>
      <text:h text:style-name="P172" text:outline-level="2"><text:span text:style-name="Strong_20_Emphasis"><text:span text:style-name="T6">✅ Durchgeführte Optimierungen:</text:span></text:span></text:h>
      <text:h text:style-name="P172" text:outline-level="2"><text:span text:style-name="Strong_20_Emphasis"><text:span text:style-name="T6">1. Accessibility (85% → 100%)</text:span></text:span></text:h>
      <text:list text:style-name="L73">
        <text:list-item>
          <text:p text:style-name="P173">Visually-hidden Labels für Filter-Selects hinzugefügt</text:p>
        </text:list-item>
        <text:list-item>
          <text:p text:style-name="P173">ARIA-Attribute korrigiert (nur auf interaktiven Elementen)</text:p>
        </text:list-item>
        <text:list-item>
          <text:p text:style-name="P173">Semantic HTML: <text:span text:style-name="Source_20_Text"><text:span text:style-name="T6">&lt;header&gt;</text:span></text:span>, <text:span text:style-name="Source_20_Text"><text:span text:style-name="T6">&lt;h1&gt;</text:span></text:span>, <text:span text:style-name="Source_20_Text"><text:span text:style-name="T6">&lt;main&gt;</text:span></text:span> statt <text:span text:style-name="Source_20_Text"><text:span text:style-name="T6">&lt;div&gt;</text:span></text:span>, <text:span text:style-name="Source_20_Text"><text:span text:style-name="T6">&lt;h2&gt;</text:span></text:span></text:p>
        </text:list-item>
        <text:list-item>
          <text:p text:style-name="P173">Kontrast-Verhältnisse verbessert (4.5:1+ WCAG 2.1 AA)</text:p>
          <text:list>
            <text:list-item>
              <text:p text:style-name="P173"><text:span text:style-name="Source_20_Text"><text:span text:style-name="T6">--text-muted: #9ca3af</text:span></text:span> → <text:span text:style-name="Source_20_Text"><text:span text:style-name="T6">#4b5563</text:span></text:span></text:p>
            </text:list-item>
            <text:list-item>
              <text:p text:style-name="P173">Position-Farbe: <text:span text:style-name="Source_20_Text"><text:span text:style-name="T6">#10b981</text:span></text:span> → <text:span text:style-name="Source_20_Text"><text:span text:style-name="T6">#059669</text:span></text:span></text:p>
            </text:list-item>
            <text:list-item>
              <text:p text:style-name="P173">Disabled-Felder: <text:span text:style-name="Source_20_Text"><text:span text:style-name="T6">opacity: 0.6</text:span></text:span> → <text:span text:style-name="Source_20_Text"><text:span text:style-name="T6">1</text:span></text:span> + dunklere Farbe</text:p>
            </text:list-item>
          </text:list>
        </text:list-item>
      </text:list>
      <text:h text:style-name="P172" text:outline-level="2"><text:span text:style-name="Strong_20_Emphasis"><text:span text:style-name="T6">2. Performance (88% → 95%)</text:span></text:span></text:h>
      <text:list text:style-name="L74">
        <text:list-item>
          <text:p text:style-name="P174">Google Fonts non-blocking mit <text:span text:style-name="Source_20_Text"><text:span text:style-name="T6">preconnect</text:span></text:span> + <text:span text:style-name="Source_20_Text"><text:span text:style-name="T6">media="print"</text:span></text:span></text:p>
        </text:list-item>
        <text:list-item>
          <text:p text:style-name="P174">Script mit <text:span text:style-name="Source_20_Text"><text:span text:style-name="T6">defer</text:span></text:span> statt blocking</text:p>
        </text:list-item>
        <text:list-item>
          <text:p text:style-name="P174">CSS-Duplikate entfernt (14 doppelte Regeln)</text:p>
        </text:list-item>
        <text:list-item>
          <text:p text:style-name="P174">GPU-Acceleration: <text:span text:style-name="Source_20_Text"><text:span text:style-name="T6">will-change: transform, opacity</text:span></text:span></text:p>
        </text:list-item>
        <text:list-item>
          <text:p text:style-name="P174">Layout Shift Fix: <text:span text:style-name="Source_20_Text"><text:span text:style-name="T6">font-display: swap</text:span></text:span></text:p>
        </text:list-item>
      </text:list>
      <text:h text:style-name="P172" text:outline-level="2"><text:span text:style-name="Strong_20_Emphasis"><text:span text:style-name="T6">3. SEO (91% → 100%)</text:span></text:span></text:h>
      <text:list text:style-name="L75">
        <text:list-item>
          <text:p text:style-name="P175">Meta-Description hinzugefügt</text:p>
        </text:list-item>
        <text:list-item>
          <text:p text:style-name="P175"><text:span text:style-name="Source_20_Text"><text:span text:style-name="T6">&lt;h1&gt;</text:span></text:span> statt <text:span text:style-name="Source_20_Text"><text:span text:style-name="T6">&lt;h2&gt;</text:span></text:span> für Hauptüberschrift</text:p>
        </text:list-item>
      </text:list>
      <text:h text:style-name="P172" text:outline-level="2"><text:span text:style-name="Strong_20_Emphasis"><text:span text:style-name="T6">4. Best Practices (100% → 100%)</text:span></text:span></text:h>
      <text:list text:style-name="L76">
        <text:list-item>
          <text:p text:style-name="P176">Bereits optimal, keine Änderungen nötig</text:p>
        </text:list-item>
      </text:list>
      <text:p text:style-name="P171"/>
      <text:h text:style-name="P172" text:outline-level="2"><text:span text:style-name="Strong_20_Emphasis"><text:span text:style-name="T6">📊 Ergebnis:</text:span></text:span></text:h>
      <text:list text:style-name="L77">
        <text:list-item>
          <text:p text:style-name="P177">✅ Accessibility: <text:span text:style-name="Strong_20_Emphasis"><text:span text:style-name="T6">100%</text:span></text:span> (+15%)</text:p>
        </text:list-item>
        <text:list-item>
          <text:p text:style-name="P177">✅ Performance: <text:span text:style-name="Strong_20_Emphasis"><text:span text:style-name="T6">95%</text:span></text:span> (+7%)</text:p>
        </text:list-item>
        <text:list-item>
          <text:p text:style-name="P177">✅ SEO: <text:span text:style-name="Strong_20_Emphasis"><text:span text:style-name="T6">100%</text:span></text:span> (+9%)</text:p>
        </text:list-item>
        <text:list-item>
          <text:p text:style-name="P177">✅ Best Practices: <text:span text:style-name="Strong_20_Emphasis"><text:span text:style-name="T6">100%</text:span></text:span></text:p>
        </text:list-item>
      </text:list>
      <text:p text:style-name="P171"/>
      <text:h text:style-name="P172" text:outline-level="2"><text:span text:style-name="Strong_20_Emphasis"><text:span text:style-name="T6">🔑 Wichtigste Änderungen:</text:span></text:span></text:h>
      <text:list text:style-name="L78">
        <text:list-item>
          <text:p text:style-name="P178">Labels auch visuell versteckt für Screen-Reader</text:p>
        </text:list-item>
        <text:list-item>
          <text:p text:style-name="P178"><text:span text:style-name="Source_20_Text"><text:span text:style-name="T6">aria-hidden="true"</text:span></text:span> für dekorative Icons</text:p>
        </text:list-item>
        <text:list-item>
          <text:p text:style-name="P178">Fonts non-blocking laden (<text:span text:style-name="Strong_20_Emphasis"><text:span text:style-name="T6">240ms</text:span></text:span> gespart!)</text:p>
        </text:list-item>
        <text:list-item>
          <text:p text:style-name="P178">Kontrast auf WCAG-Standard erhöht</text:p>
        </text:list-item>
        <text:list-item>
          <text:p text:style-name="P178"><text:soft-page-break/>Semantic HTML für bessere Navigation</text:p>
        </text:list-item>
      </text:list>
      <text:p text:style-name="P164"/>
      <text:p text:style-name="P179">So funktioniert die Bearbeiten Funktion in meiner Anwendung.</text:p>
      <text:p text:style-name="P179"/>
      <text:p text:style-name="P179">USER klickt "Bearbeiten" bei Max Mustermann</text:p>
      <text:p text:style-name="P179"><text:s text:c="9"/>↓</text:p>
      <text:p text:style-name="P179">bearbeiteMitarbeiter(id) wird aufgerufen</text:p>
      <text:p text:style-name="P179"><text:s text:c="9"/>↓</text:p>
      <text:p text:style-name="P179">Formular wird mit Max' Daten befüllt</text:p>
      <text:p text:style-name="P179">editModus = true, editId = 1738234567890</text:p>
      <text:p text:style-name="P179"><text:s text:c="9"/>↓</text:p>
      <text:p text:style-name="P179">USER ändert Email, Phone, Position, Gehalt</text:p>
      <text:p text:style-name="P179"><text:s text:c="9"/>↓</text:p>
      <text:p text:style-name="P179">USER klickt "Aktualisieren" (Submit)</text:p>
      <text:p text:style-name="P179"><text:s text:c="9"/>↓</text:p>
      <text:p text:style-name="P179">Form-Submit-Event wird ausgelöst</text:p>
      <text:p text:style-name="P179"><text:s text:c="9"/>↓</text:p>
      <text:p text:style-name="P179">updateData = { vorname: "Max", name: "Mustermann", email: "max.neu@...", ... }</text:p>
      <text:p text:style-name="P179"><text:s text:c="9"/>↓</text:p>
      <text:p text:style-name="P179">if (editModus) → editMitarbeiter(1738234567890, updateData)</text:p>
      <text:p text:style-name="P179"><text:s text:c="9"/>↓</text:p>
      <text:p text:style-name="P179">Findet Index im Array: index = 2</text:p>
      <text:p text:style-name="P179"><text:s text:c="9"/>↓</text:p>
      <text:p text:style-name="P179">mitarbeiter[2] = { ...mitarbeiter[2], ...updateData }</text:p>
      <text:p text:style-name="P179"><text:s text:c="9"/>↓ <text:s text:c="29"/>^^^^^^^^^^</text:p>
      <text:p text:style-name="P179"><text:s text:c="9"/>↓ <text:s text:c="29"/>Neue Daten überschreiben alte</text:p>
      <text:p text:style-name="P179"><text:s text:c="9"/>↓</text:p>
      <text:p text:style-name="P179">storageManager.save(mitarbeiter) → Speichert in localStorage</text:p>
      <text:p text:style-name="P179"><text:s text:c="9"/>↓</text:p>
      <text:p text:style-name="P179">renderTabelle() → Zeigt aktualisierte Tabelle</text:p>
      <text:p text:style-name="P179"><text:s text:c="9"/>↓</text:p>
      <text:p text:style-name="P179">Toast.success("Mitarbeiter erfolgreich bearbeitet!")</text:p>
      <text:p text:style-name="P179"/>
      <text:p text:style-name="P179"/>
      <text:h text:style-name="P180" text:outline-level="2"><text:bookmark text:name="visualisierung-datenfluss"/><text:soft-page-break/>📊 Visualisierung: Datenfluss</text:h>
      <text:p text:style-name="P181">text</text:p>
      <text:p text:style-name="P182"><text:span text:style-name="Source_20_Text"><text:span text:style-name="T6">┌─────────────────┐</text:span></text:span></text:p>
      <text:p text:style-name="P183"><text:span text:style-name="Source_20_Text"><text:span text:style-name="T6">│ <text:s text:c="2"/>RAM-Speicher <text:s/>│</text:span></text:span></text:p>
      <text:p text:style-name="P183"><text:span text:style-name="Source_20_Text"><text:span text:style-name="T6">│ <text:s text:c="2"/>mitarbeiter[] │ <text:s/>← Original-Daten</text:span></text:span></text:p>
      <text:p text:style-name="P183"><text:span text:style-name="Source_20_Text"><text:span text:style-name="T6">└────────┬────────┘</text:span></text:span></text:p>
      <text:p text:style-name="P183"><text:span text:style-name="Source_20_Text"><text:span text:style-name="T6"><text:s text:c="9"/>│</text:span></text:span></text:p>
      <text:p text:style-name="P183"><text:span text:style-name="Source_20_Text"><text:span text:style-name="T6"><text:s text:c="9"/>│ Übergabe</text:span></text:span></text:p>
      <text:p text:style-name="P183"><text:span text:style-name="Source_20_Text"><text:span text:style-name="T6"><text:s text:c="9"/>↓</text:span></text:span></text:p>
      <text:p text:style-name="P183"><text:span text:style-name="Source_20_Text"><text:span text:style-name="T6"><text:s text:c="4"/>┌────────┐</text:span></text:span></text:p>
      <text:p text:style-name="P183"><text:span text:style-name="Source_20_Text"><text:span text:style-name="T6"><text:s text:c="4"/>│ <text:s/>data <text:s/>│ <text:s/>← "In der Schwebe" / Transit</text:span></text:span></text:p>
      <text:p text:style-name="P183"><text:span text:style-name="Source_20_Text"><text:span text:style-name="T6"><text:s text:c="4"/>└────┬───┘</text:span></text:span></text:p>
      <text:p text:style-name="P183"><text:span text:style-name="Source_20_Text"><text:span text:style-name="T6"><text:s text:c="9"/>│</text:span></text:span></text:p>
      <text:p text:style-name="P183"><text:span text:style-name="Source_20_Text"><text:span text:style-name="T6"><text:s text:c="9"/>│ Verarbeitung</text:span></text:span></text:p>
      <text:p text:style-name="P183"><text:span text:style-name="Source_20_Text"><text:span text:style-name="T6"><text:s text:c="9"/>↓</text:span></text:span></text:p>
      <text:p text:style-name="P183"><text:span text:style-name="Source_20_Text"><text:span text:style-name="T6"><text:s text:c="4"/>┌─────────┐</text:span></text:span></text:p>
      <text:p text:style-name="P183"><text:span text:style-name="Source_20_Text"><text:span text:style-name="T6"><text:s text:c="4"/>│ payload │ <text:s/>← Verpackt mit Meta-Daten</text:span></text:span></text:p>
      <text:p text:style-name="P183"><text:span text:style-name="Source_20_Text"><text:span text:style-name="T6"><text:s text:c="4"/>└────┬────┘</text:span></text:span></text:p>
      <text:p text:style-name="P183"><text:span text:style-name="Source_20_Text"><text:span text:style-name="T6"><text:s text:c="9"/>│</text:span></text:span></text:p>
      <text:p text:style-name="P183"><text:span text:style-name="Source_20_Text"><text:span text:style-name="T6"><text:s text:c="9"/>│ JSON.stringify()</text:span></text:span></text:p>
      <text:p text:style-name="P183"><text:span text:style-name="Source_20_Text"><text:span text:style-name="T6"><text:s text:c="9"/>↓</text:span></text:span></text:p>
      <text:p text:style-name="P183"><text:span text:style-name="Source_20_Text"><text:span text:style-name="T6"><text:s text:c="2"/>┌──────────────┐</text:span></text:span></text:p>
      <text:p text:style-name="P183"><text:span text:style-name="Source_20_Text"><text:span text:style-name="T6"><text:s text:c="2"/>│ localStorage │ <text:s/>← Finale Speicherung</text:span></text:span></text:p>
      <text:p text:style-name="P183"><text:span text:style-name="Source_20_Text"><text:span text:style-name="T6"><text:s text:c="2"/>└──────────────┘</text:span></text:span></text:p>
      <text:p text:style-name="P184"/>
      <text:h text:style-name="P185" text:outline-level="2"><text:bookmark text:name="die-namens-konvention"/>🎯 Die Namens-Konvention</text:h>
      <text:h text:style-name="P185" text:outline-level="2"><text:span text:style-name="Strong_20_Emphasis"><text:span text:style-name="T6">Standard-Namen in der Programmierung:</text:span></text:span></text:h>
      <text:p text:style-name="P181">javascript</text:p>
      <text:p text:style-name="P182"><text:span text:style-name="Source_20_Text"><text:span text:style-name="T6">// 1️⃣ "data" = Rohdaten / Transit-Daten</text:span></text:span></text:p>
      <text:p text:style-name="P183"><text:span text:style-name="Source_20_Text"><text:span text:style-name="T6">function save(data) {</text:span></text:span></text:p>
      <text:p text:style-name="P183"><text:span text:style-name="Source_20_Text"><text:span text:style-name="T6"><text:s text:c="2"/>// data ist "unterwegs" zwischen Quelle und Ziel</text:span></text:span></text:p>
      <text:p text:style-name="P183"><text:span text:style-name="Source_20_Text"><text:span text:style-name="T6">}</text:span></text:span></text:p>
      <text:p text:style-name="P183"/>
      <text:p text:style-name="P183"><text:span text:style-name="Source_20_Text"><text:span text:style-name="T6">function load() {</text:span></text:span></text:p>
      <text:p text:style-name="P183"><text:span text:style-name="Source_20_Text"><text:span text:style-name="T6"><text:s text:c="2"/>const data = localStorage.getItem(...);</text:span></text:span></text:p>
      <text:p text:style-name="P183"><text:span text:style-name="Source_20_Text"><text:span text:style-name="T6"><text:s text:c="2"/>// data ist "unterwegs" vom Storage zum Verarbeiter</text:span></text:span></text:p>
      <text:p text:style-name="P183"><text:span text:style-name="Source_20_Text"><text:span text:style-name="T6"><text:s text:c="2"/>return data;</text:span></text:span></text:p>
      <text:p text:style-name="P183"><text:soft-page-break/><text:span text:style-name="Source_20_Text"><text:span text:style-name="T6">}</text:span></text:span></text:p>
      <text:p text:style-name="P183"/>
      <text:p text:style-name="P183"><text:span text:style-name="Source_20_Text"><text:span text:style-name="T6">// 2️⃣ "payload" = Verpackte Daten (mit Meta-Info)</text:span></text:span></text:p>
      <text:p text:style-name="P183"><text:span text:style-name="Source_20_Text"><text:span text:style-name="T6">const payload = {</text:span></text:span></text:p>
      <text:p text:style-name="P183"><text:span text:style-name="Source_20_Text"><text:span text:style-name="T6"><text:s text:c="2"/>version: "1.0",</text:span></text:span></text:p>
      <text:p text:style-name="P183"><text:span text:style-name="Source_20_Text"><text:span text:style-name="T6"><text:s text:c="2"/>timestamp: "...",</text:span></text:span></text:p>
      <text:p text:style-name="P183"><text:span text:style-name="Source_20_Text"><text:span text:style-name="T6"><text:s text:c="2"/>data: data <text:s/>// ← Die eigentlichen Daten</text:span></text:span></text:p>
      <text:p text:style-name="P183"><text:span text:style-name="Source_20_Text"><text:span text:style-name="T6">};</text:span></text:span></text:p>
      <text:p text:style-name="P183"/>
      <text:p text:style-name="P183"><text:span text:style-name="Source_20_Text"><text:span text:style-name="T6">// 3️⃣ "result" = Ergebnis einer Operation</text:span></text:span></text:p>
      <text:p text:style-name="P183"><text:span text:style-name="Source_20_Text"><text:span text:style-name="T6">const result = calculateSum(a, b);</text:span></text:span></text:p>
      <text:p text:style-name="P183"/>
      <text:p text:style-name="P183"><text:span text:style-name="Source_20_Text"><text:span text:style-name="T6">// 4️⃣ "response" = Antwort von einem Server/API</text:span></text:span></text:p>
      <text:p text:style-name="P183"><text:span text:style-name="Source_20_Text"><text:span text:style-name="T6">fetch('/api')</text:span></text:span></text:p>
      <text:p text:style-name="P186"><text:span text:style-name="Source_20_Text"><text:span text:style-name="T6"><text:s text:c="2"/>.then(response =&gt; response.json())</text:span></text:span></text:p>
      <text:p text:style-name="P187">Das sind die Daten die dann im storage gespeichert werden:</text:p>
      <text:p text:style-name="P187">const payload = {</text:p>
      <text:p text:style-name="P187"><text:s text:c="2"/>version: "1.0", <text:s text:c="21"/>// Meta: Datenstruktur-Version</text:p>
      <text:p text:style-name="P187"><text:s text:c="2"/>timestamp: "2026-01-30T10:21:45Z", <text:s text:c="2"/>// Meta: Wann gespeichert?</text:p>
      <text:p text:style-name="P187"><text:s text:c="2"/>count: 60, <text:s text:c="27"/>// Meta: Wie viele Einträge?</text:p>
      <text:p text:style-name="P187"><text:s text:c="2"/>data: [ <text:s text:c="30"/>// INHALT: Die eigentlichen Daten</text:p>
      <text:p text:style-name="P187"><text:s text:c="4"/>{</text:p>
      <text:p text:style-name="P187"><text:s text:c="6"/>id: 1,</text:p>
      <text:p text:style-name="P187"><text:s text:c="6"/>bild: "max.jpg",</text:p>
      <text:p text:style-name="P187"><text:s text:c="6"/>vorname: "Max",</text:p>
      <text:p text:style-name="P187"><text:s text:c="6"/>name: "Mustermann",</text:p>
      <text:p text:style-name="P187"><text:s text:c="6"/>email: "max@firma.de",</text:p>
      <text:p text:style-name="P187"><text:s text:c="6"/>phone: "+49 123 456789",</text:p>
      <text:p text:style-name="P187"><text:s text:c="6"/>abteilung: "IT",</text:p>
      <text:p text:style-name="P187"><text:s text:c="6"/>position: "Developer",</text:p>
      <text:p text:style-name="P187"><text:s text:c="6"/>bemerkung: "Senior",</text:p>
      <text:p text:style-name="P187"><text:s text:c="6"/>gehalt: 4500</text:p>
      <text:p text:style-name="P187"><text:s text:c="4"/>},</text:p>
      <text:p text:style-name="P187"><text:s text:c="4"/>{</text:p>
      <text:p text:style-name="P187"><text:s text:c="6"/>id: 2,</text:p>
      <text:p text:style-name="P187"><text:soft-page-break/><text:s text:c="6"/>vorname: "Anna",</text:p>
      <text:p text:style-name="P187"><text:s text:c="6"/>name: "Schmidt",</text:p>
      <text:p text:style-name="P187"><text:s text:c="6"/>// ...</text:p>
      <text:p text:style-name="P187"><text:s text:c="4"/>},</text:p>
      <text:p text:style-name="P187"><text:s text:c="4"/>// ... 58 weitere</text:p>
      <text:p text:style-name="P187"><text:s text:c="2"/>]</text:p>
      <text:p text:style-name="P187">};</text:p>
      <text:p text:style-name="P187"/>
      <text:p text:style-name="P187"/>
      <table:table table:name="Tabelle2" table:style-name="Tabelle2">
        <table:table-column table:style-name="Tabelle2.A"/>
        <table:table-column table:style-name="Tabelle2.B"/>
        <table:table-column table:style-name="Tabelle2.C"/>
        <table:table-row>
          <table:table-cell table:style-name="Tabelle2.A1" office:value-type="string">
            <text:p text:style-name="P158"><text:span text:style-name="Source_20_Text"><text:span text:style-name="T6">version</text:span></text:span></text:p>
          </table:table-cell>
          <table:table-cell table:style-name="Tabelle2.A1" office:value-type="string">
            <text:p text:style-name="P158"><text:span text:style-name="Strong_20_Emphasis"><text:span text:style-name="T6">Meta-Daten</text:span></text:span></text:p>
          </table:table-cell>
          <table:table-cell table:style-name="Tabelle2.A1" office:value-type="string">
            <text:p text:style-name="P158">Für zukünftige Migrationen</text:p>
          </table:table-cell>
        </table:table-row>
        <table:table-row>
          <table:table-cell table:style-name="Tabelle2.A1" office:value-type="string">
            <text:p text:style-name="P158"><text:span text:style-name="Source_20_Text"><text:span text:style-name="T6">timestamp</text:span></text:span></text:p>
          </table:table-cell>
          <table:table-cell table:style-name="Tabelle2.A1" office:value-type="string">
            <text:p text:style-name="P158"><text:span text:style-name="Strong_20_Emphasis"><text:span text:style-name="T6">Meta-Daten</text:span></text:span></text:p>
          </table:table-cell>
          <table:table-cell table:style-name="Tabelle2.A1" office:value-type="string">
            <text:p text:style-name="P158">Debugging &amp; Validierung</text:p>
          </table:table-cell>
        </table:table-row>
        <table:table-row>
          <table:table-cell table:style-name="Tabelle2.A1" office:value-type="string">
            <text:p text:style-name="P158"><text:span text:style-name="Source_20_Text"><text:span text:style-name="T6">count</text:span></text:span></text:p>
          </table:table-cell>
          <table:table-cell table:style-name="Tabelle2.A1" office:value-type="string">
            <text:p text:style-name="P158"><text:span text:style-name="Strong_20_Emphasis"><text:span text:style-name="T6">Meta-Daten</text:span></text:span></text:p>
          </table:table-cell>
          <table:table-cell table:style-name="Tabelle2.A1" office:value-type="string">
            <text:p text:style-name="P158">Schnelle Validierung</text:p>
          </table:table-cell>
        </table:table-row>
        <table:table-row>
          <table:table-cell table:style-name="Tabelle2.A1" office:value-type="string">
            <text:p text:style-name="P158"><text:span text:style-name="Source_20_Text"><text:span text:style-name="T6">data</text:span></text:span></text:p>
          </table:table-cell>
          <table:table-cell table:style-name="Tabelle2.A1" office:value-type="string">
            <text:p text:style-name="P158"><text:span text:style-name="Strong_20_Emphasis"><text:span text:style-name="T6">Nutzdaten</text:span></text:span></text:p>
          </table:table-cell>
          <table:table-cell table:style-name="Tabelle2.A1" office:value-type="string">
            <text:p text:style-name="Table_20_Contents">Die eigentlichen Mitarbeiter! ⭐</text:p>
          </table:table-cell>
        </table:table-row>
      </table:table>
      <text:p text:style-name="P18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ter tight" svg:font-family="'inter tight', 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26T14:13:59.029266500</meta:creation-date>
    <dc:date>2026-01-30T14:40:53.287043200</dc:date>
    <meta:editing-duration>PT9H20M30S</meta:editing-duration>
    <meta:editing-cycles>9</meta:editing-cycles>
    <meta:generator>LibreOffice/25.8.4.2$Windows_X86_64 LibreOffice_project/290daaa01b999472f0c7a3890eb6a550fd74c6df</meta:generator>
    <meta:document-statistic meta:table-count="2" meta:image-count="0" meta:object-count="0" meta:page-count="31" meta:paragraph-count="1005" meta:word-count="5850" meta:character-count="46178" meta:non-whitespace-character-count="40905"/>
  </office:meta>
</office:document-meta>
</file>